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2.333cm" table:align="left"/>
    </style:style>
    <style:style style:name="Tabela1.A" style:family="table-column">
      <style:table-column-properties style:column-width="0.637cm"/>
    </style:style>
    <style:style style:name="Tabela1.B" style:family="table-column">
      <style:table-column-properties style:column-width="11.696cm"/>
    </style:style>
    <style:style style:name="Tabela1.A1" style:family="table-cell">
      <style:table-cell-properties style:vertical-align="middle" fo:padding="0cm" fo:border="none"/>
    </style:style>
    <style:style style:name="Tabela2" style:family="table">
      <style:table-properties style:width="11.698cm" table:align="left"/>
    </style:style>
    <style:style style:name="Tabela2.A" style:family="table-column">
      <style:table-column-properties style:column-width="0.637cm"/>
    </style:style>
    <style:style style:name="Tabela2.B" style:family="table-column">
      <style:table-column-properties style:column-width="11.061cm"/>
    </style:style>
    <style:style style:name="Tabela2.A1" style:family="table-cell">
      <style:table-cell-properties style:vertical-align="middle" fo:padding="0cm" fo:border="none"/>
    </style:style>
    <style:style style:name="Tabela3" style:family="table">
      <style:table-properties style:width="14.45cm" table:align="left"/>
    </style:style>
    <style:style style:name="Tabela3.A" style:family="table-column">
      <style:table-column-properties style:column-width="0.637cm"/>
    </style:style>
    <style:style style:name="Tabela3.B" style:family="table-column">
      <style:table-column-properties style:column-width="13.813cm"/>
    </style:style>
    <style:style style:name="Tabela3.A1" style:family="table-cell">
      <style:table-cell-properties style:vertical-align="middle" fo:padding="0cm" fo:border="none"/>
    </style:style>
    <style:style style:name="Tabela4" style:family="table">
      <style:table-properties style:width="12.333cm" table:align="left"/>
    </style:style>
    <style:style style:name="Tabela4.A" style:family="table-column">
      <style:table-column-properties style:column-width="0.637cm"/>
    </style:style>
    <style:style style:name="Tabela4.B" style:family="table-column">
      <style:table-column-properties style:column-width="11.696cm"/>
    </style:style>
    <style:style style:name="Tabela4.A1" style:family="table-cell">
      <style:table-cell-properties style:vertical-align="middle" fo:padding="0cm" fo:border="none"/>
    </style:style>
    <style:style style:name="Tabela5" style:family="table">
      <style:table-properties style:width="17.413cm" table:align="left"/>
    </style:style>
    <style:style style:name="Tabela5.A" style:family="table-column">
      <style:table-column-properties style:column-width="0.637cm"/>
    </style:style>
    <style:style style:name="Tabela5.B" style:family="table-column">
      <style:table-column-properties style:column-width="16.776cm"/>
    </style:style>
    <style:style style:name="Tabela5.A1" style:family="table-cell">
      <style:table-cell-properties style:vertical-align="middle" fo:padding="0cm" fo:border="none"/>
    </style:style>
    <style:style style:name="Tabela6" style:family="table">
      <style:table-properties style:width="17.836cm" table:align="left"/>
    </style:style>
    <style:style style:name="Tabela6.A" style:family="table-column">
      <style:table-column-properties style:column-width="0.637cm"/>
    </style:style>
    <style:style style:name="Tabela6.B" style:family="table-column">
      <style:table-column-properties style:column-width="17.2cm"/>
    </style:style>
    <style:style style:name="Tabela6.A1" style:family="table-cell">
      <style:table-cell-properties style:vertical-align="middle" fo:padding="0cm" fo:border="none"/>
    </style:style>
    <style:style style:name="Tabela7" style:family="table">
      <style:table-properties style:width="21.223cm" table:align="left"/>
    </style:style>
    <style:style style:name="Tabela7.A" style:family="table-column">
      <style:table-column-properties style:column-width="0.637cm"/>
    </style:style>
    <style:style style:name="Tabela7.B" style:family="table-column">
      <style:table-column-properties style:column-width="20.586cm"/>
    </style:style>
    <style:style style:name="Tabela7.A1" style:family="table-cell">
      <style:table-cell-properties style:vertical-align="middle" fo:padding="0cm" fo:border="none"/>
    </style:style>
    <style:style style:name="Tabela8" style:family="table">
      <style:table-properties style:width="21.223cm" table:align="left"/>
    </style:style>
    <style:style style:name="Tabela8.A" style:family="table-column">
      <style:table-column-properties style:column-width="0.637cm"/>
    </style:style>
    <style:style style:name="Tabela8.B" style:family="table-column">
      <style:table-column-properties style:column-width="20.586cm"/>
    </style:style>
    <style:style style:name="Tabela8.A1" style:family="table-cell">
      <style:table-cell-properties style:vertical-align="middle" fo:padding="0cm" fo:border="none"/>
    </style:style>
    <style:style style:name="Tabela9" style:family="table">
      <style:table-properties style:width="17.201cm" table:align="left"/>
    </style:style>
    <style:style style:name="Tabela9.A" style:family="table-column">
      <style:table-column-properties style:column-width="0.637cm"/>
    </style:style>
    <style:style style:name="Tabela9.B" style:family="table-column">
      <style:table-column-properties style:column-width="16.565cm"/>
    </style:style>
    <style:style style:name="Tabela9.A1" style:family="table-cell">
      <style:table-cell-properties style:vertical-align="middle" fo:padding="0cm" fo:border="none"/>
    </style:style>
    <style:style style:name="Tabela10" style:family="table">
      <style:table-properties style:width="16.99cm" table:align="left"/>
    </style:style>
    <style:style style:name="Tabela10.A" style:family="table-column">
      <style:table-column-properties style:column-width="0.637cm"/>
    </style:style>
    <style:style style:name="Tabela10.B" style:family="table-column">
      <style:table-column-properties style:column-width="16.353cm"/>
    </style:style>
    <style:style style:name="Tabela10.A1" style:family="table-cell">
      <style:table-cell-properties style:vertical-align="middle" fo:padding="0cm" fo:border="none"/>
    </style:style>
    <style:style style:name="Tabela11" style:family="table">
      <style:table-properties style:width="19.953cm" table:align="left"/>
    </style:style>
    <style:style style:name="Tabela11.A" style:family="table-column">
      <style:table-column-properties style:column-width="0.637cm"/>
    </style:style>
    <style:style style:name="Tabela11.B" style:family="table-column">
      <style:table-column-properties style:column-width="19.316cm"/>
    </style:style>
    <style:style style:name="Tabela11.A1" style:family="table-cell">
      <style:table-cell-properties style:vertical-align="middle" fo:padding="0cm" fo:border="none"/>
    </style:style>
    <style:style style:name="Tabela12" style:family="table">
      <style:table-properties style:width="14.238cm" table:align="left"/>
    </style:style>
    <style:style style:name="Tabela12.A" style:family="table-column">
      <style:table-column-properties style:column-width="0.637cm"/>
    </style:style>
    <style:style style:name="Tabela12.B" style:family="table-column">
      <style:table-column-properties style:column-width="13.601cm"/>
    </style:style>
    <style:style style:name="Tabela12.A1" style:family="table-cell">
      <style:table-cell-properties style:vertical-align="middle" fo:padding="0cm" fo:border="none"/>
    </style:style>
    <style:style style:name="Tabela13" style:family="table">
      <style:table-properties style:width="19.953cm" table:align="left"/>
    </style:style>
    <style:style style:name="Tabela13.A" style:family="table-column">
      <style:table-column-properties style:column-width="0.637cm"/>
    </style:style>
    <style:style style:name="Tabela13.B" style:family="table-column">
      <style:table-column-properties style:column-width="19.316cm"/>
    </style:style>
    <style:style style:name="Tabela13.A1" style:family="table-cell">
      <style:table-cell-properties style:vertical-align="middle" fo:padding="0cm" fo:border="none"/>
    </style:style>
    <style:style style:name="Tabela14" style:family="table">
      <style:table-properties style:width="22.705cm" table:align="left"/>
    </style:style>
    <style:style style:name="Tabela14.A" style:family="table-column">
      <style:table-column-properties style:column-width="0.637cm"/>
    </style:style>
    <style:style style:name="Tabela14.B" style:family="table-column">
      <style:table-column-properties style:column-width="22.068cm"/>
    </style:style>
    <style:style style:name="Tabela14.A1" style:family="table-cell">
      <style:table-cell-properties style:vertical-align="middle" fo:padding="0cm" fo:border="none"/>
    </style:style>
    <style:style style:name="Tabela15" style:family="table">
      <style:table-properties style:width="19.953cm" table:align="left"/>
    </style:style>
    <style:style style:name="Tabela15.A" style:family="table-column">
      <style:table-column-properties style:column-width="0.637cm"/>
    </style:style>
    <style:style style:name="Tabela15.B" style:family="table-column">
      <style:table-column-properties style:column-width="19.316cm"/>
    </style:style>
    <style:style style:name="Tabela15.A1" style:family="table-cell">
      <style:table-cell-properties style:vertical-align="middle" fo:padding="0cm" fo:border="none"/>
    </style:style>
    <style:style style:name="Tabela16" style:family="table">
      <style:table-properties style:width="21.011cm" table:align="left"/>
    </style:style>
    <style:style style:name="Tabela16.A" style:family="table-column">
      <style:table-column-properties style:column-width="0.637cm"/>
    </style:style>
    <style:style style:name="Tabela16.B" style:family="table-column">
      <style:table-column-properties style:column-width="20.375cm"/>
    </style:style>
    <style:style style:name="Tabela16.A1" style:family="table-cell">
      <style:table-cell-properties style:vertical-align="middle" fo:padding="0cm" fo:border="none"/>
    </style:style>
    <style:style style:name="Tabela17" style:family="table">
      <style:table-properties style:width="21.011cm" table:align="left"/>
    </style:style>
    <style:style style:name="Tabela17.A" style:family="table-column">
      <style:table-column-properties style:column-width="0.637cm"/>
    </style:style>
    <style:style style:name="Tabela17.B" style:family="table-column">
      <style:table-column-properties style:column-width="20.375cm"/>
    </style:style>
    <style:style style:name="Tabela17.A1" style:family="table-cell">
      <style:table-cell-properties style:vertical-align="middle" fo:padding="0cm" fo:border="none"/>
    </style:style>
    <style:style style:name="P1" style:family="paragraph" style:parent-style-name="Preformatted_20_Text">
      <loext:graphic-properties draw:fill="solid" draw:fill-color="#282a36" draw:opacity="100%"/>
      <style:paragraph-properties fo:background-color="#282a36"/>
    </style:style>
    <style:style style:name="P2" style:family="paragraph" style:parent-style-name="Preformatted_20_Text">
      <loext:graphic-properties draw:fill="solid" draw:fill-color="#282a36" draw:opacity="100%"/>
      <style:paragraph-properties fo:margin-top="0cm" fo:margin-bottom="0.499cm" style:contextual-spacing="false" fo:background-color="#282a36"/>
    </style:style>
    <style:style style:name="T1" style:family="text">
      <style:text-properties fo:color="#7f7f7f" loext:opacity="100%"/>
    </style:style>
    <style:style style:name="T2" style:family="text">
      <style:text-properties fo:color="#7f7f7f" loext:opacity="100%" fo:background-color="#3d3f4a" loext:char-shading-value="0"/>
    </style:style>
    <style:style style:name="T3" style:family="text">
      <style:text-properties fo:color="#f8f8f2" loext:opacity="100%"/>
    </style:style>
    <style:style style:name="T4" style:family="text">
      <style:text-properties fo:color="#f8f8f2" loext:opacity="100%" fo:background-color="#3d3f4a" loext:char-shading-value="0"/>
    </style:style>
    <style:style style:name="T5" style:family="text">
      <style:text-properties fo:color="#f8f8f2" loext:opacity="100%" fo:background-color="transparent" loext:char-shading-value="0"/>
    </style:style>
    <style:style style:name="T6" style:family="text">
      <style:text-properties fo:color="#f8f8f2" loext:opacity="100%" fo:background-color="transparent" loext:char-shading-value="0"/>
    </style:style>
    <style:style style:name="T7" style:family="text">
      <style:text-properties fo:color="#f8f8f2" loext:opacity="100%" fo:background-color="#ffffff" loext:char-shading-value="0"/>
    </style:style>
    <style:style style:name="T8" style:family="text">
      <style:text-properties fo:color="#f8f8f2" loext:opacity="100%" fo:background-color="#ffffff" loext:char-shading-value="0"/>
    </style:style>
    <style:style style:name="T9" style:family="text">
      <style:text-properties fo:color="#f8f8f2" loext:opacity="100%"/>
    </style:style>
    <style:style style:name="T10" style:family="text">
      <style:text-properties fo:color="#ff79c6" loext:opacity="100%"/>
    </style:style>
    <style:style style:name="T11" style:family="text">
      <style:text-properties fo:color="#ff79c6" loext:opacity="100%" fo:background-color="#3d3f4a" loext:char-shading-value="0"/>
    </style:style>
    <style:style style:name="T12" style:family="text">
      <style:text-properties fo:color="#f1fa8c" loext:opacity="100%"/>
    </style:style>
    <style:style style:name="T13" style:family="text">
      <style:text-properties fo:color="#f1fa8c" loext:opacity="100%" fo:background-color="#3d3f4a" loext:char-shading-value="0"/>
    </style:style>
    <style:style style:name="T14" style:family="text">
      <style:text-properties fo:color="#f1fa8c" loext:opacity="100%" fo:background-color="transparent" loext:char-shading-value="0"/>
    </style:style>
    <style:style style:name="T15" style:family="text">
      <style:text-properties fo:color="#f1fa8c" loext:opacity="100%" fo:background-color="transparent" loext:char-shading-value="0"/>
    </style:style>
    <style:style style:name="T16" style:family="text">
      <style:text-properties fo:color="#f1fa8c" loext:opacity="100%"/>
    </style:style>
    <style:style style:name="T17" style:family="text">
      <style:text-properties fo:color="#f1fa8c" loext:opacity="100%" fo:background-color="#ffffff" loext:char-shading-value="0"/>
    </style:style>
    <style:style style:name="T18" style:family="text">
      <style:text-properties fo:color="#f1fa8c" loext:opacity="100%" fo:background-color="#ffffff" loext:char-shading-value="0"/>
    </style:style>
    <style:style style:name="T19" style:family="text">
      <style:text-properties fo:color="#bd93f9" loext:opacity="100%"/>
    </style:style>
    <style:style style:name="T20" style:family="text">
      <style:text-properties fo:color="#bd93f9" loext:opacity="100%" fo:background-color="#3d3f4a" loext:char-shading-value="0"/>
    </style:style>
    <style:style style:name="T21" style:family="text">
      <style:text-properties fo:color="#bd93f9" loext:opacity="100%" fo:background-color="transparent" loext:char-shading-value="0"/>
    </style:style>
    <style:style style:name="T22" style:family="text">
      <style:text-properties fo:color="#bd93f9" loext:opacity="100%" fo:background-color="transparent" loext:char-shading-value="0"/>
    </style:style>
    <style:style style:name="T23" style:family="text">
      <style:text-properties fo:color="#bd93f9" loext:opacity="100%"/>
    </style:style>
    <style:style style:name="T24" style:family="text">
      <style:text-properties fo:color="#bd93f9" loext:opacity="100%" fo:background-color="#ffffff" loext:char-shading-value="0"/>
    </style:style>
    <style:style style:name="T25" style:family="text">
      <style:text-properties fo:color="#bd93f9" loext:opacity="100%" fo:background-color="#ffffff" loext:char-shading-value="0"/>
    </style:style>
    <style:style style:name="T26" style:family="text">
      <style:text-properties fo:background-color="#3d3f4a" loext:char-shading-value="0"/>
    </style:style>
    <style:style style:name="T27" style:family="text">
      <style:text-properties fo:color="#6272a4" loext:opacity="100%"/>
    </style:style>
    <style:style style:name="T28" style:family="text">
      <style:text-properties fo:color="#6272a4" loext:opacity="100%" fo:background-color="#3d3f4a" loext:char-shading-value="0"/>
    </style:style>
    <style:style style:name="T29" style:family="text">
      <style:text-properties fo:color="#8be9fd" loext:opacity="100%" fo:font-style="italic"/>
    </style:style>
    <style:style style:name="T30" style:family="text">
      <style:text-properties fo:color="#8be9fd" loext:opacity="100%" fo:font-style="italic" fo:background-color="#3d3f4a" loext:char-shading-value="0"/>
    </style:style>
    <style:style style:name="T31" style:family="text">
      <style:text-properties fo:background-color="#ffffff" loext:char-shading-value="0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fo:background-color="#ffffff" loext:char-shading-value="0"/>
    </style:style>
    <style:style style:name="T34" style:family="text">
      <style:text-properties fo:color="#000000" loext:opacity="100%" fo:background-color="#ffffff" loext:char-shading-value="0"/>
    </style:style>
    <style:style style:name="T35" style:family="text">
      <style:text-properties fo:color="#000000" loext:opacity="100%" fo:background-color="#3d3f4a" loext:char-shading-value="0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fo:background-color="transparent" loext:char-shading-value="0"/>
    </style:style>
    <style:style style:name="T38" style:family="text">
      <style:text-properties fo:color="#000000" loext:opacity="100%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king Your First Phaser 3 Game in Modern Javascript - Part 1 </text:h>
      <text:h text:style-name="Heading_20_2" text:outline-level="2">Write better code using modern JavaScript for Phaser 3 </text:h>
      <text:p text:style-name="Text_20_body">by Tommy Leung on 5 minute read updated on </text:p>
      <text:p text:style-name="Text_20_body"/>
      <text:p text:style-name="Text_20_body">Games can be some of the most complicated types of software you can create. And the most fun.</text:p>
      <text:p text:style-name="Text_20_body">It helps to use modern best practices to avoid messy bugs or more easily fix ones that come up.</text:p>
      <text:p text:style-name="Text_20_body">Doing so saves you time and headaches. Most importantly it will help you make a better game.</text:p>
      <text:p text:style-name="Text_20_body">In this article, we will show you how to create games in Phaser 3 using modern JavaScript and best practices.</text:p>
      <text:p text:style-name="Text_20_body">We'll be creating the same game from the official <text:a xlink:type="simple" xlink:href="https://phaser.io/tutorials/making-your-first-phaser-3-game/part1" office:target-frame-name="_blank" xlink:show="new" text:style-name="Internet_20_link" text:visited-style-name="Visited_20_Internet_20_Link">Making your first Phaser 3 game</text:a> guide. This way you can compare and contrast the differences.</text:p>
      <text:h text:style-name="Heading_20_2" text:outline-level="2"><text:bookmark text:name="create-your-project"/>Create Your Project</text:h>
      <text:p text:style-name="Text_20_body">We will start with the <text:a xlink:type="simple" xlink:href="https://github.com/ourcade/phaser3-parcel-template" office:target-frame-name="_blank" xlink:show="new" text:style-name="Internet_20_link" text:visited-style-name="Visited_20_Internet_20_Link">phaser3-parcel-template</text:a>. This will set up everything you need to start a development server and create production-ready files to publish.</text:p>
      <text:p text:style-name="Text_20_body"><text:a xlink:type="simple" xlink:href="https://blog.ourcade.co/posts/2019/get-started-phaser3-fast-painless/" text:style-name="Internet_20_link" text:visited-style-name="Visited_20_Internet_20_Link">Go here if you need help using the phaser3-parcel-template.</text:a></text:p>
      <text:p text:style-name="Text_20_body">In the official Phaser guide, everything is in a single HTML file so that's the entry point or where our code begins.</text:p>
      <text:p text:style-name="Text_20_body">Our code is split into multiple files for better organization, reasoning about, and reading. For us, the entry point is the <text:span text:style-name="Source_20_Text">main.js</text:span> file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2"><text:span text:style-name="Source_20_Text"><text:span text:style-name="T1">18</text:span></text:span></text:p>
          </table:table-cell>
          <table:table-cell table:style-name="Tabela1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import</text:span></text:span><text:span text:style-name="Source_20_Text"><text:span text:style-name="T3"> HelloWorldScene from </text:span></text:span><text:span text:style-name="Source_20_Text"><text:span text:style-name="T12">'./scenes/HelloWorldScene'</text:span></text:span></text:p>
            <text:p text:style-name="P1"/>
            <text:p text:style-name="P1"><text:span text:style-name="Source_20_Text"><text:span text:style-name="T10">const</text:span></text:span><text:span text:style-name="Source_20_Text"><text:span text:style-name="T3"> config </text:span></text:span><text:span text:style-name="Source_20_Text"><text:span text:style-name="T10">=</text:span></text:span><text:span text:style-name="Source_20_Text"><text:span text:style-name="T3"> {</text:span></text:span></text:p>
            <text:p text:style-name="P1"><text:span text:style-name="Source_20_Text"><text:span text:style-name="T3"><text:s text:c="8"/>type</text:span></text:span><text:span text:style-name="Source_20_Text"><text:span text:style-name="T10">:</text:span></text:span><text:span text:style-name="Source_20_Text"><text:span text:style-name="T3"> Phaser.AUTO,</text:span></text:span></text:p>
            <text:p text:style-name="P1"><text:span text:style-name="Source_20_Text"><text:span text:style-name="T3"><text:s text:c="8"/>width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800</text:span></text:span><text:span text:style-name="Source_20_Text"><text:span text:style-name="T3">,</text:span></text:span></text:p>
            <text:p text:style-name="P1"><text:span text:style-name="Source_20_Text"><text:span text:style-name="T3"><text:s text:c="8"/>heigh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600</text:span></text:span><text:span text:style-name="Source_20_Text"><text:span text:style-name="T3">,</text:span></text:span></text:p>
            <text:p text:style-name="P1"><text:span text:style-name="Source_20_Text"><text:span text:style-name="T3"><text:s text:c="8"/>physics</text:span></text:span><text:span text:style-name="Source_20_Text"><text:span text:style-name="T10">:</text:span></text:span><text:span text:style-name="Source_20_Text"><text:span text:style-name="T3"> {</text:span></text:span></text:p>
            <text:p text:style-name="P1"><text:span text:style-name="Source_20_Text"><text:span text:style-name="T3"><text:s text:c="16"/></text:span></text:span><text:span text:style-name="Source_20_Text"><text:span text:style-name="T10">default:</text:span></text:span><text:span text:style-name="Source_20_Text"><text:span text:style-name="T3"> </text:span></text:span><text:span text:style-name="Source_20_Text"><text:span text:style-name="T12">'arcade'</text:span></text:span><text:span text:style-name="Source_20_Text"><text:span text:style-name="T3">,</text:span></text:span></text:p>
            <text:p text:style-name="P1"><text:span text:style-name="Source_20_Text"><text:span text:style-name="T3"><text:s text:c="16"/>arcade</text:span></text:span><text:span text:style-name="Source_20_Text"><text:span text:style-name="T10">:</text:span></text:span><text:span text:style-name="Source_20_Text"><text:span text:style-name="T3"> {</text:span></text:span></text:p>
            <text:p text:style-name="P1"><text:span text:style-name="Source_20_Text"><text:span text:style-name="T3"><text:s text:c="24"/>gravity</text:span></text:span><text:span text:style-name="Source_20_Text"><text:span text:style-name="T10">:</text:span></text:span><text:span text:style-name="Source_20_Text"><text:span text:style-name="T3"> { y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200</text:span></text:span><text:span text:style-name="Source_20_Text"><text:span text:style-name="T3"> }</text:span></text:span></text:p>
            <text:p text:style-name="P1"><text:span text:style-name="Source_20_Text"><text:span text:style-name="T3"><text:s text:c="16"/>}</text:span></text:span></text:p>
            <text:p text:style-name="P1"><text:span text:style-name="Source_20_Text"><text:span text:style-name="T3"><text:s text:c="8"/>},</text:span></text:span></text:p>
            <text:p text:style-name="P1"><text:span text:style-name="Source_20_Text"><text:span text:style-name="T3"><text:s text:c="8"/>scene</text:span></text:span><text:span text:style-name="Source_20_Text"><text:span text:style-name="T10">:</text:span></text:span><text:span text:style-name="Source_20_Text"><text:span text:style-name="T3"> [HelloWorldScene]</text:span></text:span></text:p>
            <text:p text:style-name="P1"><text:span text:style-name="Source_20_Text"><text:span text:style-name="T3">}</text:span></text:span></text:p>
            <text:p text:style-name="P1"/>
            <text:p text:style-name="P2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new</text:span></text:span><text:span text:style-name="Source_20_Text"><text:span text:style-name="T3"> Phaser.Game(config)</text:span></text:span></text:p>
          </table:table-cell>
        </table:table-row>
      </table:table>
      <text:p text:style-name="Text_20_body"><text:soft-page-break/>This looks similar to <text:span text:style-name="Source_20_Text">part1.html</text:span> from the official Phaser guide. We've moved the example Scene consisting of the <text:span text:style-name="Source_20_Text">preload()</text:span>, <text:span text:style-name="Source_20_Text">create()</text:span>, and <text:span text:style-name="Source_20_Text">update()</text:span> functions into its own file called <text:span text:style-name="Source_20_Text">HelloWorldScene.js</text:span>.</text:p>
      <text:p text:style-name="Text_20_body">In modern JavaScript, we use the <text:span text:style-name="Source_20_Text">import</text:span> syntax to reference project files and external libraries. In the example above Phaser is an external library and <text:span text:style-name="Source_20_Text">HelloWorldScene.js</text:span> is a project file. We don't need the <text:span text:style-name="Source_20_Text">.js</text:span> extension because it is implied.</text:p>
      <text:p text:style-name="Text_20_body">The official Phaser guide adds the Phaser library files as a separate <text:span text:style-name="Source_20_Text">&lt;script&gt;</text:span> tag in the <text:span text:style-name="Source_20_Text">index.html</text:span> file.</text:p>
      <text:p text:style-name="Text_20_body">Everything about the Phaser config properties explained in the official guide still applies.</text:p>
      <text:h text:style-name="Heading_20_2" text:outline-level="2"><text:bookmark text:name="scenes"/>Scenes</text:h>
      <text:p text:style-name="Text_20_body">Our <text:span text:style-name="Source_20_Text">scene</text:span> property in the <text:span text:style-name="Source_20_Text">config</text:span> object is an <text:span text:style-name="Source_20_Text">Array</text:span> instead of an object with <text:span text:style-name="Source_20_Text">preload()</text:span>, <text:span text:style-name="Source_20_Text">create()</text:span>, and <text:span text:style-name="Source_20_Text">update()</text:span>.</text:p>
      <text:p text:style-name="Text_20_body">You'll see that our <text:span text:style-name="Source_20_Text">HelloWorldScene.js</text:span> file includes the <text:span text:style-name="Source_20_Text">preload()</text:span> and <text:span text:style-name="Source_20_Text">create()</text:span> functions–we didn't keep <text:span text:style-name="Source_20_Text">update()</text:span> because we won't be using it–in a more structured format.</text:p>
      <text:p text:style-name="Text_20_body">We are using modern JavaScript's support of classes instead of just creating objects or newable functions–don't worry if you don't know what these are.</text:p>
      <text:p text:style-name="Text_20_body">Anything you could have put in the scene object–like the <text:span text:style-name="Source_20_Text">preload()</text:span> and <text:span text:style-name="Source_20_Text">create()</text:span> functions–can be put in a Scene class.</text:p>
      <text:h text:style-name="Heading_20_1" text:outline-level="1"><text:bookmark text:name="create-gamescene"/>Create GameScene</text:h>
      <text:p text:style-name="Text_20_body">Let's create a <text:span text:style-name="Source_20_Text">GameScene</text:span> to hold our game logic. Use the <text:span text:style-name="Source_20_Text">HelloWorldScene</text:span> as a guide. We'll need to change the unique key in the constructor and delete any logic in the <text:span text:style-name="Source_20_Text">preload</text:span> and <text:span text:style-name="Source_20_Text">create</text:span> methods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2"><text:span text:style-name="Source_20_Text"><text:span text:style-name="T1">19</text:span></text:span></text:p>
          </table:table-cell>
          <table:table-cell table:style-name="Tabela2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constructor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super</text:span></text:span><text:span text:style-name="Source_20_Text"><text:span text:style-name="T3">(</text:span></text:span><text:span text:style-name="Source_20_Text"><text:span text:style-name="T12">'game-scene'</text:span></text:span><text:span text:style-name="Source_20_Text"><text:span text:style-name="T3">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preload()</text:span></text:span></text:p>
            <text:p text:style-name="P1"><text:span text:style-name="Source_20_Text"><text:span text:style-name="T3"><text:s text:c="8"/>{</text:span></text:span></text:p>
            <text:p text:style-name="P1"/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h text:style-name="Heading_20_2" text:outline-level="2"><text:bookmark text:name="loading-assets"/><text:soft-page-break/>Loading Assets</text:h>
      <text:p text:style-name="Text_20_body">We will be using the same assets from the official Phaser guide. <text:a xlink:type="simple" xlink:href="https://phaser.io/tutorials/making-your-first-phaser-3-game/phaser3-tutorial-src.zip" office:target-frame-name="_blank" xlink:show="new" text:style-name="Internet_20_link" text:visited-style-name="Visited_20_Internet_20_Link">You can download them here</text:a>.</text:p>
      <text:p text:style-name="Text_20_body">Copy the <text:span text:style-name="Source_20_Text">assets</text:span> folder into your project's <text:span text:style-name="Source_20_Text">public</text:span> folder. The <text:span text:style-name="Source_20_Text">public</text:span> folder should at the base of the project on the same level as <text:span text:style-name="Source_20_Text">src</text:span>.</text:p>
      <text:p text:style-name="Text_20_body">Now we can preload the assets we'll be using and create a background and star to see it in action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2">12</text:span></text:span></text:p>
            <text:p text:style-name="P1"><text:span text:style-name="Source_20_Text"><text:span text:style-name="T2">13</text:span></text:span></text:p>
            <text:p text:style-name="P1"><text:span text:style-name="Source_20_Text"><text:span text:style-name="T2">14</text:span></text:span></text:p>
            <text:p text:style-name="P1"><text:span text:style-name="Source_20_Text"><text:span text:style-name="T2">15</text:span></text:span></text:p>
            <text:p text:style-name="P1"><text:span text:style-name="Source_20_Text"><text:span text:style-name="T2">16</text:span></text:span></text:p>
            <text:p text:style-name="P1"><text:span text:style-name="Source_20_Text"><text:span text:style-name="T2">17</text:span></text:span></text:p>
            <text:p text:style-name="P1"><text:span text:style-name="Source_20_Text"><text:span text:style-name="T2">18</text:span></text:span></text:p>
            <text:p text:style-name="P1"><text:span text:style-name="Source_20_Text"><text:span text:style-name="T2">19</text:span></text:span></text:p>
            <text:p text:style-name="P1"><text:span text:style-name="Source_20_Text"><text:span text:style-name="T2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2">25</text:span></text:span></text:p>
            <text:p text:style-name="P1"><text:span text:style-name="Source_20_Text"><text:span text:style-name="T2">26</text:span></text:span></text:p>
            <text:p text:style-name="P1"><text:span text:style-name="Source_20_Text"><text:span text:style-name="T1">27</text:span></text:span></text:p>
            <text:p text:style-name="P2"><text:span text:style-name="Source_20_Text"><text:span text:style-name="T1">28</text:span></text:span></text:p>
          </table:table-cell>
          <table:table-cell table:style-name="Tabela3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constructor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super</text:span></text:span><text:span text:style-name="Source_20_Text"><text:span text:style-name="T3">(</text:span></text:span><text:span text:style-name="Source_20_Text"><text:span text:style-name="T12">'game-scene'</text:span></text:span><text:span text:style-name="Source_20_Text"><text:span text:style-name="T3">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preload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load.image(</text:span></text:span><text:span text:style-name="Source_20_Text"><text:span text:style-name="T13">'sky'</text:span></text:span><text:span text:style-name="Source_20_Text"><text:span text:style-name="T4">, </text:span></text:span><text:span text:style-name="Source_20_Text"><text:span text:style-name="T13">'assets/sky.png'</text:span></text:span><text:span text:style-name="Source_20_Text"><text:span text:style-name="T4">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load.image(</text:span></text:span><text:span text:style-name="Source_20_Text"><text:span text:style-name="T13">'ground'</text:span></text:span><text:span text:style-name="Source_20_Text"><text:span text:style-name="T4">, </text:span></text:span><text:span text:style-name="Source_20_Text"><text:span text:style-name="T13">'assets/platform.png'</text:span></text:span><text:span text:style-name="Source_20_Text"><text:span text:style-name="T4">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load.image(</text:span></text:span><text:span text:style-name="Source_20_Text"><text:span text:style-name="T13">'star'</text:span></text:span><text:span text:style-name="Source_20_Text"><text:span text:style-name="T4">, </text:span></text:span><text:span text:style-name="Source_20_Text"><text:span text:style-name="T13">'assets/star.png'</text:span></text:span><text:span text:style-name="Source_20_Text"><text:span text:style-name="T4">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load.image(</text:span></text:span><text:span text:style-name="Source_20_Text"><text:span text:style-name="T13">'bomb'</text:span></text:span><text:span text:style-name="Source_20_Text"><text:span text:style-name="T4">, </text:span></text:span><text:span text:style-name="Source_20_Text"><text:span text:style-name="T13">'assets/bomb.png'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load.spritesheet(</text:span></text:span><text:span text:style-name="Source_20_Text"><text:span text:style-name="T13">'dude'</text:span></text:span><text:span text:style-name="Source_20_Text"><text:span text:style-name="T4">, </text:span></text:span></text:p>
            <text:p text:style-name="P1"><text:span text:style-name="Source_20_Text"><text:span text:style-name="T4"><text:s text:c="24"/></text:span></text:span><text:span text:style-name="Source_20_Text"><text:span text:style-name="T13">'assets/dude.png'</text:span></text:span><text:span text:style-name="Source_20_Text"><text:span text:style-name="T4">,</text:span></text:span></text:p>
            <text:p text:style-name="P1"><text:span text:style-name="Source_20_Text"><text:span text:style-name="T4"><text:s text:c="24"/>{ frameWidth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32</text:span></text:span><text:span text:style-name="Source_20_Text"><text:span text:style-name="T4">, frameHeight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48</text:span></text:span><text:span text:style-name="Source_20_Text"><text:span text:style-name="T4"> }</text:span></text:span></text:p>
            <text:p text:style-name="P1"><text:span text:style-name="Source_20_Text"><text:span text:style-name="T4"><text:s text:c="16"/>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add.image(</text:span></text:span><text:span text:style-name="Source_20_Text"><text:span text:style-name="T20">400</text:span></text:span><text:span text:style-name="Source_20_Text"><text:span text:style-name="T4">, </text:span></text:span><text:span text:style-name="Source_20_Text"><text:span text:style-name="T20">300</text:span></text:span><text:span text:style-name="Source_20_Text"><text:span text:style-name="T4">, </text:span></text:span><text:span text:style-name="Source_20_Text"><text:span text:style-name="T13">'sky'</text:span></text:span><text:span text:style-name="Source_20_Text"><text:span text:style-name="T4">)</text:span></text:span></text:p>
            <text:p text:style-name="P1"><text:span text:style-name="Source_20_Text"><text:span text:style-name="T4"><text:s text:c="8"/></text:span></text:span><text:span text:style-name="Source_20_Text"><text:span text:style-name="T11">this</text:span></text:span><text:span text:style-name="Source_20_Text"><text:span text:style-name="T4">.add.image(</text:span></text:span><text:span text:style-name="Source_20_Text"><text:span text:style-name="T20">400</text:span></text:span><text:span text:style-name="Source_20_Text"><text:span text:style-name="T4">, </text:span></text:span><text:span text:style-name="Source_20_Text"><text:span text:style-name="T20">300</text:span></text:span><text:span text:style-name="Source_20_Text"><text:span text:style-name="T4">, </text:span></text:span><text:span text:style-name="Source_20_Text"><text:span text:style-name="T13">'star'</text:span></text:span><text:span text:style-name="Source_20_Text"><text:span text:style-name="T4">)</text:span></text:span></text:p>
            <text:p text:style-name="P1"><text:span text:style-name="Source_20_Text"><text:span text:style-name="T3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We need to add our <text:span text:style-name="Source_20_Text">GameScene</text:span> to the <text:span text:style-name="Source_20_Text">scene</text:span> list before we can try this out. Update your <text:span text:style-name="Source_20_Text">main.js</text:span> file like this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2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2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2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2"><text:span text:style-name="Source_20_Text"><text:span text:style-name="T1">19</text:span></text:span></text:p>
          </table:table-cell>
          <table:table-cell table:style-name="Tabela4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import</text:span></text:span><text:span text:style-name="Source_20_Text"><text:span text:style-name="T3"> HelloWorldScene from </text:span></text:span><text:span text:style-name="Source_20_Text"><text:span text:style-name="T12">'./scenes/HelloWorldScene'</text:span></text:span></text:p>
            <text:p text:style-name="P1"><text:span text:style-name="Source_20_Text"><text:span text:style-name="T11">import</text:span></text:span><text:span text:style-name="Source_20_Text"><text:span text:style-name="T4"> GameScene from </text:span></text:span><text:span text:style-name="Source_20_Text"><text:span text:style-name="T13">'./scenes/GameScene'</text:span></text:span></text:p>
            <text:p text:style-name="P1"/>
            <text:p text:style-name="P1"><text:span text:style-name="Source_20_Text"><text:span text:style-name="T10">const</text:span></text:span><text:span text:style-name="Source_20_Text"><text:span text:style-name="T3"> config </text:span></text:span><text:span text:style-name="Source_20_Text"><text:span text:style-name="T10">=</text:span></text:span><text:span text:style-name="Source_20_Text"><text:span text:style-name="T3"> {</text:span></text:span></text:p>
            <text:p text:style-name="P1"><text:span text:style-name="Source_20_Text"><text:span text:style-name="T3"><text:s text:c="8"/>type</text:span></text:span><text:span text:style-name="Source_20_Text"><text:span text:style-name="T10">:</text:span></text:span><text:span text:style-name="Source_20_Text"><text:span text:style-name="T3"> Phaser.AUTO,</text:span></text:span></text:p>
            <text:p text:style-name="P1"><text:span text:style-name="Source_20_Text"><text:span text:style-name="T3"><text:s text:c="8"/>width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800</text:span></text:span><text:span text:style-name="Source_20_Text"><text:span text:style-name="T3">,</text:span></text:span></text:p>
            <text:p text:style-name="P1"><text:span text:style-name="Source_20_Text"><text:span text:style-name="T3"><text:s text:c="8"/>heigh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600</text:span></text:span><text:span text:style-name="Source_20_Text"><text:span text:style-name="T3">,</text:span></text:span></text:p>
            <text:p text:style-name="P1"><text:span text:style-name="Source_20_Text"><text:span text:style-name="T3"><text:s text:c="8"/>physics</text:span></text:span><text:span text:style-name="Source_20_Text"><text:span text:style-name="T10">:</text:span></text:span><text:span text:style-name="Source_20_Text"><text:span text:style-name="T3"> {</text:span></text:span></text:p>
            <text:p text:style-name="P1"><text:span text:style-name="Source_20_Text"><text:span text:style-name="T3"><text:s text:c="16"/></text:span></text:span><text:span text:style-name="Source_20_Text"><text:span text:style-name="T10">default:</text:span></text:span><text:span text:style-name="Source_20_Text"><text:span text:style-name="T3"> </text:span></text:span><text:span text:style-name="Source_20_Text"><text:span text:style-name="T12">'arcade'</text:span></text:span><text:span text:style-name="Source_20_Text"><text:span text:style-name="T3">,</text:span></text:span></text:p>
            <text:p text:style-name="P1"><text:span text:style-name="Source_20_Text"><text:span text:style-name="T3"><text:s text:c="16"/>arcade</text:span></text:span><text:span text:style-name="Source_20_Text"><text:span text:style-name="T10">:</text:span></text:span><text:span text:style-name="Source_20_Text"><text:span text:style-name="T3"> {</text:span></text:span></text:p>
            <text:p text:style-name="P1"><text:span text:style-name="Source_20_Text"><text:span text:style-name="T4"><text:s text:c="24"/>gravity</text:span></text:span><text:span text:style-name="Source_20_Text"><text:span text:style-name="T11">:</text:span></text:span><text:span text:style-name="Source_20_Text"><text:span text:style-name="T4"> { y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300</text:span></text:span><text:span text:style-name="Source_20_Text"><text:span text:style-name="T4"> }</text:span></text:span></text:p>
            <text:p text:style-name="P1"><text:span text:style-name="Source_20_Text"><text:span text:style-name="T3"><text:s text:c="16"/>}</text:span></text:span></text:p>
            <text:p text:style-name="P1"><text:span text:style-name="Source_20_Text"><text:span text:style-name="T3"><text:s text:c="8"/>},</text:span></text:span></text:p>
            <text:p text:style-name="P1"><text:span text:style-name="Source_20_Text"><text:span text:style-name="T4"><text:s text:c="8"/>scene</text:span></text:span><text:span text:style-name="Source_20_Text"><text:span text:style-name="T11">:</text:span></text:span><text:span text:style-name="Source_20_Text"><text:span text:style-name="T4"> [GameScene, HelloWorldScene]</text:span></text:span></text:p>
            <text:p text:style-name="P1"><text:span text:style-name="Source_20_Text"><text:span text:style-name="T3">}</text:span></text:span></text:p>
            <text:p text:style-name="P1"/>
            <text:p text:style-name="P2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new</text:span></text:span><text:span text:style-name="Source_20_Text"><text:span text:style-name="T3"> Phaser.Game(config)</text:span></text:span></text:p>
          </table:table-cell>
        </table:table-row>
      </table:table>
      <text:p text:style-name="Text_20_body"><text:soft-page-break/>Notice that we changed the <text:span text:style-name="Source_20_Text">gravity.y</text:span> value to <text:span text:style-name="Source_20_Text">300</text:span> from <text:span text:style-name="Source_20_Text">200</text:span> to match the official Phaser guide.</text:p>
      <text:p text:style-name="Text_20_body">You can remove references to <text:span text:style-name="Source_20_Text">HelloWorldScene</text:span> if you like.</text:p>
      <text:p text:style-name="Text_20_body">Now we can test our changes by opening a Terminal, going to our project folder, and running this command:</text:p>
      <text:p text:style-name="P2"><text:span text:style-name="Source_20_Text"><text:span text:style-name="T3">npm run start</text:span></text:span></text:p>
      <text:p text:style-name="Text_20_body"><text:span text:style-name="Emphasis">Note: be sure to have run </text:span><text:span text:style-name="Emphasis"><text:span text:style-name="Source_20_Text">npm install</text:span></text:span><text:span text:style-name="Emphasis"> after you created your project as noted in the </text:span><text:a xlink:type="simple" xlink:href="https://github.com/ourcade/phaser3-parcel-template" office:target-frame-name="_blank" xlink:show="new" text:style-name="Internet_20_link" text:visited-style-name="Visited_20_Internet_20_Link"><text:span text:style-name="Emphasis">phaser3-parcel-template</text:span></text:a><text:span text:style-name="Emphasis">.</text:span></text:p>
      <text:p text:style-name="Text_20_body">Open a browser window and go to <text:a xlink:type="simple" xlink:href="http://localhost:8000/" office:target-frame-name="_blank" xlink:show="new" text:style-name="Internet_20_link" text:visited-style-name="Visited_20_Internet_20_Link">http://localhost:8000</text:a> and you should see a blue background with a yellow star in the middle. 👏</text:p>
      <text:h text:style-name="Heading_20_2" text:outline-level="2"><text:bookmark text:name="coming-up"/>Coming Up</text:h>
      <text:p text:style-name="Text_20_body">We've transformed parts 1 and 2 from the official <text:a xlink:type="simple" xlink:href="https://phaser.io/tutorials/making-your-first-phaser-3-game/part1" office:target-frame-name="_blank" xlink:show="new" text:style-name="Internet_20_link" text:visited-style-name="Visited_20_Internet_20_Link">Making your first Phaser 3 game</text:a> guide into modern JavaScript.</text:p>
      <text:p text:style-name="Text_20_body"><text:a xlink:type="simple" xlink:href="https://blog.ourcade.co/posts/2020/make-first-phaser-3-game-modern-javascript-part2/" text:style-name="Internet_20_link" text:visited-style-name="Visited_20_Internet_20_Link">In the next part, we will tackle creating platforms and a player character</text:a>.</text:p>
      <text:p text:style-name="Text_20_body">Let us know in the comments below if anything doesn’t work or is unclear. We’ll be happy to fix or clarify!</text:p>
      <text:p text:style-name="Text_20_body">Be sure to sign up for our newsletter so you don't miss any future Phaser 3 game development tips and techniques!</text:p>
      <text:p text:style-name="Text_20_body">Drop your email into the box below.</text:p>
      <text:h text:style-name="Heading_20_1" text:outline-level="1">Making Your First Phaser 3 Game in Modern Javascript - Part 2 </text:h>
      <text:h text:style-name="Heading_20_2" text:outline-level="2">Write better code using modern JavaScript for Phaser 3 </text:h>
      <text:p text:style-name="Text_20_body">by Tommy Leung on 5 minute read </text:p>
      <text:p text:style-name="Text_20_body"/>
      <text:p text:style-name="Text_20_body">Games can be some of the most complicated types of software you can create. And the most fun.</text:p>
      <text:p text:style-name="Text_20_body">It helps to use modern best practices to avoid messy bugs or more easily fix ones that come up.</text:p>
      <text:p text:style-name="Text_20_body">Doing so saves you time and headaches. Most importantly it will help you make a better game.</text:p>
      <text:p text:style-name="Text_20_body">In this article, we will show you how to create games in Phaser 3 using modern JavaScript and best practices.</text:p>
      <text:p text:style-name="Text_20_body">We'll be creating the same game from the official <text:a xlink:type="simple" xlink:href="https://phaser.io/tutorials/making-your-first-phaser-3-game/part1" office:target-frame-name="_blank" xlink:show="new" text:style-name="Internet_20_link" text:visited-style-name="Visited_20_Internet_20_Link">Making your first Phaser 3 game</text:a> guide. This way you can compare and contrast the differences.</text:p>
      <text:p text:style-name="Text_20_body"><text:a xlink:type="simple" xlink:href="https://blog.ourcade.co/posts/2020/make-first-phaser-3-game-modern-javascript-part1/" text:style-name="Internet_20_link" text:visited-style-name="Visited_20_Internet_20_Link">In Part 1 we created a new project and added a GameScene.</text:a> Go check it out if you haven't already.</text:p>
      <text:h text:style-name="Heading_20_2" text:outline-level="2"><text:bookmark text:name="creating-platforms"/><text:soft-page-break/>Creating Platforms</text:h>
      <text:p text:style-name="Text_20_body">To add platforms and ground to our game we will use the ‘ground’ asset we preloaded in Part 1.</text:p>
      <text:p text:style-name="Text_20_body">The code will be placed in a method instead of being added to the <text:span text:style-name="Source_20_Text">create()</text:span> method. Organizing code into reusable functions and methods helps with writing better code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2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2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2">15</text:span></text:span></text:p>
            <text:p text:style-name="P1"><text:span text:style-name="Source_20_Text"><text:span text:style-name="T2">16</text:span></text:span></text:p>
            <text:p text:style-name="P1"><text:span text:style-name="Source_20_Text"><text:span text:style-name="T2">17</text:span></text:span></text:p>
            <text:p text:style-name="P1"><text:span text:style-name="Source_20_Text"><text:span text:style-name="T2">18</text:span></text:span></text:p>
            <text:p text:style-name="P1"><text:span text:style-name="Source_20_Text"><text:span text:style-name="T2">19</text:span></text:span></text:p>
            <text:p text:style-name="P1"><text:span text:style-name="Source_20_Text"><text:span text:style-name="T2">20</text:span></text:span></text:p>
            <text:p text:style-name="P1"><text:span text:style-name="Source_20_Text"><text:span text:style-name="T2">21</text:span></text:span></text:p>
            <text:p text:style-name="P1"><text:span text:style-name="Source_20_Text"><text:span text:style-name="T2">22</text:span></text:span></text:p>
            <text:p text:style-name="P1"><text:span text:style-name="Source_20_Text"><text:span text:style-name="T2">23</text:span></text:span></text:p>
            <text:p text:style-name="P1"><text:span text:style-name="Source_20_Text"><text:span text:style-name="T2">24</text:span></text:span></text:p>
            <text:p text:style-name="P2"><text:span text:style-name="Source_20_Text"><text:span text:style-name="T1">25</text:span></text:span></text:p>
          </table:table-cell>
          <table:table-cell table:style-name="Tabela5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</text:span></text:span><text:span text:style-name="Source_20_Text"><text:span text:style-name="T27">//...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4"><text:s text:c="16"/></text:span></text:span><text:span text:style-name="Source_20_Text"><text:span text:style-name="T28">// this.add.image(400, 300, 'star'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createPlatforms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4"><text:s text:c="8"/>createPlatforms()</text:span></text:span></text:p>
            <text:p text:style-name="P1"><text:span text:style-name="Source_20_Text"><text:span text:style-name="T4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const</text:span></text:span><text:span text:style-name="Source_20_Text"><text:span text:style-name="T4"> platforms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physics.add.staticGroup()</text:span></text:span></text:p>
            <text:p text:style-name="P1"/>
            <text:p text:style-name="P1"><text:span text:style-name="Source_20_Text"><text:span text:style-name="T4"><text:s text:c="16"/>platforms.create(</text:span></text:span><text:span text:style-name="Source_20_Text"><text:span text:style-name="T20">400</text:span></text:span><text:span text:style-name="Source_20_Text"><text:span text:style-name="T4">, </text:span></text:span><text:span text:style-name="Source_20_Text"><text:span text:style-name="T20">568</text:span></text:span><text:span text:style-name="Source_20_Text"><text:span text:style-name="T4">, </text:span></text:span><text:span text:style-name="Source_20_Text"><text:span text:style-name="T13">'ground'</text:span></text:span><text:span text:style-name="Source_20_Text"><text:span text:style-name="T4">).setScale(</text:span></text:span><text:span text:style-name="Source_20_Text"><text:span text:style-name="T20">2</text:span></text:span><text:span text:style-name="Source_20_Text"><text:span text:style-name="T4">).refreshBody()</text:span></text:span></text:p>
            <text:p text:style-name="P1"><text:span text:style-name="Source_20_Text"><text:span text:style-name="T4"><text:s text:c="2"/></text:span></text:span><text:span text:style-name="Source_20_Text"><text:span text:style-name="T6"><text:s text:c="6"/></text:span></text:span></text:p>
            <text:p text:style-name="P1"><text:span text:style-name="Source_20_Text"><text:span text:style-name="T6"><text:s text:c="16"/>platforms.create(</text:span></text:span><text:span text:style-name="Source_20_Text"><text:span text:style-name="T22">600</text:span></text:span><text:span text:style-name="Source_20_Text"><text:span text:style-name="T6">, </text:span></text:span><text:span text:style-name="Source_20_Text"><text:span text:style-name="T22">400</text:span></text:span><text:span text:style-name="Source_20_Text"><text:span text:style-name="T6">, </text:span></text:span><text:span text:style-name="Source_20_Text"><text:span text:style-name="T15">'ground'</text:span></text:span><text:span text:style-name="Source_20_Text"><text:span text:style-name="T6">)</text:span></text:span></text:p>
            <text:p text:style-name="P1"><text:span text:style-name="Source_20_Text"><text:span text:style-name="T6"><text:s text:c="16"/>platforms.create(</text:span></text:span><text:span text:style-name="Source_20_Text"><text:span text:style-name="T22">50</text:span></text:span><text:span text:style-name="Source_20_Text"><text:span text:style-name="T6">, </text:span></text:span><text:span text:style-name="Source_20_Text"><text:span text:style-name="T22">250</text:span></text:span><text:span text:style-name="Source_20_Text"><text:span text:style-name="T6">, </text:span></text:span><text:span text:style-name="Source_20_Text"><text:span text:style-name="T15">'ground'</text:span></text:span><text:span text:style-name="Source_20_Text"><text:span text:style-name="T6">)</text:span></text:span></text:p>
            <text:p text:style-name="P1"><text:span text:style-name="Source_20_Text"><text:span text:style-name="T6"><text:s text:c="10"/></text:span></text:span><text:span text:style-name="Source_20_Text"><text:span text:style-name="T4"><text:s text:c="6"/>platforms.create(</text:span></text:span><text:span text:style-name="Source_20_Text"><text:span text:style-name="T20">750</text:span></text:span><text:span text:style-name="Source_20_Text"><text:span text:style-name="T4">, </text:span></text:span><text:span text:style-name="Source_20_Text"><text:span text:style-name="T20">220</text:span></text:span><text:span text:style-name="Source_20_Text"><text:span text:style-name="T4">, </text:span></text:span><text:span text:style-name="Source_20_Text"><text:span text:style-name="T13">'ground'</text:span></text:span><text:span text:style-name="Source_20_Text"><text:span text:style-name="T4">)</text:span></text:span></text:p>
            <text:p text:style-name="P1"><text:span text:style-name="Source_20_Text"><text:span text:style-name="T4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The line to add the star has been commented out (line 10 above) to show that we no longer need it. You can delete it.</text:p>
      <text:p text:style-name="Text_20_body">The platform creation code is the same as the <text:a xlink:type="simple" xlink:href="https://phaser.io/tutorials/making-your-first-phaser-3-game/part3" office:target-frame-name="_blank" xlink:show="new" text:style-name="Internet_20_link" text:visited-style-name="Visited_20_Internet_20_Link">official Phaser guide</text:a> except we've organized it to be more readable. Check <text:a xlink:type="simple" xlink:href="https://phaser.io/tutorials/making-your-first-phaser-3-game/part4" office:target-frame-name="_blank" xlink:show="new" text:style-name="Internet_20_link" text:visited-style-name="Visited_20_Internet_20_Link">part 4 of the official guide</text:a> if you want to understand how the code works.</text:p>
      <text:p text:style-name="Text_20_body">You should see green platforms added to your game at http://localhost:8000. It should refresh automatically if you left the browser open from Part 1.</text:p>
      <text:h text:style-name="Heading_20_2" text:outline-level="2"><text:bookmark text:name="dont-repeat-your-strings"/>Don't Repeat Your Strings</text:h>
      <text:p text:style-name="Text_20_body">You may have heard of the <text:a xlink:type="simple" xlink:href="https://en.wikipedia.org/wiki/Don%27t_repeat_yourself" office:target-frame-name="_blank" xlink:show="new" text:style-name="Internet_20_link" text:visited-style-name="Visited_20_Internet_20_Link">DRY Principle</text:a> of software engineering. It is a good one to follow.</text:p>
      <text:p text:style-name="Text_20_body">We are going to apply it to our string literals.</text:p>
      <text:p text:style-name="Text_20_body">You can see that we used the string <text:span text:style-name="Source_20_Text">'ground'</text:span> 4 times in <text:span text:style-name="Source_20_Text">createPlatforms()</text:span> and 1 time in <text:span text:style-name="Source_20_Text">preload()</text:span>.</text:p>
      <text:p text:style-name="Text_20_body">As humans, we tend to make typos. The best way to avoid typos is to avoid typing. 😂</text:p>
      <text:p text:style-name="Text_20_body">We can avoid typing by using a constant variable.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2"><text:s/>3</text:span></text:span></text:p>
            <text:p text:style-name="P1"><text:span text:style-name="Source_20_Text"><text:span text:style-name="T1"><text:s/>4</text:span></text:span></text:p>
            <text:p text:style-name="P1"><text:soft-page-break/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2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1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2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2">30</text:span></text:span></text:p>
            <text:p text:style-name="P1"><text:span text:style-name="Source_20_Text"><text:span text:style-name="T2">31</text:span></text:span></text:p>
            <text:p text:style-name="P1"><text:span text:style-name="Source_20_Text"><text:span text:style-name="T2">32</text:span></text:span></text:p>
            <text:p text:style-name="P1"><text:span text:style-name="Source_20_Text"><text:span text:style-name="T1">33</text:span></text:span></text:p>
            <text:p text:style-name="P2"><text:span text:style-name="Source_20_Text"><text:span text:style-name="T1">34</text:span></text:span></text:p>
          </table:table-cell>
          <table:table-cell table:style-name="Tabela6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1">const</text:span></text:span><text:span text:style-name="Source_20_Text"><text:span text:style-name="T4"> GROUND_KEY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3">'ground'</text:span></text:span></text:p>
            <text:p text:style-name="P1"/>
            <text:p text:style-name="P1"><text:soft-page-break/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</text:span></text:span><text:span text:style-name="Source_20_Text"><text:span text:style-name="T27">//...</text:span></text:span></text:p>
            <text:p text:style-name="P1"/>
            <text:p text:style-name="P1"><text:span text:style-name="Source_20_Text"><text:span text:style-name="T3"><text:s text:c="8"/>preload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</text:span></text:span><text:span text:style-name="Source_20_Text"><text:span text:style-name="T12">'sky'</text:span></text:span><text:span text:style-name="Source_20_Text"><text:span text:style-name="T3">, </text:span></text:span><text:span text:style-name="Source_20_Text"><text:span text:style-name="T12">'assets/sky.png'</text:span></text:span><text:span text:style-name="Source_20_Text"><text:span text:style-name="T3">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load.image(GROUND_KEY, </text:span></text:span><text:span text:style-name="Source_20_Text"><text:span text:style-name="T13">'assets/platform.png'</text:span></text:span><text:span text:style-name="Source_20_Text"><text:span text:style-name="T4">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</text:span></text:span><text:span text:style-name="Source_20_Text"><text:span text:style-name="T12">'star'</text:span></text:span><text:span text:style-name="Source_20_Text"><text:span text:style-name="T3">, </text:span></text:span><text:span text:style-name="Source_20_Text"><text:span text:style-name="T12">'assets/star.png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</text:span></text:span><text:span text:style-name="Source_20_Text"><text:span text:style-name="T12">'bomb'</text:span></text:span><text:span text:style-name="Source_20_Text"><text:span text:style-name="T3">, </text:span></text:span><text:span text:style-name="Source_20_Text"><text:span text:style-name="T12">'assets/bomb.png'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spritesheet(</text:span></text:span><text:span text:style-name="Source_20_Text"><text:span text:style-name="T12">'dude'</text:span></text:span><text:span text:style-name="Source_20_Text"><text:span text:style-name="T3">, </text:span></text:span></text:p>
            <text:p text:style-name="P1"><text:span text:style-name="Source_20_Text"><text:span text:style-name="T3"><text:s text:c="24"/></text:span></text:span><text:span text:style-name="Source_20_Text"><text:span text:style-name="T12">'assets/dude.png'</text:span></text:span><text:span text:style-name="Source_20_Text"><text:span text:style-name="T3">,</text:span></text:span></text:p>
            <text:p text:style-name="P1"><text:span text:style-name="Source_20_Text"><text:span text:style-name="T3"><text:s text:c="24"/>{ frameWidth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32</text:span></text:span><text:span text:style-name="Source_20_Text"><text:span text:style-name="T3">, frameHeigh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48</text:span></text:span><text:span text:style-name="Source_20_Text"><text:span text:style-name="T3"> }</text:span></text:span></text:p>
            <text:p text:style-name="P1"><text:span text:style-name="Source_20_Text"><text:span text:style-name="T3"><text:s text:c="16"/>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27">//...</text:span></text:span></text:p>
            <text:p text:style-name="P1"/>
            <text:p text:style-name="P1"><text:span text:style-name="Source_20_Text"><text:span text:style-name="T3"><text:s text:c="8"/>createPlatforms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platform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physics.add.staticGroup()</text:span></text:span></text:p>
            <text:p text:style-name="P1"/>
            <text:p text:style-name="P1"><text:span text:style-name="Source_20_Text"><text:span text:style-name="T4"><text:s text:c="16"/>platforms.create(</text:span></text:span><text:span text:style-name="Source_20_Text"><text:span text:style-name="T20">400</text:span></text:span><text:span text:style-name="Source_20_Text"><text:span text:style-name="T4">, </text:span></text:span><text:span text:style-name="Source_20_Text"><text:span text:style-name="T20">568</text:span></text:span><text:span text:style-name="Source_20_Text"><text:span text:style-name="T4">, GROUND_KEY).setScale(</text:span></text:span><text:span text:style-name="Source_20_Text"><text:span text:style-name="T20">2</text:span></text:span><text:span text:style-name="Source_20_Text"><text:span text:style-name="T4">).refreshBody()</text:span></text:span></text:p>
            <text:p text:style-name="P1"><text:span text:style-name="Source_20_Text"><text:span text:style-name="T3"><text:s text:c="8"/></text:span></text:span></text:p>
            <text:p text:style-name="P1"><text:span text:style-name="Source_20_Text"><text:span text:style-name="T4"><text:s text:c="16"/>platforms.create(</text:span></text:span><text:span text:style-name="Source_20_Text"><text:span text:style-name="T20">600</text:span></text:span><text:span text:style-name="Source_20_Text"><text:span text:style-name="T4">, </text:span></text:span><text:span text:style-name="Source_20_Text"><text:span text:style-name="T20">400</text:span></text:span><text:span text:style-name="Source_20_Text"><text:span text:style-name="T4">, GROUND_KEY)</text:span></text:span></text:p>
            <text:p text:style-name="P1"><text:span text:style-name="Source_20_Text"><text:span text:style-name="T4"><text:s text:c="16"/>platforms.create(</text:span></text:span><text:span text:style-name="Source_20_Text"><text:span text:style-name="T20">50</text:span></text:span><text:span text:style-name="Source_20_Text"><text:span text:style-name="T4">, </text:span></text:span><text:span text:style-name="Source_20_Text"><text:span text:style-name="T20">250</text:span></text:span><text:span text:style-name="Source_20_Text"><text:span text:style-name="T4">, GROUND_KEY)</text:span></text:span></text:p>
            <text:p text:style-name="P1"><text:span text:style-name="Source_20_Text"><text:span text:style-name="T4"><text:s text:c="16"/>platforms.create(</text:span></text:span><text:span text:style-name="Source_20_Text"><text:span text:style-name="T20">750</text:span></text:span><text:span text:style-name="Source_20_Text"><text:span text:style-name="T4">, </text:span></text:span><text:span text:style-name="Source_20_Text"><text:span text:style-name="T20">220</text:span></text:span><text:span text:style-name="Source_20_Text"><text:span text:style-name="T4">, GROUND_KEY)</text:span></text:span></text:p>
            <text:p text:style-name="P1"><text:span text:style-name="Source_20_Text"><text:span text:style-name="T3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The benefits you get using a constant variable is autocompletion by your code editor–no typing need!–and clear errors if you misspell the variable name. 👍</text:p>
      <text:h text:style-name="Heading_20_2" text:outline-level="2"><text:bookmark text:name="create-a-player"/>Create a Player</text:h>
      <text:p text:style-name="Text_20_body">The player will be created using the <text:span text:style-name="Source_20_Text">dude.png</text:span> sprite sheet that was loaded in <text:span text:style-name="Source_20_Text">preload()</text:span>. The player creation code is placed in a <text:span text:style-name="Source_20_Text">createPlayer()</text:span> method like we did for platforms.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2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2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2">22</text:span></text:span></text:p>
            <text:p text:style-name="P1"><text:soft-page-break/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1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1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1">30</text:span></text:span></text:p>
            <text:p text:style-name="P1"><text:span text:style-name="Source_20_Text"><text:span text:style-name="T1">31</text:span></text:span></text:p>
            <text:p text:style-name="P1"><text:span text:style-name="Source_20_Text"><text:span text:style-name="T1">32</text:span></text:span></text:p>
            <text:p text:style-name="P1"><text:span text:style-name="Source_20_Text"><text:span text:style-name="T2">33</text:span></text:span></text:p>
            <text:p text:style-name="P1"><text:span text:style-name="Source_20_Text"><text:span text:style-name="T1">34</text:span></text:span></text:p>
            <text:p text:style-name="P1"><text:span text:style-name="Source_20_Text"><text:span text:style-name="T1">35</text:span></text:span></text:p>
            <text:p text:style-name="P1"><text:span text:style-name="Source_20_Text"><text:span text:style-name="T1">36</text:span></text:span></text:p>
            <text:p text:style-name="P1"><text:span text:style-name="Source_20_Text"><text:span text:style-name="T1">37</text:span></text:span></text:p>
            <text:p text:style-name="P1"><text:span text:style-name="Source_20_Text"><text:span text:style-name="T2">38</text:span></text:span></text:p>
            <text:p text:style-name="P1"><text:span text:style-name="Source_20_Text"><text:span text:style-name="T2">39</text:span></text:span></text:p>
            <text:p text:style-name="P1"><text:span text:style-name="Source_20_Text"><text:span text:style-name="T2">40</text:span></text:span></text:p>
            <text:p text:style-name="P1"><text:span text:style-name="Source_20_Text"><text:span text:style-name="T2">41</text:span></text:span></text:p>
            <text:p text:style-name="P1"><text:span text:style-name="Source_20_Text"><text:span text:style-name="T2">42</text:span></text:span></text:p>
            <text:p text:style-name="P1"><text:span text:style-name="Source_20_Text"><text:span text:style-name="T2">43</text:span></text:span></text:p>
            <text:p text:style-name="P1"><text:span text:style-name="Source_20_Text"><text:span text:style-name="T2">44</text:span></text:span></text:p>
            <text:p text:style-name="P1"><text:span text:style-name="Source_20_Text"><text:span text:style-name="T2">45</text:span></text:span></text:p>
            <text:p text:style-name="P1"><text:span text:style-name="Source_20_Text"><text:span text:style-name="T2">46</text:span></text:span></text:p>
            <text:p text:style-name="P1"><text:span text:style-name="Source_20_Text"><text:span text:style-name="T2">47</text:span></text:span></text:p>
            <text:p text:style-name="P1"><text:span text:style-name="Source_20_Text"><text:span text:style-name="T2">48</text:span></text:span></text:p>
            <text:p text:style-name="P1"><text:span text:style-name="Source_20_Text"><text:span text:style-name="T2">49</text:span></text:span></text:p>
            <text:p text:style-name="P1"><text:span text:style-name="Source_20_Text"><text:span text:style-name="T2">50</text:span></text:span></text:p>
            <text:p text:style-name="P1"><text:span text:style-name="Source_20_Text"><text:span text:style-name="T2">51</text:span></text:span></text:p>
            <text:p text:style-name="P1"><text:span text:style-name="Source_20_Text"><text:span text:style-name="T2">52</text:span></text:span></text:p>
            <text:p text:style-name="P1"><text:span text:style-name="Source_20_Text"><text:span text:style-name="T2">53</text:span></text:span></text:p>
            <text:p text:style-name="P1"><text:span text:style-name="Source_20_Text"><text:span text:style-name="T2">54</text:span></text:span></text:p>
            <text:p text:style-name="P1"><text:span text:style-name="Source_20_Text"><text:span text:style-name="T2">55</text:span></text:span></text:p>
            <text:p text:style-name="P1"><text:span text:style-name="Source_20_Text"><text:span text:style-name="T2">56</text:span></text:span></text:p>
            <text:p text:style-name="P1"><text:span text:style-name="Source_20_Text"><text:span text:style-name="T2">57</text:span></text:span></text:p>
            <text:p text:style-name="P1"><text:span text:style-name="Source_20_Text"><text:span text:style-name="T2">58</text:span></text:span></text:p>
            <text:p text:style-name="P1"><text:span text:style-name="Source_20_Text"><text:span text:style-name="T2">59</text:span></text:span></text:p>
            <text:p text:style-name="P1"><text:span text:style-name="Source_20_Text"><text:span text:style-name="T2">60</text:span></text:span></text:p>
            <text:p text:style-name="P1"><text:span text:style-name="Source_20_Text"><text:span text:style-name="T2">61</text:span></text:span></text:p>
            <text:p text:style-name="P1"><text:span text:style-name="Source_20_Text"><text:span text:style-name="T2">62</text:span></text:span></text:p>
            <text:p text:style-name="P1"><text:span text:style-name="Source_20_Text"><text:span text:style-name="T1">63</text:span></text:span></text:p>
            <text:p text:style-name="P2"><text:span text:style-name="Source_20_Text"><text:span text:style-name="T1">64</text:span></text:span></text:p>
          </table:table-cell>
          <table:table-cell table:style-name="Tabela7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const</text:span></text:span><text:span text:style-name="Source_20_Text"><text:span text:style-name="T3"> GROUND_KEY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2">'ground'</text:span></text:span></text:p>
            <text:p text:style-name="P1"><text:span text:style-name="Source_20_Text"><text:span text:style-name="T11">const</text:span></text:span><text:span text:style-name="Source_20_Text"><text:span text:style-name="T4"> DUDE_KEY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3">'dude'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constructor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super</text:span></text:span><text:span text:style-name="Source_20_Text"><text:span text:style-name="T3">(</text:span></text:span><text:span text:style-name="Source_20_Text"><text:span text:style-name="T12">'game-scene'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layer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undefined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preload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</text:span></text:span><text:span text:style-name="Source_20_Text"><text:span text:style-name="T12">'sky'</text:span></text:span><text:span text:style-name="Source_20_Text"><text:span text:style-name="T3">, </text:span></text:span><text:span text:style-name="Source_20_Text"><text:span text:style-name="T12">'assets/sky.png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GROUND_KEY, </text:span></text:span><text:span text:style-name="Source_20_Text"><text:span text:style-name="T12">'assets/platform.png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</text:span></text:span><text:span text:style-name="Source_20_Text"><text:span text:style-name="T12">'star'</text:span></text:span><text:span text:style-name="Source_20_Text"><text:span text:style-name="T3">, </text:span></text:span><text:span text:style-name="Source_20_Text"><text:span text:style-name="T12">'assets/star.png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</text:span></text:span><text:span text:style-name="Source_20_Text"><text:span text:style-name="T12">'bomb'</text:span></text:span><text:span text:style-name="Source_20_Text"><text:span text:style-name="T3">, </text:span></text:span><text:span text:style-name="Source_20_Text"><text:span text:style-name="T12">'assets/bomb.png'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load.spritesheet(DUDE_KEY, </text:span></text:span></text:p>
            <text:p text:style-name="P1"><text:soft-page-break/><text:span text:style-name="Source_20_Text"><text:span text:style-name="T3"><text:s text:c="24"/></text:span></text:span><text:span text:style-name="Source_20_Text"><text:span text:style-name="T12">'assets/dude.png'</text:span></text:span><text:span text:style-name="Source_20_Text"><text:span text:style-name="T3">,</text:span></text:span></text:p>
            <text:p text:style-name="P1"><text:span text:style-name="Source_20_Text"><text:span text:style-name="T3"><text:s text:c="24"/>{ frameWidth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32</text:span></text:span><text:span text:style-name="Source_20_Text"><text:span text:style-name="T3">, frameHeigh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48</text:span></text:span><text:span text:style-name="Source_20_Text"><text:span text:style-name="T3"> }</text:span></text:span></text:p>
            <text:p text:style-name="P1"><text:span text:style-name="Source_20_Text"><text:span text:style-name="T3"><text:s text:c="16"/>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reatePlatforms(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createPlayer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27">//...</text:span></text:span></text:p>
            <text:p text:style-name="P1"/>
            <text:p text:style-name="P1"><text:span text:style-name="Source_20_Text"><text:span text:style-name="T4"><text:s text:c="8"/>createPlayer()</text:span></text:span></text:p>
            <text:p text:style-name="P1"><text:span text:style-name="Source_20_Text"><text:span text:style-name="T4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layer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physics.add.sprite(</text:span></text:span><text:span text:style-name="Source_20_Text"><text:span text:style-name="T20">100</text:span></text:span><text:span text:style-name="Source_20_Text"><text:span text:style-name="T4">, </text:span></text:span><text:span text:style-name="Source_20_Text"><text:span text:style-name="T20">450</text:span></text:span><text:span text:style-name="Source_20_Text"><text:span text:style-name="T4">, DUDE_KEY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layer.setBounce(</text:span></text:span><text:span text:style-name="Source_20_Text"><text:span text:style-name="T20">0.2</text:span></text:span><text:span text:style-name="Source_20_Text"><text:span text:style-name="T4">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layer.setCollideWorldBounds(</text:span></text:span><text:span text:style-name="Source_20_Text"><text:span text:style-name="T11">true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anims.create({</text:span></text:span></text:p>
            <text:p text:style-name="P1"><text:span text:style-name="Source_20_Text"><text:span text:style-name="T4"><text:s text:c="24"/>key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3">'left'</text:span></text:span><text:span text:style-name="Source_20_Text"><text:span text:style-name="T4">,</text:span></text:span></text:p>
            <text:p text:style-name="P1"><text:span text:style-name="Source_20_Text"><text:span text:style-name="T4"><text:s text:c="24"/>frames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anims.generateFrameNumbers(DUDE_KEY, { start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0</text:span></text:span><text:span text:style-name="Source_20_Text"><text:span text:style-name="T4">, end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3</text:span></text:span><text:span text:style-name="Source_20_Text"><text:span text:style-name="T4"> }),</text:span></text:span></text:p>
            <text:p text:style-name="P1"><text:span text:style-name="Source_20_Text"><text:span text:style-name="T4"><text:s text:c="24"/>frameRate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10</text:span></text:span><text:span text:style-name="Source_20_Text"><text:span text:style-name="T4">,</text:span></text:span></text:p>
            <text:p text:style-name="P1"><text:span text:style-name="Source_20_Text"><text:span text:style-name="T4"><text:s text:c="24"/>repeat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1">-</text:span></text:span><text:span text:style-name="Source_20_Text"><text:span text:style-name="T20">1</text:span></text:span></text:p>
            <text:p text:style-name="P1"><text:span text:style-name="Source_20_Text"><text:span text:style-name="T4"><text:s text:c="16"/>})</text:span></text:span></text:p>
            <text:p text:style-name="P1"><text:span text:style-name="Source_20_Text"><text:span text:style-name="T4"><text:s text:c="16"/>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anims.create({</text:span></text:span></text:p>
            <text:p text:style-name="P1"><text:span text:style-name="Source_20_Text"><text:span text:style-name="T4"><text:s text:c="24"/>key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3">'turn'</text:span></text:span><text:span text:style-name="Source_20_Text"><text:span text:style-name="T4">,</text:span></text:span></text:p>
            <text:p text:style-name="P1"><text:span text:style-name="Source_20_Text"><text:span text:style-name="T4"><text:s text:c="24"/>frames</text:span></text:span><text:span text:style-name="Source_20_Text"><text:span text:style-name="T11">:</text:span></text:span><text:span text:style-name="Source_20_Text"><text:span text:style-name="T4"> [ { key</text:span></text:span><text:span text:style-name="Source_20_Text"><text:span text:style-name="T11">:</text:span></text:span><text:span text:style-name="Source_20_Text"><text:span text:style-name="T4"> DUDE_KEY, frame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4</text:span></text:span><text:span text:style-name="Source_20_Text"><text:span text:style-name="T4"> } ],</text:span></text:span></text:p>
            <text:p text:style-name="P1"><text:span text:style-name="Source_20_Text"><text:span text:style-name="T4"><text:s text:c="24"/>frameRate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20</text:span></text:span></text:p>
            <text:p text:style-name="P1"><text:span text:style-name="Source_20_Text"><text:span text:style-name="T4"><text:s text:c="16"/>})</text:span></text:span></text:p>
            <text:p text:style-name="P1"><text:span text:style-name="Source_20_Text"><text:span text:style-name="T4"><text:s text:c="16"/>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anims.create({</text:span></text:span></text:p>
            <text:p text:style-name="P1"><text:span text:style-name="Source_20_Text"><text:span text:style-name="T4"><text:s text:c="24"/>key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3">'right'</text:span></text:span><text:span text:style-name="Source_20_Text"><text:span text:style-name="T4">,</text:span></text:span></text:p>
            <text:p text:style-name="P1"><text:span text:style-name="Source_20_Text"><text:span text:style-name="T4"><text:s text:c="24"/>frames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anims.generateFrameNumbers(DUDE_KEY, { start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5</text:span></text:span><text:span text:style-name="Source_20_Text"><text:span text:style-name="T4">, end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8</text:span></text:span><text:span text:style-name="Source_20_Text"><text:span text:style-name="T4"> }),</text:span></text:span></text:p>
            <text:p text:style-name="P1"><text:span text:style-name="Source_20_Text"><text:span text:style-name="T4"><text:s text:c="24"/>frameRate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10</text:span></text:span><text:span text:style-name="Source_20_Text"><text:span text:style-name="T4">,</text:span></text:span></text:p>
            <text:p text:style-name="P1"><text:span text:style-name="Source_20_Text"><text:span text:style-name="T4"><text:s text:c="24"/>repeat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1">-</text:span></text:span><text:span text:style-name="Source_20_Text"><text:span text:style-name="T20">1</text:span></text:span></text:p>
            <text:p text:style-name="P1"><text:span text:style-name="Source_20_Text"><text:span text:style-name="T4"><text:s text:c="16"/>})</text:span></text:span></text:p>
            <text:p text:style-name="P1"><text:span text:style-name="Source_20_Text"><text:span text:style-name="T3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Notice that we applied DRY to the <text:span text:style-name="Source_20_Text">'dude'</text:span> string literal with the <text:span text:style-name="Source_20_Text">DUDE_KEY</text:span> constant.</text:p>
      <text:p text:style-name="Text_20_body">We added a <text:span text:style-name="Source_20_Text">player</text:span> instance property and set it to <text:span text:style-name="Source_20_Text">undefined</text:span> in the constructor. This is not strictly necessary. Declaring all instance properties before using them makes it easier to see all the properties are at a glance.</text:p>
      <text:p text:style-name="Text_20_body">The player instance is later created in the <text:span text:style-name="Source_20_Text">createPlayer()</text:span> method which is called from <text:span text:style-name="Source_20_Text">create()</text:span>.</text:p>
      <text:p text:style-name="Text_20_body">The page at http://localhost:8000 should automatically refresh and show your player falling to the bottom of the screen.</text:p>
      <text:h text:style-name="Heading_20_2" text:outline-level="2"><text:bookmark text:name="coming-up1"/>Coming Up</text:h>
      <text:p text:style-name="Text_20_body">We've now transformed parts 3 - 5 from the official <text:a xlink:type="simple" xlink:href="https://phaser.io/tutorials/making-your-first-phaser-3-game/part3" office:target-frame-name="_blank" xlink:show="new" text:style-name="Internet_20_link" text:visited-style-name="Visited_20_Internet_20_Link">Making your first Phaser 3 game</text:a> guide into modern JavaScript.</text:p>
      <text:p text:style-name="Text_20_body"><text:soft-page-break/><text:a xlink:type="simple" xlink:href="https://blog.ourcade.co/posts/2020/make-first-phaser-3-game-modern-javascript-part3/" text:style-name="Internet_20_link" text:visited-style-name="Visited_20_Internet_20_Link">In the next part, we will cover collisions between the player and the platforms and add keyboard controls to move the player</text:a>.</text:p>
      <text:p text:style-name="Text_20_body">Let us know in the comments below if anything doesn’t work or is unclear. We’ll be happy to fix or clarify!</text:p>
      <text:p text:style-name="Text_20_body">Be sure to sign up for our newsletter so you don't miss any future Phaser 3 game development tips and techniques!</text:p>
      <text:h text:style-name="Heading_20_1" text:outline-level="1">Making Your First Phaser 3 Game in Modern Javascript - Part 3 </text:h>
      <text:h text:style-name="Heading_20_2" text:outline-level="2">Write better code using modern JavaScript for Phaser 3 </text:h>
      <text:p text:style-name="Text_20_body">by Tommy Leung on 4 minute read updated on </text:p>
      <text:p text:style-name="Text_20_body"/>
      <text:p text:style-name="Text_20_body">Games can be one of the most complicated pieces of software you create. And the most fun.</text:p>
      <text:p text:style-name="Text_20_body">It helps to use modern best practices to avoid messy bugs or more easily fix ones that come up.</text:p>
      <text:p text:style-name="Text_20_body">Doing so saves you time and headaches. Most importantly it will help you make a better game.</text:p>
      <text:p text:style-name="Text_20_body">In this article, we will show you how to create games in Phaser 3 using modern JavaScript and best practices.</text:p>
      <text:p text:style-name="Text_20_body">We'll be creating the same game from the official <text:a xlink:type="simple" xlink:href="https://phaser.io/tutorials/making-your-first-phaser-3-game/part1" office:target-frame-name="_blank" xlink:show="new" text:style-name="Internet_20_link" text:visited-style-name="Visited_20_Internet_20_Link">Making your first Phaser 3 game</text:a> guide. This way you can compare and contrast the differences.</text:p>
      <text:p text:style-name="Text_20_body"><text:a xlink:type="simple" xlink:href="https://blog.ourcade.co/posts/2020/make-first-phaser-3-game-modern-javascript-part2/" text:style-name="Internet_20_link" text:visited-style-name="Visited_20_Internet_20_Link">In Part 2 we added platforms and created a player character. Go check it out if you haven't already.</text:a></text:p>
      <text:h text:style-name="Heading_20_2" text:outline-level="2"><text:bookmark text:name="colliders"/>Colliders</text:h>
      <text:p text:style-name="Text_20_body">We have platforms and a player but they are not colliding with each other. Let's fix that by adding a collider for the player physics body and the platform static group.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2">14</text:span></text:span></text:p>
            <text:p text:style-name="P1"><text:span text:style-name="Source_20_Text"><text:span text:style-name="T2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2">17</text:span></text:span></text:p>
            <text:p text:style-name="P1"><text:span text:style-name="Source_20_Text"><text:span text:style-name="T1">18</text:span></text:span></text:p>
            <text:p text:style-name="P1"><text:soft-page-break/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1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1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2">30</text:span></text:span></text:p>
            <text:p text:style-name="P1"><text:span text:style-name="Source_20_Text"><text:span text:style-name="T1">31</text:span></text:span></text:p>
            <text:p text:style-name="P1"><text:span text:style-name="Source_20_Text"><text:span text:style-name="T1">32</text:span></text:span></text:p>
            <text:p text:style-name="P1"><text:span text:style-name="Source_20_Text"><text:span text:style-name="T1">33</text:span></text:span></text:p>
            <text:p text:style-name="P1"><text:span text:style-name="Source_20_Text"><text:span text:style-name="T1">34</text:span></text:span></text:p>
            <text:p text:style-name="P1"><text:span text:style-name="Source_20_Text"><text:span text:style-name="T2">35</text:span></text:span></text:p>
            <text:p text:style-name="P1"><text:span text:style-name="Source_20_Text"><text:span text:style-name="T2">36</text:span></text:span></text:p>
            <text:p text:style-name="P1"><text:span text:style-name="Source_20_Text"><text:span text:style-name="T2">37</text:span></text:span></text:p>
            <text:p text:style-name="P1"><text:span text:style-name="Source_20_Text"><text:span text:style-name="T1">38</text:span></text:span></text:p>
            <text:p text:style-name="P1"><text:span text:style-name="Source_20_Text"><text:span text:style-name="T1">39</text:span></text:span></text:p>
            <text:p text:style-name="P1"><text:span text:style-name="Source_20_Text"><text:span text:style-name="T1">40</text:span></text:span></text:p>
            <text:p text:style-name="P1"><text:span text:style-name="Source_20_Text"><text:span text:style-name="T1">41</text:span></text:span></text:p>
            <text:p text:style-name="P1"><text:span text:style-name="Source_20_Text"><text:span text:style-name="T1">42</text:span></text:span></text:p>
            <text:p text:style-name="P1"><text:span text:style-name="Source_20_Text"><text:span text:style-name="T1">43</text:span></text:span></text:p>
            <text:p text:style-name="P1"><text:span text:style-name="Source_20_Text"><text:span text:style-name="T1">44</text:span></text:span></text:p>
            <text:p text:style-name="P1"><text:span text:style-name="Source_20_Text"><text:span text:style-name="T1">45</text:span></text:span></text:p>
            <text:p text:style-name="P1"><text:span text:style-name="Source_20_Text"><text:span text:style-name="T1">46</text:span></text:span></text:p>
            <text:p text:style-name="P1"><text:span text:style-name="Source_20_Text"><text:span text:style-name="T1">47</text:span></text:span></text:p>
            <text:p text:style-name="P1"><text:span text:style-name="Source_20_Text"><text:span text:style-name="T1">48</text:span></text:span></text:p>
            <text:p text:style-name="P1"><text:span text:style-name="Source_20_Text"><text:span text:style-name="T1">49</text:span></text:span></text:p>
            <text:p text:style-name="P1"><text:span text:style-name="Source_20_Text"><text:span text:style-name="T1">50</text:span></text:span></text:p>
            <text:p text:style-name="P1"><text:span text:style-name="Source_20_Text"><text:span text:style-name="T1">51</text:span></text:span></text:p>
            <text:p text:style-name="P1"><text:span text:style-name="Source_20_Text"><text:span text:style-name="T1">52</text:span></text:span></text:p>
            <text:p text:style-name="P1"><text:span text:style-name="Source_20_Text"><text:span text:style-name="T1">53</text:span></text:span></text:p>
            <text:p text:style-name="P1"><text:span text:style-name="Source_20_Text"><text:span text:style-name="T1">54</text:span></text:span></text:p>
            <text:p text:style-name="P1"><text:span text:style-name="Source_20_Text"><text:span text:style-name="T1">55</text:span></text:span></text:p>
            <text:p text:style-name="P1"><text:span text:style-name="Source_20_Text"><text:span text:style-name="T1">56</text:span></text:span></text:p>
            <text:p text:style-name="P1"><text:span text:style-name="Source_20_Text"><text:span text:style-name="T1">57</text:span></text:span></text:p>
            <text:p text:style-name="P1"><text:span text:style-name="Source_20_Text"><text:span text:style-name="T1">58</text:span></text:span></text:p>
            <text:p text:style-name="P1"><text:span text:style-name="Source_20_Text"><text:span text:style-name="T2">59</text:span></text:span></text:p>
            <text:p text:style-name="P1"><text:span text:style-name="Source_20_Text"><text:span text:style-name="T1">60</text:span></text:span></text:p>
            <text:p text:style-name="P2"><text:span text:style-name="Source_20_Text"><text:span text:style-name="T1">61</text:span></text:span></text:p>
          </table:table-cell>
          <table:table-cell table:style-name="Tabela8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const</text:span></text:span><text:span text:style-name="Source_20_Text"><text:span text:style-name="T3"> GROUND_KEY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2">'ground'</text:span></text:span></text:p>
            <text:p text:style-name="P1"><text:span text:style-name="Source_20_Text"><text:span text:style-name="T10">const</text:span></text:span><text:span text:style-name="Source_20_Text"><text:span text:style-name="T3"> DUDE_KEY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2">'dude'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</text:span></text:span><text:span text:style-name="Source_20_Text"><text:span text:style-name="T27">//...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4"><text:s text:c="16"/></text:span></text:span><text:span text:style-name="Source_20_Text"><text:span text:style-name="T11">const</text:span></text:span><text:span text:style-name="Source_20_Text"><text:span text:style-name="T4"> platforms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createPlatforms(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layer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createPlayer(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hysics.add.collider(</text:span></text:span><text:span text:style-name="Source_20_Text"><text:span text:style-name="T11">this</text:span></text:span><text:span text:style-name="Source_20_Text"><text:span text:style-name="T4">.player, platforms)</text:span></text:span></text:p>
            <text:p text:style-name="P1"><text:span text:style-name="Source_20_Text"><text:span text:style-name="T3"><text:s text:c="8"/>}</text:span></text:span></text:p>
            <text:p text:style-name="P1"><text:soft-page-break/></text:p>
            <text:p text:style-name="P1"><text:span text:style-name="Source_20_Text"><text:span text:style-name="T3"><text:s text:c="8"/>createPlatforms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platform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physics.add.staticGroup()</text:span></text:span></text:p>
            <text:p text:style-name="P1"/>
            <text:p text:style-name="P1"><text:span text:style-name="Source_20_Text"><text:span text:style-name="T3"><text:s text:c="16"/>platforms.creat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568</text:span></text:span><text:span text:style-name="Source_20_Text"><text:span text:style-name="T3">, GROUND_KEY).setScale(</text:span></text:span><text:span text:style-name="Source_20_Text"><text:span text:style-name="T19">2</text:span></text:span><text:span text:style-name="Source_20_Text"><text:span text:style-name="T3">).refreshBody()</text:span></text:span></text:p>
            <text:p text:style-name="P1"><text:span text:style-name="Source_20_Text"><text:span text:style-name="T3"><text:s text:c="8"/></text:span></text:span></text:p>
            <text:p text:style-name="P1"><text:span text:style-name="Source_20_Text"><text:span text:style-name="T3"><text:s text:c="16"/>platforms.create(</text:span></text:span><text:span text:style-name="Source_20_Text"><text:span text:style-name="T19">600</text:span></text:span><text:span text:style-name="Source_20_Text"><text:span text:style-name="T3">, </text:span></text:span><text:span text:style-name="Source_20_Text"><text:span text:style-name="T19">400</text:span></text:span><text:span text:style-name="Source_20_Text"><text:span text:style-name="T3">, GROUND_KEY)</text:span></text:span></text:p>
            <text:p text:style-name="P1"><text:span text:style-name="Source_20_Text"><text:span text:style-name="T3"><text:s text:c="16"/>platforms.create(</text:span></text:span><text:span text:style-name="Source_20_Text"><text:span text:style-name="T19">50</text:span></text:span><text:span text:style-name="Source_20_Text"><text:span text:style-name="T3">, </text:span></text:span><text:span text:style-name="Source_20_Text"><text:span text:style-name="T19">250</text:span></text:span><text:span text:style-name="Source_20_Text"><text:span text:style-name="T3">, GROUND_KEY)</text:span></text:span></text:p>
            <text:p text:style-name="P1"><text:span text:style-name="Source_20_Text"><text:span text:style-name="T3"><text:s text:c="16"/>platforms.create(</text:span></text:span><text:span text:style-name="Source_20_Text"><text:span text:style-name="T19">750</text:span></text:span><text:span text:style-name="Source_20_Text"><text:span text:style-name="T3">, </text:span></text:span><text:span text:style-name="Source_20_Text"><text:span text:style-name="T19">220</text:span></text:span><text:span text:style-name="Source_20_Text"><text:span text:style-name="T3">, GROUND_KEY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return</text:span></text:span><text:span text:style-name="Source_20_Text"><text:span text:style-name="T4"> platforms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reatePlayer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const</text:span></text:span><text:span text:style-name="Source_20_Text"><text:span text:style-name="T4"> player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physics.add.sprite(</text:span></text:span><text:span text:style-name="Source_20_Text"><text:span text:style-name="T20">100</text:span></text:span><text:span text:style-name="Source_20_Text"><text:span text:style-name="T4">, </text:span></text:span><text:span text:style-name="Source_20_Text"><text:span text:style-name="T20">450</text:span></text:span><text:span text:style-name="Source_20_Text"><text:span text:style-name="T4">, DUDE_KEY)</text:span></text:span></text:p>
            <text:p text:style-name="P1"><text:span text:style-name="Source_20_Text"><text:span text:style-name="T4"><text:s text:c="16"/>player.setBounce(</text:span></text:span><text:span text:style-name="Source_20_Text"><text:span text:style-name="T20">0.2</text:span></text:span><text:span text:style-name="Source_20_Text"><text:span text:style-name="T4">)</text:span></text:span></text:p>
            <text:p text:style-name="P1"><text:span text:style-name="Source_20_Text"><text:span text:style-name="T4"><text:s text:c="16"/>player.setCollideWorldBounds(</text:span></text:span><text:span text:style-name="Source_20_Text"><text:span text:style-name="T11">true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nims.create({</text:span></text:span></text:p>
            <text:p text:style-name="P1"><text:span text:style-name="Source_20_Text"><text:span text:style-name="T3"><text:s text:c="24"/>key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2">'left'</text:span></text:span><text:span text:style-name="Source_20_Text"><text:span text:style-name="T3">,</text:span></text:span></text:p>
            <text:p text:style-name="P1"><text:span text:style-name="Source_20_Text"><text:span text:style-name="T3"><text:s text:c="24"/>frames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anims.generateFrameNumbers(DUDE_KEY, { star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0</text:span></text:span><text:span text:style-name="Source_20_Text"><text:span text:style-name="T3">, end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3</text:span></text:span><text:span text:style-name="Source_20_Text"><text:span text:style-name="T3"> }),</text:span></text:span></text:p>
            <text:p text:style-name="P1"><text:span text:style-name="Source_20_Text"><text:span text:style-name="T3"><text:s text:c="24"/>frameRate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10</text:span></text:span><text:span text:style-name="Source_20_Text"><text:span text:style-name="T3">,</text:span></text:span></text:p>
            <text:p text:style-name="P1"><text:span text:style-name="Source_20_Text"><text:span text:style-name="T3"><text:s text:c="24"/>repea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0">-</text:span></text:span><text:span text:style-name="Source_20_Text"><text:span text:style-name="T19">1</text:span></text:span></text:p>
            <text:p text:style-name="P1"><text:span text:style-name="Source_20_Text"><text:span text:style-name="T3"><text:s text:c="16"/>}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nims.create({</text:span></text:span></text:p>
            <text:p text:style-name="P1"><text:span text:style-name="Source_20_Text"><text:span text:style-name="T3"><text:s text:c="24"/>key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2">'turn'</text:span></text:span><text:span text:style-name="Source_20_Text"><text:span text:style-name="T3">,</text:span></text:span></text:p>
            <text:p text:style-name="P1"><text:span text:style-name="Source_20_Text"><text:span text:style-name="T3"><text:s text:c="24"/>frames</text:span></text:span><text:span text:style-name="Source_20_Text"><text:span text:style-name="T10">:</text:span></text:span><text:span text:style-name="Source_20_Text"><text:span text:style-name="T3"> [ { key</text:span></text:span><text:span text:style-name="Source_20_Text"><text:span text:style-name="T10">:</text:span></text:span><text:span text:style-name="Source_20_Text"><text:span text:style-name="T3"> DUDE_KEY, frame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4</text:span></text:span><text:span text:style-name="Source_20_Text"><text:span text:style-name="T3"> } ],</text:span></text:span></text:p>
            <text:p text:style-name="P1"><text:span text:style-name="Source_20_Text"><text:span text:style-name="T3"><text:s text:c="24"/>frameRate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20</text:span></text:span></text:p>
            <text:p text:style-name="P1"><text:span text:style-name="Source_20_Text"><text:span text:style-name="T3"><text:s text:c="16"/>}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nims.create({</text:span></text:span></text:p>
            <text:p text:style-name="P1"><text:span text:style-name="Source_20_Text"><text:span text:style-name="T3"><text:s text:c="24"/>key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2">'right'</text:span></text:span><text:span text:style-name="Source_20_Text"><text:span text:style-name="T3">,</text:span></text:span></text:p>
            <text:p text:style-name="P1"><text:span text:style-name="Source_20_Text"><text:span text:style-name="T3"><text:s text:c="24"/>frames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anims.generateFrameNumbers(DUDE_KEY, { star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5</text:span></text:span><text:span text:style-name="Source_20_Text"><text:span text:style-name="T3">, end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8</text:span></text:span><text:span text:style-name="Source_20_Text"><text:span text:style-name="T3"> }),</text:span></text:span></text:p>
            <text:p text:style-name="P1"><text:span text:style-name="Source_20_Text"><text:span text:style-name="T3"><text:s text:c="24"/>frameRate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10</text:span></text:span><text:span text:style-name="Source_20_Text"><text:span text:style-name="T3">,</text:span></text:span></text:p>
            <text:p text:style-name="P1"><text:span text:style-name="Source_20_Text"><text:span text:style-name="T3"><text:s text:c="24"/>repea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0">-</text:span></text:span><text:span text:style-name="Source_20_Text"><text:span text:style-name="T19">1</text:span></text:span></text:p>
            <text:p text:style-name="P1"><text:span text:style-name="Source_20_Text"><text:span text:style-name="T3"><text:s text:c="16"/>}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return</text:span></text:span><text:span text:style-name="Source_20_Text"><text:span text:style-name="T4"> player</text:span></text:span></text:p>
            <text:p text:style-name="P1"><text:span text:style-name="Source_20_Text"><text:span text:style-name="T3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The collider is added on line 17 but we made more changes.</text:p>
      <text:p text:style-name="Text_20_body">The <text:span text:style-name="Source_20_Text">createPlatforms()</text:span> and <text:span text:style-name="Source_20_Text">createPlayer()</text:span> methods now return the instance they are creating.</text:p>
      <text:p text:style-name="Text_20_body">It is a best practice to return values for functions with names like <text:span text:style-name="Source_20_Text">create...</text:span>, <text:span text:style-name="Source_20_Text">make...</text:span>, <text:span text:style-name="Source_20_Text">construct...</text:span>, etc. This makes for clearer and safer code as opposed to the function changing variables outside its scope.</text:p>
      <text:p text:style-name="Text_20_body">Our <text:span text:style-name="Source_20_Text">createPlayer()</text:span> method was previously changing <text:span text:style-name="Source_20_Text">this.player</text:span> in the class scope. Now it creates a local variable and returns it without making unseen changes or side effects.</text:p>
      <text:p text:style-name="Text_20_body">You generally want your <text:a xlink:type="simple" xlink:href="https://en.wikipedia.org/wiki/Pure_function" office:target-frame-name="_blank" xlink:show="new" text:style-name="Internet_20_link" text:visited-style-name="Visited_20_Internet_20_Link">functions to be as pure</text:a> as possible. Some of the worst bugs are due to unintended mutations or side effects.</text:p>
      <text:h text:style-name="Heading_20_2" text:outline-level="2"><text:bookmark text:name="keyboard-controls"/><text:soft-page-break/>Keyboard Controls</text:h>
      <text:p text:style-name="Text_20_body">Now that we've added a collider our player is interacting with the platforms as we expect.</text:p>
      <text:p text:style-name="Text_20_body">Next, we will add some keyboard controls.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2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2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1">28</text:span></text:span></text:p>
            <text:p text:style-name="P1"><text:span text:style-name="Source_20_Text"><text:span text:style-name="T2">29</text:span></text:span></text:p>
            <text:p text:style-name="P1"><text:span text:style-name="Source_20_Text"><text:span text:style-name="T2">30</text:span></text:span></text:p>
            <text:p text:style-name="P1"><text:span text:style-name="Source_20_Text"><text:span text:style-name="T2">31</text:span></text:span></text:p>
            <text:p text:style-name="P1"><text:span text:style-name="Source_20_Text"><text:span text:style-name="T2">32</text:span></text:span></text:p>
            <text:p text:style-name="P1"><text:span text:style-name="Source_20_Text"><text:span text:style-name="T2">33</text:span></text:span></text:p>
            <text:p text:style-name="P1"><text:span text:style-name="Source_20_Text"><text:span text:style-name="T2">34</text:span></text:span></text:p>
            <text:p text:style-name="P1"><text:span text:style-name="Source_20_Text"><text:span text:style-name="T2">35</text:span></text:span></text:p>
            <text:p text:style-name="P1"><text:span text:style-name="Source_20_Text"><text:span text:style-name="T2">36</text:span></text:span></text:p>
            <text:p text:style-name="P1"><text:span text:style-name="Source_20_Text"><text:span text:style-name="T2">37</text:span></text:span></text:p>
            <text:p text:style-name="P1"><text:span text:style-name="Source_20_Text"><text:span text:style-name="T2">38</text:span></text:span></text:p>
            <text:p text:style-name="P1"><text:span text:style-name="Source_20_Text"><text:span text:style-name="T2">39</text:span></text:span></text:p>
            <text:p text:style-name="P1"><text:span text:style-name="Source_20_Text"><text:span text:style-name="T2">40</text:span></text:span></text:p>
            <text:p text:style-name="P1"><text:span text:style-name="Source_20_Text"><text:span text:style-name="T2">41</text:span></text:span></text:p>
            <text:p text:style-name="P1"><text:span text:style-name="Source_20_Text"><text:span text:style-name="T2">42</text:span></text:span></text:p>
            <text:p text:style-name="P1"><text:span text:style-name="Source_20_Text"><text:span text:style-name="T2">43</text:span></text:span></text:p>
            <text:p text:style-name="P1"><text:span text:style-name="Source_20_Text"><text:span text:style-name="T2">44</text:span></text:span></text:p>
            <text:p text:style-name="P1"><text:span text:style-name="Source_20_Text"><text:span text:style-name="T2">45</text:span></text:span></text:p>
            <text:p text:style-name="P1"><text:span text:style-name="Source_20_Text"><text:span text:style-name="T2">46</text:span></text:span></text:p>
            <text:p text:style-name="P1"><text:span text:style-name="Source_20_Text"><text:span text:style-name="T2">47</text:span></text:span></text:p>
            <text:p text:style-name="P1"><text:span text:style-name="Source_20_Text"><text:span text:style-name="T2">48</text:span></text:span></text:p>
            <text:p text:style-name="P1"><text:span text:style-name="Source_20_Text"><text:span text:style-name="T2">49</text:span></text:span></text:p>
            <text:p text:style-name="P1"><text:span text:style-name="Source_20_Text"><text:span text:style-name="T2">50</text:span></text:span></text:p>
            <text:p text:style-name="P1"><text:span text:style-name="Source_20_Text"><text:span text:style-name="T2">51</text:span></text:span></text:p>
            <text:p text:style-name="P1"><text:span text:style-name="Source_20_Text"><text:span text:style-name="T2">52</text:span></text:span></text:p>
            <text:p text:style-name="P1"><text:span text:style-name="Source_20_Text"><text:span text:style-name="T2">53</text:span></text:span></text:p>
            <text:p text:style-name="P1"><text:span text:style-name="Source_20_Text"><text:span text:style-name="T2">54</text:span></text:span></text:p>
            <text:p text:style-name="P1"><text:span text:style-name="Source_20_Text"><text:span text:style-name="T1">55</text:span></text:span></text:p>
            <text:p text:style-name="P1"><text:span text:style-name="Source_20_Text"><text:span text:style-name="T1">56</text:span></text:span></text:p>
            <text:p text:style-name="P2"><text:soft-page-break/><text:span text:style-name="Source_20_Text"><text:span text:style-name="T1">57</text:span></text:span></text:p>
          </table:table-cell>
          <table:table-cell table:style-name="Tabela9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27">// constants...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constructor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super</text:span></text:span><text:span text:style-name="Source_20_Text"><text:span text:style-name="T3">(</text:span></text:span><text:span text:style-name="Source_20_Text"><text:span text:style-name="T12">'game-scene'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cursors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undefined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27">// preload()...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platform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tforms(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yer(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</text:span></text:span><text:span text:style-name="Source_20_Text"><text:span text:style-name="T10">this</text:span></text:span><text:span text:style-name="Source_20_Text"><text:span text:style-name="T3">.player, platforms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cursors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input.keyboard.createCursorKeys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4"><text:s text:c="8"/>update()</text:span></text:span></text:p>
            <text:p text:style-name="P1"><text:span text:style-name="Source_20_Text"><text:span text:style-name="T4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if</text:span></text:span><text:span text:style-name="Source_20_Text"><text:span text:style-name="T4"> (</text:span></text:span><text:span text:style-name="Source_20_Text"><text:span text:style-name="T11">this</text:span></text:span><text:span text:style-name="Source_20_Text"><text:span text:style-name="T4">.cursors.left.isDown)</text:span></text:span></text:p>
            <text:p text:style-name="P1"><text:span text:style-name="Source_20_Text"><text:span text:style-name="T4"><text:s text:c="16"/>{</text:span></text:span></text:p>
            <text:p text:style-name="P1"><text:span text:style-name="Source_20_Text"><text:span text:style-name="T4"><text:s text:c="24"/></text:span></text:span><text:span text:style-name="Source_20_Text"><text:span text:style-name="T11">this</text:span></text:span><text:span text:style-name="Source_20_Text"><text:span text:style-name="T4">.player.setVelocityX(</text:span></text:span><text:span text:style-name="Source_20_Text"><text:span text:style-name="T11">-</text:span></text:span><text:span text:style-name="Source_20_Text"><text:span text:style-name="T20">160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4"><text:s text:c="24"/></text:span></text:span><text:span text:style-name="Source_20_Text"><text:span text:style-name="T11">this</text:span></text:span><text:span text:style-name="Source_20_Text"><text:span text:style-name="T4">.player.anims.play(</text:span></text:span><text:span text:style-name="Source_20_Text"><text:span text:style-name="T13">'left'</text:span></text:span><text:span text:style-name="Source_20_Text"><text:span text:style-name="T4">, </text:span></text:span><text:span text:style-name="Source_20_Text"><text:span text:style-name="T11">true</text:span></text:span><text:span text:style-name="Source_20_Text"><text:span text:style-name="T4">)</text:span></text:span></text:p>
            <text:p text:style-name="P1"><text:span text:style-name="Source_20_Text"><text:span text:style-name="T4"><text:s text:c="16"/>}</text:span></text:span></text:p>
            <text:p text:style-name="P1"><text:span text:style-name="Source_20_Text"><text:span text:style-name="T4"><text:s text:c="16"/></text:span></text:span><text:span text:style-name="Source_20_Text"><text:span text:style-name="T11">else</text:span></text:span><text:span text:style-name="Source_20_Text"><text:span text:style-name="T4"> </text:span></text:span><text:span text:style-name="Source_20_Text"><text:span text:style-name="T11">if</text:span></text:span><text:span text:style-name="Source_20_Text"><text:span text:style-name="T4"> (</text:span></text:span><text:span text:style-name="Source_20_Text"><text:span text:style-name="T11">this</text:span></text:span><text:span text:style-name="Source_20_Text"><text:span text:style-name="T4">.cursors.right.isDown)</text:span></text:span></text:p>
            <text:p text:style-name="P1"><text:span text:style-name="Source_20_Text"><text:span text:style-name="T4"><text:s text:c="16"/>{</text:span></text:span></text:p>
            <text:p text:style-name="P1"><text:span text:style-name="Source_20_Text"><text:span text:style-name="T4"><text:s text:c="24"/></text:span></text:span><text:span text:style-name="Source_20_Text"><text:span text:style-name="T11">this</text:span></text:span><text:span text:style-name="Source_20_Text"><text:span text:style-name="T4">.player.setVelocityX(</text:span></text:span><text:span text:style-name="Source_20_Text"><text:span text:style-name="T20">160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4"><text:s text:c="24"/></text:span></text:span><text:span text:style-name="Source_20_Text"><text:span text:style-name="T11">this</text:span></text:span><text:span text:style-name="Source_20_Text"><text:span text:style-name="T4">.player.anims.play(</text:span></text:span><text:span text:style-name="Source_20_Text"><text:span text:style-name="T13">'right'</text:span></text:span><text:span text:style-name="Source_20_Text"><text:span text:style-name="T4">, </text:span></text:span><text:span text:style-name="Source_20_Text"><text:span text:style-name="T11">true</text:span></text:span><text:span text:style-name="Source_20_Text"><text:span text:style-name="T4">)</text:span></text:span></text:p>
            <text:p text:style-name="P1"><text:span text:style-name="Source_20_Text"><text:span text:style-name="T4"><text:s text:c="16"/>}</text:span></text:span></text:p>
            <text:p text:style-name="P1"><text:span text:style-name="Source_20_Text"><text:span text:style-name="T4"><text:s text:c="16"/></text:span></text:span><text:span text:style-name="Source_20_Text"><text:span text:style-name="T11">else</text:span></text:span></text:p>
            <text:p text:style-name="P1"><text:span text:style-name="Source_20_Text"><text:span text:style-name="T4"><text:s text:c="16"/>{</text:span></text:span></text:p>
            <text:p text:style-name="P1"><text:span text:style-name="Source_20_Text"><text:span text:style-name="T4"><text:s text:c="24"/></text:span></text:span><text:span text:style-name="Source_20_Text"><text:span text:style-name="T11">this</text:span></text:span><text:span text:style-name="Source_20_Text"><text:span text:style-name="T4">.player.setVelocityX(</text:span></text:span><text:span text:style-name="Source_20_Text"><text:span text:style-name="T20">0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4"><text:s text:c="24"/></text:span></text:span><text:span text:style-name="Source_20_Text"><text:span text:style-name="T11">this</text:span></text:span><text:span text:style-name="Source_20_Text"><text:span text:style-name="T4">.player.anims.play(</text:span></text:span><text:span text:style-name="Source_20_Text"><text:span text:style-name="T13">'turn'</text:span></text:span><text:span text:style-name="Source_20_Text"><text:span text:style-name="T4">)</text:span></text:span></text:p>
            <text:p text:style-name="P1"><text:span text:style-name="Source_20_Text"><text:span text:style-name="T4"><text:s text:c="16"/>}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if</text:span></text:span><text:span text:style-name="Source_20_Text"><text:span text:style-name="T4"> (</text:span></text:span><text:span text:style-name="Source_20_Text"><text:span text:style-name="T11">this</text:span></text:span><text:span text:style-name="Source_20_Text"><text:span text:style-name="T4">.cursors.up.isDown </text:span></text:span><text:span text:style-name="Source_20_Text"><text:span text:style-name="T11">&amp;&amp;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player.body.touching.down)</text:span></text:span></text:p>
            <text:p text:style-name="P1"><text:span text:style-name="Source_20_Text"><text:span text:style-name="T4"><text:s text:c="16"/>{</text:span></text:span></text:p>
            <text:p text:style-name="P1"><text:span text:style-name="Source_20_Text"><text:span text:style-name="T4"><text:s text:c="24"/></text:span></text:span><text:span text:style-name="Source_20_Text"><text:span text:style-name="T11">this</text:span></text:span><text:span text:style-name="Source_20_Text"><text:span text:style-name="T4">.player.setVelocityY(</text:span></text:span><text:span text:style-name="Source_20_Text"><text:span text:style-name="T11">-</text:span></text:span><text:span text:style-name="Source_20_Text"><text:span text:style-name="T20">330</text:span></text:span><text:span text:style-name="Source_20_Text"><text:span text:style-name="T4">)</text:span></text:span></text:p>
            <text:p text:style-name="P1"><text:span text:style-name="Source_20_Text"><text:span text:style-name="T4"><text:s text:c="16"/>}</text:span></text:span></text:p>
            <text:p text:style-name="P1"><text:span text:style-name="Source_20_Text"><text:span text:style-name="T4"><text:s text:c="8"/>}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27">// ...</text:span></text:span></text:p>
            <text:p text:style-name="P2"><text:soft-page-break/><text:span text:style-name="Source_20_Text"><text:span text:style-name="T3">}</text:span></text:span></text:p>
          </table:table-cell>
        </table:table-row>
      </table:table>
      <text:p text:style-name="Text_20_body">We added a <text:span text:style-name="Source_20_Text">cursors</text:span> property on line 12 and then set it to Phaser's default cursor keys in the <text:span text:style-name="Source_20_Text">create()</text:span> method on line 26.</text:p>
      <text:p text:style-name="Text_20_body">The new <text:span text:style-name="Source_20_Text">update()</text:span> method is where the input logic takes place. The code is the same as the <text:a xlink:type="simple" xlink:href="https://phaser.io/tutorials/making-your-first-phaser-3-game/part7" office:target-frame-name="_blank" xlink:show="new" text:style-name="Internet_20_link" text:visited-style-name="Visited_20_Internet_20_Link">official Phaser guide</text:a> except we are using references to class properties (<text:span text:style-name="Source_20_Text">this.cursors</text:span> and <text:span text:style-name="Source_20_Text">this.player</text:span>) instead of globals.</text:p>
      <text:p text:style-name="Text_20_body">Your browser window at <text:a xlink:type="simple" xlink:href="http://localhost:8000/" office:target-frame-name="_blank" xlink:show="new" text:style-name="Internet_20_link" text:visited-style-name="Visited_20_Internet_20_Link">http://localhost:8000</text:a> should automatically refresh. Then you can move your character with the left/right arrow keys and jump with the up key! 🎉</text:p>
      <text:h text:style-name="Heading_20_2" text:outline-level="2"><text:bookmark text:name="coming-up2"/>Coming Up</text:h>
      <text:p text:style-name="Text_20_body">We've now transformed parts 6 and 7 from the official <text:a xlink:type="simple" xlink:href="https://phaser.io/tutorials/making-your-first-phaser-3-game/part6" office:target-frame-name="_blank" xlink:show="new" text:style-name="Internet_20_link" text:visited-style-name="Visited_20_Internet_20_Link">Making your first Phaser 3 game</text:a> guide into modern JavaScript.</text:p>
      <text:p text:style-name="Text_20_body"><text:a xlink:type="simple" xlink:href="https://blog.ourcade.co/posts/2020/make-first-phaser-3-game-modern-javascript-part4/" text:style-name="Internet_20_link" text:visited-style-name="Visited_20_Internet_20_Link">In the next part, we will add stars to collect and handle showing a score</text:a>.</text:p>
      <text:p text:style-name="Text_20_body">Let us know in the comments below if anything doesn’t work or is unclear. We’ll be happy to fix or clarify!</text:p>
      <text:p text:style-name="Text_20_body">Be sure to sign up for our newsletter so you don't miss any future Phaser 3 game development tips and techniques!</text:p>
      <text:h text:style-name="Heading_20_1" text:outline-level="1">Making Your First Phaser 3 Game in Modern Javascript - Part 4 </text:h>
      <text:h text:style-name="Heading_20_2" text:outline-level="2">Write better code using modern JavaScript for Phaser 3 </text:h>
      <text:p text:style-name="Text_20_body">by Ourcade on 6 minute read </text:p>
      <text:p text:style-name="Text_20_body"/>
      <text:p text:style-name="Text_20_body">Games can be one of the most complicated pieces of software to create. And the most fun.</text:p>
      <text:p text:style-name="Text_20_body">It helps to use modern best practices to avoid nasty bugs or more easily fix ones that come up.</text:p>
      <text:p text:style-name="Text_20_body">Doing so saves you time and headaches. Most importantly it will help you make a better game.</text:p>
      <text:p text:style-name="Text_20_body">In this article, we will show you how to create a game in Phaser 3 using modern JavaScript and best practices.</text:p>
      <text:p text:style-name="Text_20_body">We'll be creating the same game from the official <text:a xlink:type="simple" xlink:href="https://phaser.io/tutorials/making-your-first-phaser-3-game/part1" office:target-frame-name="_blank" xlink:show="new" text:style-name="Internet_20_link" text:visited-style-name="Visited_20_Internet_20_Link">Making your first Phaser 3 game</text:a> guide. This way you can compare and contrast the differences.</text:p>
      <text:p text:style-name="Text_20_body"><text:a xlink:type="simple" xlink:href="https://blog.ourcade.co/posts/2020/make-first-phaser-3-game-modern-javascript-part3/" text:style-name="Internet_20_link" text:visited-style-name="Visited_20_Internet_20_Link">In Part 3 we handled collisions between platforms and the player and added keyboard controls. Go check it out if you haven't already.</text:a></text:p>
      <text:h text:style-name="Heading_20_2" text:outline-level="2"><text:bookmark text:name="creating-stars"/><text:soft-page-break/>Creating Stars</text:h>
      <text:p text:style-name="Text_20_body">We ended Part 3 with a character that can move and jump on platforms.</text:p>
      <text:p text:style-name="Text_20_body">Now we need some stars to collect.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2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2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1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1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2">30</text:span></text:span></text:p>
            <text:p text:style-name="P1"><text:span text:style-name="Source_20_Text"><text:span text:style-name="T1">31</text:span></text:span></text:p>
            <text:p text:style-name="P1"><text:span text:style-name="Source_20_Text"><text:span text:style-name="T1">32</text:span></text:span></text:p>
            <text:p text:style-name="P1"><text:span text:style-name="Source_20_Text"><text:span text:style-name="T2">33</text:span></text:span></text:p>
            <text:p text:style-name="P1"><text:span text:style-name="Source_20_Text"><text:span text:style-name="T1">34</text:span></text:span></text:p>
            <text:p text:style-name="P1"><text:span text:style-name="Source_20_Text"><text:span text:style-name="T1">35</text:span></text:span></text:p>
            <text:p text:style-name="P1"><text:span text:style-name="Source_20_Text"><text:span text:style-name="T1">36</text:span></text:span></text:p>
            <text:p text:style-name="P1"><text:span text:style-name="Source_20_Text"><text:span text:style-name="T1">37</text:span></text:span></text:p>
            <text:p text:style-name="P1"><text:span text:style-name="Source_20_Text"><text:span text:style-name="T1">38</text:span></text:span></text:p>
            <text:p text:style-name="P1"><text:span text:style-name="Source_20_Text"><text:span text:style-name="T1">39</text:span></text:span></text:p>
            <text:p text:style-name="P1"><text:span text:style-name="Source_20_Text"><text:span text:style-name="T2">40</text:span></text:span></text:p>
            <text:p text:style-name="P1"><text:span text:style-name="Source_20_Text"><text:span text:style-name="T2">41</text:span></text:span></text:p>
            <text:p text:style-name="P1"><text:span text:style-name="Source_20_Text"><text:span text:style-name="T2">42</text:span></text:span></text:p>
            <text:p text:style-name="P1"><text:span text:style-name="Source_20_Text"><text:span text:style-name="T2">43</text:span></text:span></text:p>
            <text:p text:style-name="P1"><text:span text:style-name="Source_20_Text"><text:span text:style-name="T2">44</text:span></text:span></text:p>
            <text:p text:style-name="P1"><text:span text:style-name="Source_20_Text"><text:span text:style-name="T2">45</text:span></text:span></text:p>
            <text:p text:style-name="P1"><text:span text:style-name="Source_20_Text"><text:span text:style-name="T2">46</text:span></text:span></text:p>
            <text:p text:style-name="P1"><text:span text:style-name="Source_20_Text"><text:span text:style-name="T2">47</text:span></text:span></text:p>
            <text:p text:style-name="P1"><text:span text:style-name="Source_20_Text"><text:span text:style-name="T2">48</text:span></text:span></text:p>
            <text:p text:style-name="P1"><text:span text:style-name="Source_20_Text"><text:span text:style-name="T2">49</text:span></text:span></text:p>
            <text:p text:style-name="P1"><text:span text:style-name="Source_20_Text"><text:span text:style-name="T2">50</text:span></text:span></text:p>
            <text:p text:style-name="P1"><text:span text:style-name="Source_20_Text"><text:span text:style-name="T2">51</text:span></text:span></text:p>
            <text:p text:style-name="P1"><text:span text:style-name="Source_20_Text"><text:span text:style-name="T2">52</text:span></text:span></text:p>
            <text:p text:style-name="P1"><text:span text:style-name="Source_20_Text"><text:span text:style-name="T2">53</text:span></text:span></text:p>
            <text:p text:style-name="P2"><text:span text:style-name="Source_20_Text"><text:span text:style-name="T1">54</text:span></text:span></text:p>
          </table:table-cell>
          <table:table-cell table:style-name="Tabela10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const</text:span></text:span><text:span text:style-name="Source_20_Text"><text:span text:style-name="T3"> GROUND_KEY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2">'ground'</text:span></text:span></text:p>
            <text:p text:style-name="P1"><text:span text:style-name="Source_20_Text"><text:span text:style-name="T10">const</text:span></text:span><text:span text:style-name="Source_20_Text"><text:span text:style-name="T3"> DUDE_KEY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2">'dude'</text:span></text:span></text:p>
            <text:p text:style-name="P1"><text:span text:style-name="Source_20_Text"><text:span text:style-name="T11">const</text:span></text:span><text:span text:style-name="Source_20_Text"><text:span text:style-name="T4"> STAR_KEY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3">'star'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</text:span></text:span><text:span text:style-name="Source_20_Text"><text:span text:style-name="T27">// constructor...</text:span></text:span></text:p>
            <text:p text:style-name="P1"/>
            <text:p text:style-name="P1"><text:span text:style-name="Source_20_Text"><text:span text:style-name="T3"><text:s text:c="8"/>preload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</text:span></text:span><text:span text:style-name="Source_20_Text"><text:span text:style-name="T12">'sky'</text:span></text:span><text:span text:style-name="Source_20_Text"><text:span text:style-name="T3">, </text:span></text:span><text:span text:style-name="Source_20_Text"><text:span text:style-name="T12">'assets/sky.png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GROUND_KEY, </text:span></text:span><text:span text:style-name="Source_20_Text"><text:span text:style-name="T12">'assets/platform.png'</text:span></text:span><text:span text:style-name="Source_20_Text"><text:span text:style-name="T3">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load.image(STAR_KEY, </text:span></text:span><text:span text:style-name="Source_20_Text"><text:span text:style-name="T13">'assets/star.png'</text:span></text:span><text:span text:style-name="Source_20_Text"><text:span text:style-name="T4">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</text:span></text:span><text:span text:style-name="Source_20_Text"><text:span text:style-name="T12">'bomb'</text:span></text:span><text:span text:style-name="Source_20_Text"><text:span text:style-name="T3">, </text:span></text:span><text:span text:style-name="Source_20_Text"><text:span text:style-name="T12">'assets/bomb.png'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spritesheet(DUDE_KEY, </text:span></text:span></text:p>
            <text:p text:style-name="P1"><text:span text:style-name="Source_20_Text"><text:span text:style-name="T3"><text:s text:c="24"/></text:span></text:span><text:span text:style-name="Source_20_Text"><text:span text:style-name="T12">'assets/dude.png'</text:span></text:span><text:span text:style-name="Source_20_Text"><text:span text:style-name="T3">,</text:span></text:span></text:p>
            <text:p text:style-name="P1"><text:span text:style-name="Source_20_Text"><text:span text:style-name="T3"><text:s text:c="24"/>{ frameWidth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32</text:span></text:span><text:span text:style-name="Source_20_Text"><text:span text:style-name="T3">, frameHeigh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48</text:span></text:span><text:span text:style-name="Source_20_Text"><text:span text:style-name="T3"> }</text:span></text:span></text:p>
            <text:p text:style-name="P1"><text:span text:style-name="Source_20_Text"><text:span text:style-name="T3"><text:s text:c="16"/>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platform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tforms(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yer()</text:span></text:span></text:p>
            <text:p text:style-name="P1"><text:span text:style-name="Source_20_Text"><text:span text:style-name="T4"><text:s text:c="16"/></text:span></text:span><text:span text:style-name="Source_20_Text"><text:span text:style-name="T11">const</text:span></text:span><text:span text:style-name="Source_20_Text"><text:span text:style-name="T4"> stars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createStars(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</text:span></text:span><text:span text:style-name="Source_20_Text"><text:span text:style-name="T10">this</text:span></text:span><text:span text:style-name="Source_20_Text"><text:span text:style-name="T3">.player, platforms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hysics.add.collider(stars, platforms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input.keyboard.createCursorKeys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27">// ...</text:span></text:span></text:p>
            <text:p text:style-name="P1"/>
            <text:p text:style-name="P1"><text:span text:style-name="Source_20_Text"><text:span text:style-name="T4"><text:s text:c="8"/>createStars()</text:span></text:span></text:p>
            <text:p text:style-name="P1"><text:span text:style-name="Source_20_Text"><text:span text:style-name="T4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const</text:span></text:span><text:span text:style-name="Source_20_Text"><text:span text:style-name="T4"> stars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physics.add.group({</text:span></text:span></text:p>
            <text:p text:style-name="P1"><text:span text:style-name="Source_20_Text"><text:span text:style-name="T4"><text:s text:c="24"/>key</text:span></text:span><text:span text:style-name="Source_20_Text"><text:span text:style-name="T11">:</text:span></text:span><text:span text:style-name="Source_20_Text"><text:span text:style-name="T4"> STAR_KEY,</text:span></text:span></text:p>
            <text:p text:style-name="P1"><text:span text:style-name="Source_20_Text"><text:span text:style-name="T4"><text:s text:c="24"/>repeat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11</text:span></text:span><text:span text:style-name="Source_20_Text"><text:span text:style-name="T4">,</text:span></text:span></text:p>
            <text:p text:style-name="P1"><text:span text:style-name="Source_20_Text"><text:span text:style-name="T4"><text:s text:c="24"/>setXY</text:span></text:span><text:span text:style-name="Source_20_Text"><text:span text:style-name="T11">:</text:span></text:span><text:span text:style-name="Source_20_Text"><text:span text:style-name="T4"> { x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12</text:span></text:span><text:span text:style-name="Source_20_Text"><text:span text:style-name="T4">, y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0</text:span></text:span><text:span text:style-name="Source_20_Text"><text:span text:style-name="T4">, stepX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20">70</text:span></text:span><text:span text:style-name="Source_20_Text"><text:span text:style-name="T4"> }</text:span></text:span></text:p>
            <text:p text:style-name="P1"><text:span text:style-name="Source_20_Text"><text:span text:style-name="T4"><text:s text:c="16"/>})</text:span></text:span></text:p>
            <text:p text:style-name="P1"><text:span text:style-name="Source_20_Text"><text:span text:style-name="T4"><text:s text:c="16"/></text:span></text:span></text:p>
            <text:p text:style-name="P1"><text:span text:style-name="Source_20_Text"><text:span text:style-name="T4"><text:s text:c="16"/>stars.children.iterate((child) =&gt; {</text:span></text:span></text:p>
            <text:p text:style-name="P1"><text:span text:style-name="Source_20_Text"><text:span text:style-name="T4"><text:s text:c="24"/>child.setBounceY(Phaser.</text:span></text:span><text:span text:style-name="Source_20_Text"><text:span text:style-name="T30">Math</text:span></text:span><text:span text:style-name="Source_20_Text"><text:span text:style-name="T4">.FloatBetween(</text:span></text:span><text:span text:style-name="Source_20_Text"><text:span text:style-name="T20">0.4</text:span></text:span><text:span text:style-name="Source_20_Text"><text:span text:style-name="T4">, </text:span></text:span><text:span text:style-name="Source_20_Text"><text:span text:style-name="T20">0.8</text:span></text:span><text:span text:style-name="Source_20_Text"><text:span text:style-name="T4">))</text:span></text:span></text:p>
            <text:p text:style-name="P1"><text:span text:style-name="Source_20_Text"><text:span text:style-name="T4"><text:s text:c="16"/>}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return</text:span></text:span><text:span text:style-name="Source_20_Text"><text:span text:style-name="T4"> stars</text:span></text:span></text:p>
            <text:p text:style-name="P1"><text:span text:style-name="Source_20_Text"><text:span text:style-name="T4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As you can tell, we are using the best practices covered in previous parts!</text:p>
      <text:p text:style-name="Text_20_body"><text:soft-page-break/>First, the constant <text:span text:style-name="Source_20_Text">STAR_KEY</text:span> is used to preload the star asset and then to create a group of equally spaced stars in <text:span text:style-name="Source_20_Text">createStars()</text:span>.</text:p>
      <text:p text:style-name="Text_20_body">Our <text:span text:style-name="Source_20_Text">createStars()</text:span> method returns the physics group which is used in <text:span text:style-name="Source_20_Text">create()</text:span> to add a collider for the stars and platforms.</text:p>
      <text:p text:style-name="Text_20_body">We've kept the logic the same as the official Phaser guide. <text:a xlink:type="simple" xlink:href="https://phaser.io/tutorials/making-your-first-phaser-3-game/part8" office:target-frame-name="_blank" xlink:show="new" text:style-name="Internet_20_link" text:visited-style-name="Visited_20_Internet_20_Link">Check it out for an explanation of how 12 stars are made</text:a> in the <text:span text:style-name="Source_20_Text">createStars()</text:span> method.</text:p>
      <text:p text:style-name="Text_20_body">Your refreshed browser window at <text:a xlink:type="simple" xlink:href="http://localhost:8000/" office:target-frame-name="_blank" xlink:show="new" text:style-name="Internet_20_link" text:visited-style-name="Visited_20_Internet_20_Link">http://localhost:8000</text:a> should show stars falling from the sky and landing on the ground and platforms. 👍</text:p>
      <text:h text:style-name="Heading_20_2" text:outline-level="2"><text:bookmark text:name="collecting-stars"/>Collecting Stars</text:h>
      <text:p text:style-name="Text_20_body">Next, let's handle collecting stars.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2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2">25</text:span></text:span></text:p>
            <text:p text:style-name="P1"><text:span text:style-name="Source_20_Text"><text:span text:style-name="T2">26</text:span></text:span></text:p>
            <text:p text:style-name="P1"><text:span text:style-name="Source_20_Text"><text:span text:style-name="T2">27</text:span></text:span></text:p>
            <text:p text:style-name="P1"><text:span text:style-name="Source_20_Text"><text:span text:style-name="T2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1">30</text:span></text:span></text:p>
            <text:p text:style-name="P2"><text:span text:style-name="Source_20_Text"><text:span text:style-name="T1">31</text:span></text:span></text:p>
          </table:table-cell>
          <table:table-cell table:style-name="Tabela11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27">// ...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</text:span></text:span><text:span text:style-name="Source_20_Text"><text:span text:style-name="T27">// ...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platform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tforms(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yer()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sta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Stars(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</text:span></text:span><text:span text:style-name="Source_20_Text"><text:span text:style-name="T10">this</text:span></text:span><text:span text:style-name="Source_20_Text"><text:span text:style-name="T3">.player, platforms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stars, platforms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hysics.add.overlap(</text:span></text:span><text:span text:style-name="Source_20_Text"><text:span text:style-name="T11">this</text:span></text:span><text:span text:style-name="Source_20_Text"><text:span text:style-name="T4">.player, stars, </text:span></text:span><text:span text:style-name="Source_20_Text"><text:span text:style-name="T11">this</text:span></text:span><text:span text:style-name="Source_20_Text"><text:span text:style-name="T4">.collectStar, </text:span></text:span><text:span text:style-name="Source_20_Text"><text:span text:style-name="T11">null</text:span></text:span><text:span text:style-name="Source_20_Text"><text:span text:style-name="T4">, </text:span></text:span><text:span text:style-name="Source_20_Text"><text:span text:style-name="T11">this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input.keyboard.createCursorKeys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4"><text:s text:c="8"/>collectStar(player, star)</text:span></text:span></text:p>
            <text:p text:style-name="P1"><text:span text:style-name="Source_20_Text"><text:span text:style-name="T4"><text:s text:c="8"/>{</text:span></text:span></text:p>
            <text:p text:style-name="P1"><text:span text:style-name="Source_20_Text"><text:span text:style-name="T4"><text:s text:c="16"/>star.disableBody(</text:span></text:span><text:span text:style-name="Source_20_Text"><text:span text:style-name="T11">true</text:span></text:span><text:span text:style-name="Source_20_Text"><text:span text:style-name="T4">, </text:span></text:span><text:span text:style-name="Source_20_Text"><text:span text:style-name="T11">true</text:span></text:span><text:span text:style-name="Source_20_Text"><text:span text:style-name="T4">)</text:span></text:span></text:p>
            <text:p text:style-name="P1"><text:span text:style-name="Source_20_Text"><text:span text:style-name="T4"><text:s text:c="8"/>}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27">// ...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Collecting stars is handled by detecting an overlap between a star and the player. We do this on line 20.</text:p>
      <text:p text:style-name="Text_20_body">Continuing on line 20 we see <text:span text:style-name="Source_20_Text">this.collectStar</text:span> as the third parameter. This is the method Phaser will call when an overlap is detected. The last parameter on this line is <text:span text:style-name="Source_20_Text">this</text:span>. It <text:a xlink:type="simple" xlink:href="https://photonstorm.github.io/phaser3-docs/Phaser.Physics.Arcade.Factory.html#overlap__anchor" office:target-frame-name="_blank" xlink:show="new" text:style-name="Internet_20_link" text:visited-style-name="Visited_20_Internet_20_Link">specifies the scope</text:a> from which the <text:span text:style-name="Source_20_Text">collectStar()</text:span> method will be called.</text:p>
      <text:h text:style-name="Heading_20_4" text:outline-level="4"><text:soft-page-break/>JavaScript Scopes</text:h>
      <text:p text:style-name="Text_20_body">Let us know in the comments below if you would like a deeper dive into JavaScript scopes. We also recommend doing a search for "javascript scopes". </text:p>
      <text:p text:style-name="Text_20_body">In the <text:span text:style-name="Source_20_Text">collectStar(player, star)</text:span> method we simply disable the physics body. The two parameters passed to <text:span text:style-name="Source_20_Text">disableBody()</text:span> <text:a xlink:type="simple" xlink:href="https://photonstorm.github.io/phaser3-docs/Phaser.Physics.Arcade.Sprite.html#disableBody__anchor" office:target-frame-name="_blank" xlink:show="new" text:style-name="Internet_20_link" text:visited-style-name="Visited_20_Internet_20_Link">tells Phaser to disable and hide</text:a> the <text:span text:style-name="Source_20_Text">GameObject</text:span>.</text:p>
      <text:p text:style-name="Text_20_body">Back in the browser, you should be able to move the player over stars and have them disappear! 🎉</text:p>
      <text:h text:style-name="Heading_20_2" text:outline-level="2"><text:bookmark text:name="create-a-scorelabel"/>Create a ScoreLabel</text:h>
      <text:p text:style-name="Text_20_body">We want to show the player's score as they collect stars so let's create a <text:span text:style-name="Source_20_Text">ScoreLabel</text:span> class at <text:span text:style-name="Source_20_Text">src/ui/ScoreLabel.js</text:span>.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1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1">28</text:span></text:span></text:p>
            <text:p text:style-name="P2"><text:span text:style-name="Source_20_Text"><text:span text:style-name="T1">29</text:span></text:span></text:p>
          </table:table-cell>
          <table:table-cell table:style-name="Tabela12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const</text:span></text:span><text:span text:style-name="Source_20_Text"><text:span text:style-name="T3"> formatScore </text:span></text:span><text:span text:style-name="Source_20_Text"><text:span text:style-name="T10">=</text:span></text:span><text:span text:style-name="Source_20_Text"><text:span text:style-name="T3"> (score) =&gt; </text:span></text:span><text:span text:style-name="Source_20_Text"><text:span text:style-name="T12">`Score: ${</text:span></text:span><text:span text:style-name="Source_20_Text"><text:span text:style-name="T3">score</text:span></text:span><text:span text:style-name="Source_20_Text"><text:span text:style-name="T12">}`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ScoreLabel </text:span></text:span><text:span text:style-name="Source_20_Text"><text:span text:style-name="T10">extends</text:span></text:span><text:span text:style-name="Source_20_Text"><text:span text:style-name="T3"> Phaser.GameObjects.Text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constructor(scene, x, y, score, style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super</text:span></text:span><text:span text:style-name="Source_20_Text"><text:span text:style-name="T3">(scene, x, y, formatScore(score), style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ore </text:span></text:span><text:span text:style-name="Source_20_Text"><text:span text:style-name="T10">=</text:span></text:span><text:span text:style-name="Source_20_Text"><text:span text:style-name="T3"> score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setScore(score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ore <text:s/></text:span></text:span><text:span text:style-name="Source_20_Text"><text:span text:style-name="T10">=</text:span></text:span><text:span text:style-name="Source_20_Text"><text:span text:style-name="T3"> score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updateScoreText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add(points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etScore(</text:span></text:span><text:span text:style-name="Source_20_Text"><text:span text:style-name="T10">this</text:span></text:span><text:span text:style-name="Source_20_Text"><text:span text:style-name="T3">.score </text:span></text:span><text:span text:style-name="Source_20_Text"><text:span text:style-name="T10">+</text:span></text:span><text:span text:style-name="Source_20_Text"><text:span text:style-name="T3"> points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updateScoreText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etText(formatScore(</text:span></text:span><text:span text:style-name="Source_20_Text"><text:span text:style-name="T10">this</text:span></text:span><text:span text:style-name="Source_20_Text"><text:span text:style-name="T3">.score))</text:span></text:span></text:p>
            <text:p text:style-name="P1"><text:span text:style-name="Source_20_Text"><text:span text:style-name="T3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It is not strictly necessary to create a separate class for our score label. The official Phaser guide simply adds a <text:span text:style-name="Source_20_Text">Text</text:span> object to the Scene.</text:p>
      <text:p text:style-name="Text_20_body">We've chosen to do so to keep all the score updating logic in one place. This will keep our <text:span text:style-name="Source_20_Text">GameScene</text:span> class smaller and easier to read.</text:p>
      <text:p text:style-name="Text_20_body">Encapsulating common logic for reusability is a best practice. Because we made a <text:span text:style-name="Source_20_Text">ScoreLabel</text:span> class we can use it again in a different Scene without duplicating code–<text:a xlink:type="simple" xlink:href="https://en.wikipedia.org/wiki/Don%27t_repeat_yourself" office:target-frame-name="_blank" xlink:show="new" text:style-name="Internet_20_link" text:visited-style-name="Visited_20_Internet_20_Link">staying DRY</text:a>!</text:p>
      <text:h text:style-name="Heading_20_2" text:outline-level="2"><text:bookmark text:name="keeping-score"/>Keeping Score</text:h>
      <text:p text:style-name="Text_20_body">With our <text:span text:style-name="Source_20_Text">ScoreLabel</text:span> in hand, we can add it to our <text:span text:style-name="Source_20_Text">GameScene</text:span>.</text:p>
      <table:table table:name="Tabela13" table:style-name="Tabela13">
        <table:table-column table:style-name="Tabela13.A"/>
        <table:table-column table:style-name="Tabela13.B"/>
        <text:soft-page-break/>
        <table:table-row>
          <table:table-cell table:style-name="Tabela13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2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2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2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1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1">30</text:span></text:span></text:p>
            <text:p text:style-name="P1"><text:span text:style-name="Source_20_Text"><text:span text:style-name="T1">31</text:span></text:span></text:p>
            <text:p text:style-name="P1"><text:span text:style-name="Source_20_Text"><text:span text:style-name="T1">32</text:span></text:span></text:p>
            <text:p text:style-name="P1"><text:span text:style-name="Source_20_Text"><text:span text:style-name="T1">33</text:span></text:span></text:p>
            <text:p text:style-name="P1"><text:span text:style-name="Source_20_Text"><text:span text:style-name="T1">34</text:span></text:span></text:p>
            <text:p text:style-name="P1"><text:span text:style-name="Source_20_Text"><text:span text:style-name="T1">35</text:span></text:span></text:p>
            <text:p text:style-name="P1"><text:span text:style-name="Source_20_Text"><text:span text:style-name="T1">36</text:span></text:span></text:p>
            <text:p text:style-name="P1"><text:span text:style-name="Source_20_Text"><text:span text:style-name="T1">37</text:span></text:span></text:p>
            <text:p text:style-name="P1"><text:span text:style-name="Source_20_Text"><text:span text:style-name="T1">38</text:span></text:span></text:p>
            <text:p text:style-name="P1"><text:span text:style-name="Source_20_Text"><text:span text:style-name="T1">39</text:span></text:span></text:p>
            <text:p text:style-name="P1"><text:span text:style-name="Source_20_Text"><text:span text:style-name="T2">40</text:span></text:span></text:p>
            <text:p text:style-name="P1"><text:span text:style-name="Source_20_Text"><text:span text:style-name="T1">41</text:span></text:span></text:p>
            <text:p text:style-name="P1"><text:span text:style-name="Source_20_Text"><text:span text:style-name="T1">42</text:span></text:span></text:p>
            <text:p text:style-name="P1"><text:span text:style-name="Source_20_Text"><text:span text:style-name="T1">43</text:span></text:span></text:p>
            <text:p text:style-name="P1"><text:span text:style-name="Source_20_Text"><text:span text:style-name="T1">44</text:span></text:span></text:p>
            <text:p text:style-name="P1"><text:span text:style-name="Source_20_Text"><text:span text:style-name="T2">45</text:span></text:span></text:p>
            <text:p text:style-name="P1"><text:span text:style-name="Source_20_Text"><text:span text:style-name="T2">46</text:span></text:span></text:p>
            <text:p text:style-name="P1"><text:span text:style-name="Source_20_Text"><text:span text:style-name="T2">47</text:span></text:span></text:p>
            <text:p text:style-name="P1"><text:span text:style-name="Source_20_Text"><text:span text:style-name="T2">48</text:span></text:span></text:p>
            <text:p text:style-name="P1"><text:span text:style-name="Source_20_Text"><text:span text:style-name="T2">49</text:span></text:span></text:p>
            <text:p text:style-name="P1"><text:span text:style-name="Source_20_Text"><text:span text:style-name="T2">50</text:span></text:span></text:p>
            <text:p text:style-name="P1"><text:span text:style-name="Source_20_Text"><text:span text:style-name="T2">51</text:span></text:span></text:p>
            <text:p text:style-name="P1"><text:span text:style-name="Source_20_Text"><text:span text:style-name="T2">52</text:span></text:span></text:p>
            <text:p text:style-name="P1"><text:span text:style-name="Source_20_Text"><text:span text:style-name="T2">53</text:span></text:span></text:p>
            <text:p text:style-name="P2"><text:span text:style-name="Source_20_Text"><text:span text:style-name="T1">54</text:span></text:span></text:p>
          </table:table-cell>
          <table:table-cell table:style-name="Tabela13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1">import</text:span></text:span><text:span text:style-name="Source_20_Text"><text:span text:style-name="T4"> ScoreLabel from </text:span></text:span><text:span text:style-name="Source_20_Text"><text:span text:style-name="T13">'../ui/ScoreLabel'</text:span></text:span></text:p>
            <text:p text:style-name="P1"/>
            <text:p text:style-name="P1"><text:span text:style-name="Source_20_Text"><text:span text:style-name="T27">// constants ...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constructor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super</text:span></text:span><text:span text:style-name="Source_20_Text"><text:span text:style-name="T3">(</text:span></text:span><text:span text:style-name="Source_20_Text"><text:span text:style-name="T12">'game-scene'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scoreLabel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undefined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platform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tforms(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yer()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sta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Stars(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scoreLabel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createScoreLabel(</text:span></text:span><text:span text:style-name="Source_20_Text"><text:span text:style-name="T20">16</text:span></text:span><text:span text:style-name="Source_20_Text"><text:span text:style-name="T4">, </text:span></text:span><text:span text:style-name="Source_20_Text"><text:span text:style-name="T20">16</text:span></text:span><text:span text:style-name="Source_20_Text"><text:span text:style-name="T4">, </text:span></text:span><text:span text:style-name="Source_20_Text"><text:span text:style-name="T20">0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</text:span></text:span><text:span text:style-name="Source_20_Text"><text:span text:style-name="T10">this</text:span></text:span><text:span text:style-name="Source_20_Text"><text:span text:style-name="T3">.player, platforms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stars, platforms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overlap(</text:span></text:span><text:span text:style-name="Source_20_Text"><text:span text:style-name="T10">this</text:span></text:span><text:span text:style-name="Source_20_Text"><text:span text:style-name="T3">.player, stars, </text:span></text:span><text:span text:style-name="Source_20_Text"><text:span text:style-name="T10">this</text:span></text:span><text:span text:style-name="Source_20_Text"><text:span text:style-name="T3">.collectStar, </text:span></text:span><text:span text:style-name="Source_20_Text"><text:span text:style-name="T10">null</text:span></text:span><text:span text:style-name="Source_20_Text"><text:span text:style-name="T3">, </text:span></text:span><text:span text:style-name="Source_20_Text"><text:span text:style-name="T10">this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input.keyboard.createCursorKeys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ollectStar(player, star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star.disableBody(</text:span></text:span><text:span text:style-name="Source_20_Text"><text:span text:style-name="T10">true</text:span></text:span><text:span text:style-name="Source_20_Text"><text:span text:style-name="T3">, </text:span></text:span><text:span text:style-name="Source_20_Text"><text:span text:style-name="T10">true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scoreLabel.add(</text:span></text:span><text:span text:style-name="Source_20_Text"><text:span text:style-name="T20">10</text:span></text:span><text:span text:style-name="Source_20_Text"><text:span text:style-name="T4">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27">// ...</text:span></text:span></text:p>
            <text:p text:style-name="P1"/>
            <text:p text:style-name="P1"><text:span text:style-name="Source_20_Text"><text:span text:style-name="T4"><text:s text:c="8"/>createScoreLabel(x, y, score)</text:span></text:span></text:p>
            <text:p text:style-name="P1"><text:span text:style-name="Source_20_Text"><text:span text:style-name="T4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const</text:span></text:span><text:span text:style-name="Source_20_Text"><text:span text:style-name="T4"> style </text:span></text:span><text:span text:style-name="Source_20_Text"><text:span text:style-name="T11">=</text:span></text:span><text:span text:style-name="Source_20_Text"><text:span text:style-name="T4"> { fontSize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3">'32px'</text:span></text:span><text:span text:style-name="Source_20_Text"><text:span text:style-name="T4">, fill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3">'#000'</text:span></text:span><text:span text:style-name="Source_20_Text"><text:span text:style-name="T4"> }</text:span></text:span></text:p>
            <text:p text:style-name="P1"><text:span text:style-name="Source_20_Text"><text:span text:style-name="T4"><text:s text:c="16"/></text:span></text:span><text:span text:style-name="Source_20_Text"><text:span text:style-name="T11">const</text:span></text:span><text:span text:style-name="Source_20_Text"><text:span text:style-name="T4"> label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new</text:span></text:span><text:span text:style-name="Source_20_Text"><text:span text:style-name="T4"> ScoreLabel(</text:span></text:span><text:span text:style-name="Source_20_Text"><text:span text:style-name="T11">this</text:span></text:span><text:span text:style-name="Source_20_Text"><text:span text:style-name="T4">, x, y, score, style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add.existing(label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return</text:span></text:span><text:span text:style-name="Source_20_Text"><text:span text:style-name="T4"> label</text:span></text:span></text:p>
            <text:p text:style-name="P1"><text:span text:style-name="Source_20_Text"><text:span text:style-name="T4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Our score logic differs from the <text:a xlink:type="simple" xlink:href="https://phaser.io/tutorials/making-your-first-phaser-3-game/part9" office:target-frame-name="_blank" xlink:show="new" text:style-name="Internet_20_link" text:visited-style-name="Visited_20_Internet_20_Link">official Phaser guide</text:a>.</text:p>
      <text:p text:style-name="Text_20_body">Because we have a separate <text:span text:style-name="Source_20_Text">ScoreLabel</text:span> class we need to create a new instance of it on line 48 in the <text:span text:style-name="Source_20_Text">createScoreLabel(x, y, score)</text:span> method and then use <text:span text:style-name="Source_20_Text">this.add.existing()</text:span> to add it to the Scene.</text:p>
      <text:p text:style-name="Text_20_body"><text:soft-page-break/>The official Phaser guide uses the <text:span text:style-name="Source_20_Text">this.add.text()</text:span> factory instead. In both cases, a <text:span text:style-name="Source_20_Text">Text</text:span> object is created.</text:p>
      <text:p text:style-name="Text_20_body">One notable difference is that we pass a number to <text:span text:style-name="Source_20_Text">ScoreLabel</text:span> instead of a formatted string. This is another application of DRY in that we don't need to do the same score text formatting in more than one place. It only happens in the <text:span text:style-name="Source_20_Text">updateScoreText()</text:span> method of <text:span text:style-name="Source_20_Text">ScoreLabel</text:span>.</text:p>
      <text:p text:style-name="Text_20_body">We can see it in action on line 40 where we add 10 points to the score each time a star is collected.</text:p>
      <text:p text:style-name="Text_20_body">Try it out at <text:a xlink:type="simple" xlink:href="http://localhost:8000/" office:target-frame-name="_blank" xlink:show="new" text:style-name="Internet_20_link" text:visited-style-name="Visited_20_Internet_20_Link">http://localhost:8000</text:a> and you should be able to get 120 points by collecting all the stars. 🤩</text:p>
      <text:h text:style-name="Heading_20_2" text:outline-level="2"><text:bookmark text:name="coming-up3"/>Coming Up</text:h>
      <text:p text:style-name="Text_20_body">We've now transformed parts 8 and 9 from the official <text:a xlink:type="simple" xlink:href="https://phaser.io/tutorials/making-your-first-phaser-3-game/part8" office:target-frame-name="_blank" xlink:show="new" text:style-name="Internet_20_link" text:visited-style-name="Visited_20_Internet_20_Link">Making your first Phaser 3 game</text:a> guide into modern JavaScript.</text:p>
      <text:p text:style-name="Text_20_body"><text:a xlink:type="simple" xlink:href="https://blog.ourcade.co/posts/2020/make-first-phaser-3-game-modern-javascript-part5/" text:style-name="Internet_20_link" text:visited-style-name="Visited_20_Internet_20_Link">In the next and final part, we will add bombs to make things a little more interesting</text:a>!</text:p>
      <text:p text:style-name="Text_20_body">Let us know in the comments below if anything doesn’t work or is unclear. We’ll be happy to fix or clarify!</text:p>
      <text:h text:style-name="Heading_20_1" text:outline-level="1">Making Your First Phaser 3 Game in Modern Javascript - Part 5 </text:h>
      <text:h text:style-name="Heading_20_2" text:outline-level="2">Write better code using modern JavaScript for Phaser 3 </text:h>
      <text:p text:style-name="Text_20_body">by Tommy Leung on 7 minute read </text:p>
      <text:p text:style-name="Text_20_body"/>
      <text:p text:style-name="Text_20_body">Games can be one of the most complicated pieces of software to create. And the most fun!</text:p>
      <text:p text:style-name="Text_20_body">It helps to use modern best practices to avoid nasty bugs or more easily fix ones that come up.</text:p>
      <text:p text:style-name="Text_20_body">This saves you time and headaches but more importantly, it will help you make a better game.</text:p>
      <text:p text:style-name="Text_20_body">In this article, we will show you how to create a game in Phaser 3 using modern JavaScript and best practices.</text:p>
      <text:p text:style-name="Text_20_body">We'll be creating the same game from the official <text:a xlink:type="simple" xlink:href="https://phaser.io/tutorials/making-your-first-phaser-3-game/part1" office:target-frame-name="_blank" xlink:show="new" text:style-name="Internet_20_link" text:visited-style-name="Visited_20_Internet_20_Link">Making your first Phaser 3 game</text:a> guide. This way you can compare and contrast the differences.</text:p>
      <text:p text:style-name="Text_20_body"><text:a xlink:type="simple" xlink:href="https://blog.ourcade.co/posts/2020/make-first-phaser-3-game-modern-javascript-part4/" text:style-name="Internet_20_link" text:visited-style-name="Visited_20_Internet_20_Link">In Part 4 we added collecting stars and displaying the score. Go check it out if you haven't already.</text:a></text:p>
      <text:h text:style-name="Heading_20_2" text:outline-level="2"><text:bookmark text:name="dropping-bombs-with-a-spawner"/>Dropping Bombs with a Spawner</text:h>
      <text:p text:style-name="Text_20_body">We are going to deviate significantly from the official Phaser guide so hang on to your hats. 🤓</text:p>
      <text:p text:style-name="Text_20_body">To start we will use a <text:span text:style-name="Source_20_Text">BombSpawner</text:span> class to handle creating bombs.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oft-page-break/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1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1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1">30</text:span></text:span></text:p>
            <text:p text:style-name="P1"><text:span text:style-name="Source_20_Text"><text:span text:style-name="T1">31</text:span></text:span></text:p>
            <text:p text:style-name="P2"><text:span text:style-name="Source_20_Text"><text:span text:style-name="T1">32</text:span></text:span></text:p>
          </table:table-cell>
          <table:table-cell table:style-name="Tabela14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oft-page-break/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BombSpawner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</text:span></text:span><text:span text:style-name="Source_20_Text"><text:span text:style-name="T27">/**</text:span></text:span></text:p>
            <text:p text:style-name="P1"><text:span text:style-name="Source_20_Text"><text:span text:style-name="T27"><text:s text:c="9"/>* @param {Phaser.Scene} scene</text:span></text:span></text:p>
            <text:p text:style-name="P1"><text:span text:style-name="Source_20_Text"><text:span text:style-name="T27"><text:s text:c="9"/>*/</text:span></text:span></text:p>
            <text:p text:style-name="P1"><text:span text:style-name="Source_20_Text"><text:span text:style-name="T3"><text:s text:c="8"/>constructor(scene, bombKey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2">'bomb'</text:span></text:span><text:span text:style-name="Source_20_Text"><text:span text:style-name="T3">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ene </text:span></text:span><text:span text:style-name="Source_20_Text"><text:span text:style-name="T10">=</text:span></text:span><text:span text:style-name="Source_20_Text"><text:span text:style-name="T3"> scene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key </text:span></text:span><text:span text:style-name="Source_20_Text"><text:span text:style-name="T10">=</text:span></text:span><text:span text:style-name="Source_20_Text"><text:span text:style-name="T3"> bombKey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_group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scene.physics.add.group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get group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return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_group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spawn(playerX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9">0</text:span></text:span><text:span text:style-name="Source_20_Text"><text:span text:style-name="T3">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x </text:span></text:span><text:span text:style-name="Source_20_Text"><text:span text:style-name="T10">=</text:span></text:span><text:span text:style-name="Source_20_Text"><text:span text:style-name="T3"> (playerX </text:span></text:span><text:span text:style-name="Source_20_Text"><text:span text:style-name="T10">&lt;</text:span></text:span><text:span text:style-name="Source_20_Text"><text:span text:style-name="T3"> </text:span></text:span><text:span text:style-name="Source_20_Text"><text:span text:style-name="T19">400</text:span></text:span><text:span text:style-name="Source_20_Text"><text:span text:style-name="T3">) </text:span></text:span><text:span text:style-name="Source_20_Text"><text:span text:style-name="T10">?</text:span></text:span><text:span text:style-name="Source_20_Text"><text:span text:style-name="T3"> Phaser.</text:span></text:span><text:span text:style-name="Source_20_Text"><text:span text:style-name="T29">Math</text:span></text:span><text:span text:style-name="Source_20_Text"><text:span text:style-name="T3">.Between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800</text:span></text:span><text:span text:style-name="Source_20_Text"><text:span text:style-name="T3">) </text:span></text:span><text:span text:style-name="Source_20_Text"><text:span text:style-name="T10">:</text:span></text:span><text:span text:style-name="Source_20_Text"><text:span text:style-name="T3"> Phaser.</text:span></text:span><text:span text:style-name="Source_20_Text"><text:span text:style-name="T29">Math</text:span></text:span><text:span text:style-name="Source_20_Text"><text:span text:style-name="T3">.Between(</text:span></text:span><text:span text:style-name="Source_20_Text"><text:span text:style-name="T19">0</text:span></text:span><text:span text:style-name="Source_20_Text"><text:span text:style-name="T3">, </text:span></text:span><text:span text:style-name="Source_20_Text"><text:span text:style-name="T19">400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10">const</text:span></text:span><text:span text:style-name="Source_20_Text"><text:span text:style-name="T3"> bomb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group.create(x, </text:span></text:span><text:span text:style-name="Source_20_Text"><text:span text:style-name="T19">16</text:span></text:span><text:span text:style-name="Source_20_Text"><text:span text:style-name="T3">, </text:span></text:span><text:span text:style-name="Source_20_Text"><text:span text:style-name="T10">this</text:span></text:span><text:span text:style-name="Source_20_Text"><text:span text:style-name="T3">.key)</text:span></text:span></text:p>
            <text:p text:style-name="P1"><text:span text:style-name="Source_20_Text"><text:span text:style-name="T3"><text:s text:c="8"/>bomb.setBounce(</text:span></text:span><text:span text:style-name="Source_20_Text"><text:span text:style-name="T19">1</text:span></text:span><text:span text:style-name="Source_20_Text"><text:span text:style-name="T3">)</text:span></text:span></text:p>
            <text:p text:style-name="P1"><text:span text:style-name="Source_20_Text"><text:span text:style-name="T3"><text:s text:c="8"/>bomb.setCollideWorldBounds(</text:span></text:span><text:span text:style-name="Source_20_Text"><text:span text:style-name="T10">true</text:span></text:span><text:span text:style-name="Source_20_Text"><text:span text:style-name="T3">)</text:span></text:span></text:p>
            <text:p text:style-name="P1"><text:span text:style-name="Source_20_Text"><text:span text:style-name="T3"><text:s text:c="16"/>bomb.setVelocity(Phaser.</text:span></text:span><text:span text:style-name="Source_20_Text"><text:span text:style-name="T29">Math</text:span></text:span><text:span text:style-name="Source_20_Text"><text:span text:style-name="T3">.Between(</text:span></text:span><text:span text:style-name="Source_20_Text"><text:span text:style-name="T10">-</text:span></text:span><text:span text:style-name="Source_20_Text"><text:span text:style-name="T19">200</text:span></text:span><text:span text:style-name="Source_20_Text"><text:span text:style-name="T3">, </text:span></text:span><text:span text:style-name="Source_20_Text"><text:span text:style-name="T19">200</text:span></text:span><text:span text:style-name="Source_20_Text"><text:span text:style-name="T3">), </text:span></text:span><text:span text:style-name="Source_20_Text"><text:span text:style-name="T19">20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return</text:span></text:span><text:span text:style-name="Source_20_Text"><text:span text:style-name="T3"> bomb</text:span></text:span></text:p>
            <text:p text:style-name="P1"><text:span text:style-name="Source_20_Text"><text:span text:style-name="T3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We created <text:span text:style-name="Source_20_Text">BombSpawner.js</text:span> in <text:span text:style-name="Source_20_Text">src/scenes</text:span> but you can choose a different location.</text:p>
      <text:p text:style-name="Text_20_body">Having a separate class for bomb spawning logic lets us encapsulate common logic and reuse code. It also keeps <text:span text:style-name="Source_20_Text">GameScene</text:span> from getting cluttered. These are the same reasons we had for creating the <text:span text:style-name="Source_20_Text">ScoreLabel</text:span>.</text:p>
      <text:p text:style-name="Text_20_body">Which means <text:span text:style-name="Source_20_Text">BombSpawner</text:span> can be used in multiple Scenes and spawn bombs in more places without duplicating any code. 👍</text:p>
      <text:p text:style-name="Text_20_body">The <text:span text:style-name="Source_20_Text">constructor</text:span> takes a reference to a Scene and an optional <text:span text:style-name="Source_20_Text">bombKey</text:span>. Notice we use the key on line 25. This is how we will continue keeping our string literals DRY. Both parameters will be given by the <text:span text:style-name="Source_20_Text">GameScene</text:span>.</text:p>
      <text:p text:style-name="Text_20_body"><text:span text:style-name="Emphasis">Note: the comments above the </text:span><text:span text:style-name="Emphasis"><text:span text:style-name="Source_20_Text">constructor</text:span></text:span><text:span text:style-name="Emphasis"> is JSDoc to provide type information. This helps with autocomplete or IntelliSense in your code editor.</text:span></text:p>
      <text:h text:style-name="Heading_20_2" text:outline-level="2"><text:bookmark text:name="bombspawner-in-the-gamescene"/>BombSpawner in the GameScene</text:h>
      <text:p text:style-name="Text_20_body">Now let's create a <text:span text:style-name="Source_20_Text">BombSpawner</text:span> instance in the <text:span text:style-name="Source_20_Text">GameScene</text:span>.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2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oft-page-break/><text:span text:style-name="Source_20_Text"><text:span text:style-name="T2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2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1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2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1">30</text:span></text:span></text:p>
            <text:p text:style-name="P1"><text:span text:style-name="Source_20_Text"><text:span text:style-name="T1">31</text:span></text:span></text:p>
            <text:p text:style-name="P1"><text:span text:style-name="Source_20_Text"><text:span text:style-name="T1">32</text:span></text:span></text:p>
            <text:p text:style-name="P1"><text:span text:style-name="Source_20_Text"><text:span text:style-name="T1">33</text:span></text:span></text:p>
            <text:p text:style-name="P1"><text:span text:style-name="Source_20_Text"><text:span text:style-name="T1">34</text:span></text:span></text:p>
            <text:p text:style-name="P1"><text:span text:style-name="Source_20_Text"><text:span text:style-name="T1">35</text:span></text:span></text:p>
            <text:p text:style-name="P1"><text:span text:style-name="Source_20_Text"><text:span text:style-name="T1">36</text:span></text:span></text:p>
            <text:p text:style-name="P1"><text:span text:style-name="Source_20_Text"><text:span text:style-name="T1">37</text:span></text:span></text:p>
            <text:p text:style-name="P1"><text:span text:style-name="Source_20_Text"><text:span text:style-name="T1">38</text:span></text:span></text:p>
            <text:p text:style-name="P1"><text:span text:style-name="Source_20_Text"><text:span text:style-name="T1">39</text:span></text:span></text:p>
            <text:p text:style-name="P1"><text:span text:style-name="Source_20_Text"><text:span text:style-name="T1">40</text:span></text:span></text:p>
            <text:p text:style-name="P1"><text:span text:style-name="Source_20_Text"><text:span text:style-name="T1">41</text:span></text:span></text:p>
            <text:p text:style-name="P1"><text:span text:style-name="Source_20_Text"><text:span text:style-name="T1">42</text:span></text:span></text:p>
            <text:p text:style-name="P1"><text:span text:style-name="Source_20_Text"><text:span text:style-name="T1">43</text:span></text:span></text:p>
            <text:p text:style-name="P1"><text:span text:style-name="Source_20_Text"><text:span text:style-name="T1">44</text:span></text:span></text:p>
            <text:p text:style-name="P1"><text:span text:style-name="Source_20_Text"><text:span text:style-name="T1">45</text:span></text:span></text:p>
            <text:p text:style-name="P1"><text:span text:style-name="Source_20_Text"><text:span text:style-name="T2">46</text:span></text:span></text:p>
            <text:p text:style-name="P1"><text:span text:style-name="Source_20_Text"><text:span text:style-name="T1">47</text:span></text:span></text:p>
            <text:p text:style-name="P1"><text:span text:style-name="Source_20_Text"><text:span text:style-name="T1">48</text:span></text:span></text:p>
            <text:p text:style-name="P1"><text:span text:style-name="Source_20_Text"><text:span text:style-name="T1">49</text:span></text:span></text:p>
            <text:p text:style-name="P1"><text:span text:style-name="Source_20_Text"><text:span text:style-name="T1">50</text:span></text:span></text:p>
            <text:p text:style-name="P1"><text:span text:style-name="Source_20_Text"><text:span text:style-name="T1">51</text:span></text:span></text:p>
            <text:p text:style-name="P1"><text:span text:style-name="Source_20_Text"><text:span text:style-name="T1">52</text:span></text:span></text:p>
            <text:p text:style-name="P1"><text:span text:style-name="Source_20_Text"><text:span text:style-name="T1">53</text:span></text:span></text:p>
            <text:p text:style-name="P1"><text:span text:style-name="Source_20_Text"><text:span text:style-name="T1">54</text:span></text:span></text:p>
            <text:p text:style-name="P2"><text:span text:style-name="Source_20_Text"><text:span text:style-name="T1">55</text:span></text:span></text:p>
          </table:table-cell>
          <table:table-cell table:style-name="Tabela15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import</text:span></text:span><text:span text:style-name="Source_20_Text"><text:span text:style-name="T3"> ScoreLabel from </text:span></text:span><text:span text:style-name="Source_20_Text"><text:span text:style-name="T12">'../ui/ScoreLabel'</text:span></text:span></text:p>
            <text:p text:style-name="P1"><text:span text:style-name="Source_20_Text"><text:span text:style-name="T11">import</text:span></text:span><text:span text:style-name="Source_20_Text"><text:span text:style-name="T4"> BombSpawner from </text:span></text:span><text:span text:style-name="Source_20_Text"><text:span text:style-name="T13">'./BombSpawner'</text:span></text:span></text:p>
            <text:p text:style-name="P1"/>
            <text:p text:style-name="P1"><text:span text:style-name="Source_20_Text"><text:span text:style-name="T10">const</text:span></text:span><text:span text:style-name="Source_20_Text"><text:span text:style-name="T3"> GROUND_KEY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2">'ground'</text:span></text:span></text:p>
            <text:p text:style-name="P1"><text:span text:style-name="Source_20_Text"><text:span text:style-name="T10">const</text:span></text:span><text:span text:style-name="Source_20_Text"><text:span text:style-name="T3"> DUDE_KEY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2">'dude'</text:span></text:span></text:p>
            <text:p text:style-name="P1"><text:span text:style-name="Source_20_Text"><text:span text:style-name="T10">const</text:span></text:span><text:span text:style-name="Source_20_Text"><text:span text:style-name="T3"> STAR_KEY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2">'star'</text:span></text:span></text:p>
            <text:p text:style-name="P1"><text:soft-page-break/><text:span text:style-name="Source_20_Text"><text:span text:style-name="T11">const</text:span></text:span><text:span text:style-name="Source_20_Text"><text:span text:style-name="T4"> BOMB_KEY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3">'bomb'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constructor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super</text:span></text:span><text:span text:style-name="Source_20_Text"><text:span text:style-name="T3">(</text:span></text:span><text:span text:style-name="Source_20_Text"><text:span text:style-name="T12">'game-scene'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oreLabel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bombSpawner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undefined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preload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</text:span></text:span><text:span text:style-name="Source_20_Text"><text:span text:style-name="T12">'sky'</text:span></text:span><text:span text:style-name="Source_20_Text"><text:span text:style-name="T3">, </text:span></text:span><text:span text:style-name="Source_20_Text"><text:span text:style-name="T12">'assets/sky.png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GROUND_KEY, </text:span></text:span><text:span text:style-name="Source_20_Text"><text:span text:style-name="T12">'assets/platform.png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image(STAR_KEY, </text:span></text:span><text:span text:style-name="Source_20_Text"><text:span text:style-name="T12">'assets/star.png'</text:span></text:span><text:span text:style-name="Source_20_Text"><text:span text:style-name="T3">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load.image(BOMB_KEY, </text:span></text:span><text:span text:style-name="Source_20_Text"><text:span text:style-name="T13">'assets/bomb.png'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load.spritesheet(DUDE_KEY, </text:span></text:span></text:p>
            <text:p text:style-name="P1"><text:span text:style-name="Source_20_Text"><text:span text:style-name="T3"><text:s text:c="24"/></text:span></text:span><text:span text:style-name="Source_20_Text"><text:span text:style-name="T12">'assets/dude.png'</text:span></text:span><text:span text:style-name="Source_20_Text"><text:span text:style-name="T3">,</text:span></text:span></text:p>
            <text:p text:style-name="P1"><text:span text:style-name="Source_20_Text"><text:span text:style-name="T3"><text:s text:c="24"/>{ frameWidth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32</text:span></text:span><text:span text:style-name="Source_20_Text"><text:span text:style-name="T3">, frameHeight</text:span></text:span><text:span text:style-name="Source_20_Text"><text:span text:style-name="T10">:</text:span></text:span><text:span text:style-name="Source_20_Text"><text:span text:style-name="T3"> </text:span></text:span><text:span text:style-name="Source_20_Text"><text:span text:style-name="T19">48</text:span></text:span><text:span text:style-name="Source_20_Text"><text:span text:style-name="T3"> }</text:span></text:span></text:p>
            <text:p text:style-name="P1"><text:span text:style-name="Source_20_Text"><text:span text:style-name="T3"><text:s text:c="16"/>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platform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tforms(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yer()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sta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Stars(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oreLabel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ScoreLabel(</text:span></text:span><text:span text:style-name="Source_20_Text"><text:span text:style-name="T19">16</text:span></text:span><text:span text:style-name="Source_20_Text"><text:span text:style-name="T3">, </text:span></text:span><text:span text:style-name="Source_20_Text"><text:span text:style-name="T19">16</text:span></text:span><text:span text:style-name="Source_20_Text"><text:span text:style-name="T3">, </text:span></text:span><text:span text:style-name="Source_20_Text"><text:span text:style-name="T19">0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bombSpawner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new</text:span></text:span><text:span text:style-name="Source_20_Text"><text:span text:style-name="T4"> BombSpawner(</text:span></text:span><text:span text:style-name="Source_20_Text"><text:span text:style-name="T11">this</text:span></text:span><text:span text:style-name="Source_20_Text"><text:span text:style-name="T4">, BOMB_KEY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</text:span></text:span><text:span text:style-name="Source_20_Text"><text:span text:style-name="T10">this</text:span></text:span><text:span text:style-name="Source_20_Text"><text:span text:style-name="T3">.player, platforms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stars, platforms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overlap(</text:span></text:span><text:span text:style-name="Source_20_Text"><text:span text:style-name="T10">this</text:span></text:span><text:span text:style-name="Source_20_Text"><text:span text:style-name="T3">.player, stars, </text:span></text:span><text:span text:style-name="Source_20_Text"><text:span text:style-name="T10">this</text:span></text:span><text:span text:style-name="Source_20_Text"><text:span text:style-name="T3">.collectStar, </text:span></text:span><text:span text:style-name="Source_20_Text"><text:span text:style-name="T10">null</text:span></text:span><text:span text:style-name="Source_20_Text"><text:span text:style-name="T3">, </text:span></text:span><text:span text:style-name="Source_20_Text"><text:span text:style-name="T10">this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input.keyboard.createCursorKeys()</text:span></text:span></text:p>
            <text:p text:style-name="P1"><text:span text:style-name="Source_20_Text"><text:span text:style-name="T3"><text:s text:c="8"/>}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First, we import <text:span text:style-name="Source_20_Text">BombSpawner</text:span> on line 4. Then we create a constant <text:span text:style-name="Source_20_Text">BOMB_KEY</text:span> on line 9.</text:p>
      <text:p text:style-name="Text_20_body">While not strictly necessary, we add a <text:span text:style-name="Source_20_Text">bombSpawner</text:span> property in the constructor as a best practice.</text:p>
      <text:p text:style-name="Text_20_body">The <text:span text:style-name="Source_20_Text">'bomb'</text:span> string literal in <text:span text:style-name="Source_20_Text">preload()</text:span> is replaced on line 28 by the <text:span text:style-name="Source_20_Text">BOMB_KEY</text:span> constant.</text:p>
      <text:p text:style-name="Text_20_body">Then on line 46 we create a <text:span text:style-name="Source_20_Text">BombSpawner</text:span> and set it to <text:span text:style-name="Source_20_Text">this.bombSpawner</text:span>.</text:p>
      <text:p text:style-name="Text_20_body">You won't see anything different at <text:a xlink:type="simple" xlink:href="http://localhost:8000/" office:target-frame-name="_blank" xlink:show="new" text:style-name="Internet_20_link" text:visited-style-name="Visited_20_Internet_20_Link">http://localhost:8000</text:a> because this is all set up code… to set you up for great success! 😅</text:p>
      <text:h text:style-name="Heading_20_2" text:outline-level="2"><text:bookmark text:name="using-the-bombspawner"/><text:soft-page-break/>Using the BombSpawner</text:h>
      <text:p text:style-name="Text_20_body">We are going to spawn a bomb each time a star is collected and have the bombs collide with the platforms.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2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1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1">26</text:span></text:span></text:p>
            <text:p text:style-name="P1"><text:span text:style-name="Source_20_Text"><text:span text:style-name="T2">27</text:span></text:span></text:p>
            <text:p text:style-name="P1"><text:span text:style-name="Source_20_Text"><text:span text:style-name="T1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1">30</text:span></text:span></text:p>
            <text:p text:style-name="P1"><text:span text:style-name="Source_20_Text"><text:span text:style-name="T1">31</text:span></text:span></text:p>
            <text:p text:style-name="P1"><text:span text:style-name="Source_20_Text"><text:span text:style-name="T2">32</text:span></text:span></text:p>
            <text:p text:style-name="P1"><text:span text:style-name="Source_20_Text"><text:span text:style-name="T1">33</text:span></text:span></text:p>
            <text:p text:style-name="P1"><text:span text:style-name="Source_20_Text"><text:span text:style-name="T1">34</text:span></text:span></text:p>
            <text:p text:style-name="P1"><text:span text:style-name="Source_20_Text"><text:span text:style-name="T2">35</text:span></text:span></text:p>
            <text:p text:style-name="P1"><text:span text:style-name="Source_20_Text"><text:span text:style-name="T2">36</text:span></text:span></text:p>
            <text:p text:style-name="P1"><text:span text:style-name="Source_20_Text"><text:span text:style-name="T1">37</text:span></text:span></text:p>
            <text:p text:style-name="P1"><text:span text:style-name="Source_20_Text"><text:span text:style-name="T2">38</text:span></text:span></text:p>
            <text:p text:style-name="P1"><text:span text:style-name="Source_20_Text"><text:span text:style-name="T1">39</text:span></text:span></text:p>
            <text:p text:style-name="P1"><text:span text:style-name="Source_20_Text"><text:span text:style-name="T1">40</text:span></text:span></text:p>
            <text:p text:style-name="P1"><text:span text:style-name="Source_20_Text"><text:span text:style-name="T1">41</text:span></text:span></text:p>
            <text:p text:style-name="P1"><text:span text:style-name="Source_20_Text"><text:span text:style-name="T1">42</text:span></text:span></text:p>
            <text:p text:style-name="P1"><text:span text:style-name="Source_20_Text"><text:span text:style-name="T1">43</text:span></text:span></text:p>
            <text:p text:style-name="P1"><text:span text:style-name="Source_20_Text"><text:span text:style-name="T1">44</text:span></text:span></text:p>
            <text:p text:style-name="P1"><text:span text:style-name="Source_20_Text"><text:span text:style-name="T1">45</text:span></text:span></text:p>
            <text:p text:style-name="P1"><text:span text:style-name="Source_20_Text"><text:span text:style-name="T1">46</text:span></text:span></text:p>
            <text:p text:style-name="P1"><text:span text:style-name="Source_20_Text"><text:span text:style-name="T1">47</text:span></text:span></text:p>
            <text:p text:style-name="P1"><text:span text:style-name="Source_20_Text"><text:span text:style-name="T1">48</text:span></text:span></text:p>
            <text:p text:style-name="P1"><text:span text:style-name="Source_20_Text"><text:span text:style-name="T2">49</text:span></text:span></text:p>
            <text:p text:style-name="P1"><text:span text:style-name="Source_20_Text"><text:span text:style-name="T2">50</text:span></text:span></text:p>
            <text:p text:style-name="P1"><text:span text:style-name="Source_20_Text"><text:span text:style-name="T2">51</text:span></text:span></text:p>
            <text:p text:style-name="P1"><text:span text:style-name="Source_20_Text"><text:span text:style-name="T2">52</text:span></text:span></text:p>
            <text:p text:style-name="P1"><text:span text:style-name="Source_20_Text"><text:span text:style-name="T2">53</text:span></text:span></text:p>
            <text:p text:style-name="P1"><text:span text:style-name="Source_20_Text"><text:span text:style-name="T2">54</text:span></text:span></text:p>
            <text:p text:style-name="P1"><text:span text:style-name="Source_20_Text"><text:span text:style-name="T2">55</text:span></text:span></text:p>
            <text:p text:style-name="P1"><text:span text:style-name="Source_20_Text"><text:span text:style-name="T1">56</text:span></text:span></text:p>
            <text:p text:style-name="P1"><text:span text:style-name="Source_20_Text"><text:span text:style-name="T2">57</text:span></text:span></text:p>
            <text:p text:style-name="P1"><text:span text:style-name="Source_20_Text"><text:span text:style-name="T1">58</text:span></text:span></text:p>
            <text:p text:style-name="P1"><text:soft-page-break/><text:span text:style-name="Source_20_Text"><text:span text:style-name="T1">59</text:span></text:span></text:p>
            <text:p text:style-name="P1"><text:span text:style-name="Source_20_Text"><text:span text:style-name="T1">60</text:span></text:span></text:p>
            <text:p text:style-name="P2"><text:span text:style-name="Source_20_Text"><text:span text:style-name="T1">61</text:span></text:span></text:p>
          </table:table-cell>
          <table:table-cell table:style-name="Tabela16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import</text:span></text:span><text:span text:style-name="Source_20_Text"><text:span text:style-name="T3"> ScoreLabel from </text:span></text:span><text:span text:style-name="Source_20_Text"><text:span text:style-name="T12">'../ui/ScoreLabel'</text:span></text:span></text:p>
            <text:p text:style-name="P1"><text:span text:style-name="Source_20_Text"><text:span text:style-name="T10">import</text:span></text:span><text:span text:style-name="Source_20_Text"><text:span text:style-name="T3"> BombSpawner from </text:span></text:span><text:span text:style-name="Source_20_Text"><text:span text:style-name="T12">'./BombSpawner'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constructor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super</text:span></text:span><text:span text:style-name="Source_20_Text"><text:span text:style-name="T3">(</text:span></text:span><text:span text:style-name="Source_20_Text"><text:span text:style-name="T12">'game-scene'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oreLabel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stars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bombSpawn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27">// ...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platform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tforms(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yer(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stars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createStars(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oreLabel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ScoreLabel(</text:span></text:span><text:span text:style-name="Source_20_Text"><text:span text:style-name="T19">16</text:span></text:span><text:span text:style-name="Source_20_Text"><text:span text:style-name="T3">, </text:span></text:span><text:span text:style-name="Source_20_Text"><text:span text:style-name="T19">16</text:span></text:span><text:span text:style-name="Source_20_Text"><text:span text:style-name="T3">, </text:span></text:span><text:span text:style-name="Source_20_Text"><text:span text:style-name="T19">0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bombSpawn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new</text:span></text:span><text:span text:style-name="Source_20_Text"><text:span text:style-name="T3"> BombSpawner(</text:span></text:span><text:span text:style-name="Source_20_Text"><text:span text:style-name="T10">this</text:span></text:span><text:span text:style-name="Source_20_Text"><text:span text:style-name="T3">, BOMB_KEY)</text:span></text:span></text:p>
            <text:p text:style-name="P1"><text:span text:style-name="Source_20_Text"><text:span text:style-name="T4"><text:s text:c="16"/></text:span></text:span><text:span text:style-name="Source_20_Text"><text:span text:style-name="T11">const</text:span></text:span><text:span text:style-name="Source_20_Text"><text:span text:style-name="T4"> bombsGroup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his</text:span></text:span><text:span text:style-name="Source_20_Text"><text:span text:style-name="T4">.bombSpawner.group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</text:span></text:span><text:span text:style-name="Source_20_Text"><text:span text:style-name="T10">this</text:span></text:span><text:span text:style-name="Source_20_Text"><text:span text:style-name="T3">.player, platforms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hysics.add.collider(</text:span></text:span><text:span text:style-name="Source_20_Text"><text:span text:style-name="T11">this</text:span></text:span><text:span text:style-name="Source_20_Text"><text:span text:style-name="T4">.stars, platforms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hysics.add.collider(bombsGroup, platforms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hysics.add.overlap(</text:span></text:span><text:span text:style-name="Source_20_Text"><text:span text:style-name="T11">this</text:span></text:span><text:span text:style-name="Source_20_Text"><text:span text:style-name="T4">.player, </text:span></text:span><text:span text:style-name="Source_20_Text"><text:span text:style-name="T11">this</text:span></text:span><text:span text:style-name="Source_20_Text"><text:span text:style-name="T4">.stars, </text:span></text:span><text:span text:style-name="Source_20_Text"><text:span text:style-name="T11">this</text:span></text:span><text:span text:style-name="Source_20_Text"><text:span text:style-name="T4">.collectStar, </text:span></text:span><text:span text:style-name="Source_20_Text"><text:span text:style-name="T11">null</text:span></text:span><text:span text:style-name="Source_20_Text"><text:span text:style-name="T4">, </text:span></text:span><text:span text:style-name="Source_20_Text"><text:span text:style-name="T11">this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input.keyboard.createCursorKeys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ollectStar(player, star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star.disableBody(</text:span></text:span><text:span text:style-name="Source_20_Text"><text:span text:style-name="T10">true</text:span></text:span><text:span text:style-name="Source_20_Text"><text:span text:style-name="T3">, </text:span></text:span><text:span text:style-name="Source_20_Text"><text:span text:style-name="T10">true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oreLabel.add(</text:span></text:span><text:span text:style-name="Source_20_Text"><text:span text:style-name="T19">10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if</text:span></text:span><text:span text:style-name="Source_20_Text"><text:span text:style-name="T4"> (</text:span></text:span><text:span text:style-name="Source_20_Text"><text:span text:style-name="T11">this</text:span></text:span><text:span text:style-name="Source_20_Text"><text:span text:style-name="T4">.stars.countActive(</text:span></text:span><text:span text:style-name="Source_20_Text"><text:span text:style-name="T11">true</text:span></text:span><text:span text:style-name="Source_20_Text"><text:span text:style-name="T4">) </text:span></text:span><text:span text:style-name="Source_20_Text"><text:span text:style-name="T11">===</text:span></text:span><text:span text:style-name="Source_20_Text"><text:span text:style-name="T4"> </text:span></text:span><text:span text:style-name="Source_20_Text"><text:span text:style-name="T20">0</text:span></text:span><text:span text:style-name="Source_20_Text"><text:span text:style-name="T4">)</text:span></text:span></text:p>
            <text:p text:style-name="P1"><text:span text:style-name="Source_20_Text"><text:span text:style-name="T4"><text:s text:c="16"/>{</text:span></text:span></text:p>
            <text:p text:style-name="P1"><text:span text:style-name="Source_20_Text"><text:span text:style-name="T4"><text:s text:c="24"/></text:span></text:span><text:span text:style-name="Source_20_Text"><text:span text:style-name="T28">// <text:s/>A new batch of stars to collect</text:span></text:span></text:p>
            <text:p text:style-name="P1"><text:span text:style-name="Source_20_Text"><text:span text:style-name="T4"><text:s text:c="24"/></text:span></text:span><text:span text:style-name="Source_20_Text"><text:span text:style-name="T11">this</text:span></text:span><text:span text:style-name="Source_20_Text"><text:span text:style-name="T4">.stars.children.iterate((child) =&gt; {</text:span></text:span></text:p>
            <text:p text:style-name="P1"><text:span text:style-name="Source_20_Text"><text:span text:style-name="T4"><text:s text:c="32"/>child.enableBody(</text:span></text:span><text:span text:style-name="Source_20_Text"><text:span text:style-name="T11">true</text:span></text:span><text:span text:style-name="Source_20_Text"><text:span text:style-name="T4">, child.x, </text:span></text:span><text:span text:style-name="Source_20_Text"><text:span text:style-name="T20">0</text:span></text:span><text:span text:style-name="Source_20_Text"><text:span text:style-name="T4">, </text:span></text:span><text:span text:style-name="Source_20_Text"><text:span text:style-name="T11">true</text:span></text:span><text:span text:style-name="Source_20_Text"><text:span text:style-name="T4">, </text:span></text:span><text:span text:style-name="Source_20_Text"><text:span text:style-name="T11">true</text:span></text:span><text:span text:style-name="Source_20_Text"><text:span text:style-name="T4">)</text:span></text:span></text:p>
            <text:p text:style-name="P1"><text:span text:style-name="Source_20_Text"><text:span text:style-name="T4"><text:s text:c="24"/>})</text:span></text:span></text:p>
            <text:p text:style-name="P1"><text:span text:style-name="Source_20_Text"><text:span text:style-name="T4"><text:s text:c="16"/>}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bombSpawner.spawn(player.x)</text:span></text:span></text:p>
            <text:p text:style-name="P1"><text:span text:style-name="Source_20_Text"><text:span text:style-name="T3"><text:s text:c="8"/>}</text:span></text:span></text:p>
            <text:p text:style-name="P1"><text:soft-page-break/></text:p>
            <text:p text:style-name="P1"><text:span text:style-name="Source_20_Text"><text:span text:style-name="T3"><text:s text:c="8"/></text:span></text:span><text:span text:style-name="Source_20_Text"><text:span text:style-name="T27">// ...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A new <text:span text:style-name="Source_20_Text">stars</text:span> instance property is added to the constructor. We need this reference to reset the stars after all are collected in <text:span text:style-name="Source_20_Text">collectStar(player, start)</text:span> starting on line 49.</text:p>
      <text:p text:style-name="Text_20_body">Next, we set <text:span text:style-name="Source_20_Text">this.stars</text:span> to the created stars group on line 27 and use it in <text:span text:style-name="Source_20_Text">this.physics.add.collider()</text:span> on line 35 and <text:span text:style-name="Source_20_Text">this.physics.add.overlap()</text:span> on line 38.</text:p>
      <text:p text:style-name="Text_20_body">Remember that the <text:span text:style-name="Source_20_Text">BombSpawner</text:span> class had a <text:span text:style-name="Source_20_Text">group</text:span> property? We use it to create the collider for bombs and platforms on line 36.</text:p>
      <text:p text:style-name="Text_20_body">Lastly, we spawn a bomb each time a star is collected on line 57.</text:p>
      <text:p text:style-name="Text_20_body">Give it a try at <text:a xlink:type="simple" xlink:href="http://localhost:8000/" office:target-frame-name="_blank" xlink:show="new" text:style-name="Internet_20_link" text:visited-style-name="Visited_20_Internet_20_Link">http://localhost:8000</text:a> to see bombs being dropped!</text:p>
      <text:h text:style-name="Heading_20_2" text:outline-level="2"><text:bookmark text:name="wrapping-up-with-game-over"/>Wrapping up with Game Over</text:h>
      <text:p text:style-name="Text_20_body">To close the loop on our game we will handle the player getting hit with a bomb.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"><text:span text:style-name="Source_20_Text"><text:span text:style-name="T1"><text:s/>1</text:span></text:span></text:p>
            <text:p text:style-name="P1"><text:span text:style-name="Source_20_Text"><text:span text:style-name="T1"><text:s/>2</text:span></text:span></text:p>
            <text:p text:style-name="P1"><text:span text:style-name="Source_20_Text"><text:span text:style-name="T1"><text:s/>3</text:span></text:span></text:p>
            <text:p text:style-name="P1"><text:span text:style-name="Source_20_Text"><text:span text:style-name="T1"><text:s/>4</text:span></text:span></text:p>
            <text:p text:style-name="P1"><text:span text:style-name="Source_20_Text"><text:span text:style-name="T1"><text:s/>5</text:span></text:span></text:p>
            <text:p text:style-name="P1"><text:span text:style-name="Source_20_Text"><text:span text:style-name="T1"><text:s/>6</text:span></text:span></text:p>
            <text:p text:style-name="P1"><text:span text:style-name="Source_20_Text"><text:span text:style-name="T1"><text:s/>7</text:span></text:span></text:p>
            <text:p text:style-name="P1"><text:span text:style-name="Source_20_Text"><text:span text:style-name="T1"><text:s/>8</text:span></text:span></text:p>
            <text:p text:style-name="P1"><text:span text:style-name="Source_20_Text"><text:span text:style-name="T1"><text:s/>9</text:span></text:span></text:p>
            <text:p text:style-name="P1"><text:span text:style-name="Source_20_Text"><text:span text:style-name="T1">10</text:span></text:span></text:p>
            <text:p text:style-name="P1"><text:span text:style-name="Source_20_Text"><text:span text:style-name="T1">11</text:span></text:span></text:p>
            <text:p text:style-name="P1"><text:span text:style-name="Source_20_Text"><text:span text:style-name="T1">12</text:span></text:span></text:p>
            <text:p text:style-name="P1"><text:span text:style-name="Source_20_Text"><text:span text:style-name="T1">13</text:span></text:span></text:p>
            <text:p text:style-name="P1"><text:span text:style-name="Source_20_Text"><text:span text:style-name="T1">14</text:span></text:span></text:p>
            <text:p text:style-name="P1"><text:span text:style-name="Source_20_Text"><text:span text:style-name="T1">15</text:span></text:span></text:p>
            <text:p text:style-name="P1"><text:span text:style-name="Source_20_Text"><text:span text:style-name="T1">16</text:span></text:span></text:p>
            <text:p text:style-name="P1"><text:span text:style-name="Source_20_Text"><text:span text:style-name="T1">17</text:span></text:span></text:p>
            <text:p text:style-name="P1"><text:span text:style-name="Source_20_Text"><text:span text:style-name="T2">18</text:span></text:span></text:p>
            <text:p text:style-name="P1"><text:span text:style-name="Source_20_Text"><text:span text:style-name="T1">19</text:span></text:span></text:p>
            <text:p text:style-name="P1"><text:span text:style-name="Source_20_Text"><text:span text:style-name="T1">20</text:span></text:span></text:p>
            <text:p text:style-name="P1"><text:span text:style-name="Source_20_Text"><text:span text:style-name="T1">21</text:span></text:span></text:p>
            <text:p text:style-name="P1"><text:span text:style-name="Source_20_Text"><text:span text:style-name="T1">22</text:span></text:span></text:p>
            <text:p text:style-name="P1"><text:span text:style-name="Source_20_Text"><text:span text:style-name="T1">23</text:span></text:span></text:p>
            <text:p text:style-name="P1"><text:span text:style-name="Source_20_Text"><text:span text:style-name="T1">24</text:span></text:span></text:p>
            <text:p text:style-name="P1"><text:span text:style-name="Source_20_Text"><text:span text:style-name="T1">25</text:span></text:span></text:p>
            <text:p text:style-name="P1"><text:span text:style-name="Source_20_Text"><text:span text:style-name="T1">26</text:span></text:span></text:p>
            <text:p text:style-name="P1"><text:span text:style-name="Source_20_Text"><text:span text:style-name="T1">27</text:span></text:span></text:p>
            <text:p text:style-name="P1"><text:span text:style-name="Source_20_Text"><text:span text:style-name="T1">28</text:span></text:span></text:p>
            <text:p text:style-name="P1"><text:span text:style-name="Source_20_Text"><text:span text:style-name="T1">29</text:span></text:span></text:p>
            <text:p text:style-name="P1"><text:span text:style-name="Source_20_Text"><text:span text:style-name="T1">30</text:span></text:span></text:p>
            <text:p text:style-name="P1"><text:span text:style-name="Source_20_Text"><text:span text:style-name="T1">31</text:span></text:span></text:p>
            <text:p text:style-name="P1"><text:span text:style-name="Source_20_Text"><text:span text:style-name="T1">32</text:span></text:span></text:p>
            <text:p text:style-name="P1"><text:span text:style-name="Source_20_Text"><text:span text:style-name="T1">33</text:span></text:span></text:p>
            <text:p text:style-name="P1"><text:span text:style-name="Source_20_Text"><text:span text:style-name="T1">34</text:span></text:span></text:p>
            <text:p text:style-name="P1"><text:span text:style-name="Source_20_Text"><text:span text:style-name="T1">35</text:span></text:span></text:p>
            <text:p text:style-name="P1"><text:span text:style-name="Source_20_Text"><text:span text:style-name="T1">36</text:span></text:span></text:p>
            <text:p text:style-name="P1"><text:span text:style-name="Source_20_Text"><text:span text:style-name="T2">37</text:span></text:span></text:p>
            <text:p text:style-name="P1"><text:span text:style-name="Source_20_Text"><text:span text:style-name="T1">38</text:span></text:span></text:p>
            <text:p text:style-name="P1"><text:soft-page-break/><text:span text:style-name="Source_20_Text"><text:span text:style-name="T1">39</text:span></text:span></text:p>
            <text:p text:style-name="P1"><text:span text:style-name="Source_20_Text"><text:span text:style-name="T1">40</text:span></text:span></text:p>
            <text:p text:style-name="P1"><text:span text:style-name="Source_20_Text"><text:span text:style-name="T1">41</text:span></text:span></text:p>
            <text:p text:style-name="P1"><text:span text:style-name="Source_20_Text"><text:span text:style-name="T1">42</text:span></text:span></text:p>
            <text:p text:style-name="P1"><text:span text:style-name="Source_20_Text"><text:span text:style-name="T1">43</text:span></text:span></text:p>
            <text:p text:style-name="P1"><text:span text:style-name="Source_20_Text"><text:span text:style-name="T1">44</text:span></text:span></text:p>
            <text:p text:style-name="P1"><text:span text:style-name="Source_20_Text"><text:span text:style-name="T1">45</text:span></text:span></text:p>
            <text:p text:style-name="P1"><text:span text:style-name="Source_20_Text"><text:span text:style-name="T2">46</text:span></text:span></text:p>
            <text:p text:style-name="P1"><text:span text:style-name="Source_20_Text"><text:span text:style-name="T2">47</text:span></text:span></text:p>
            <text:p text:style-name="P1"><text:span text:style-name="Source_20_Text"><text:span text:style-name="T2">48</text:span></text:span></text:p>
            <text:p text:style-name="P1"><text:span text:style-name="Source_20_Text"><text:span text:style-name="T2">49</text:span></text:span></text:p>
            <text:p text:style-name="P1"><text:span text:style-name="Source_20_Text"><text:span text:style-name="T1">50</text:span></text:span></text:p>
            <text:p text:style-name="P1"><text:span text:style-name="Source_20_Text"><text:span text:style-name="T1">51</text:span></text:span></text:p>
            <text:p text:style-name="P1"><text:span text:style-name="Source_20_Text"><text:span text:style-name="T1">52</text:span></text:span></text:p>
            <text:p text:style-name="P1"><text:span text:style-name="Source_20_Text"><text:span text:style-name="T1">53</text:span></text:span></text:p>
            <text:p text:style-name="P1"><text:span text:style-name="Source_20_Text"><text:span text:style-name="T2">54</text:span></text:span></text:p>
            <text:p text:style-name="P1"><text:span text:style-name="Source_20_Text"><text:span text:style-name="T2">55</text:span></text:span></text:p>
            <text:p text:style-name="P1"><text:span text:style-name="Source_20_Text"><text:span text:style-name="T2">56</text:span></text:span></text:p>
            <text:p text:style-name="P1"><text:span text:style-name="Source_20_Text"><text:span text:style-name="T2">57</text:span></text:span></text:p>
            <text:p text:style-name="P1"><text:span text:style-name="Source_20_Text"><text:span text:style-name="T2">58</text:span></text:span></text:p>
            <text:p text:style-name="P1"><text:span text:style-name="Source_20_Text"><text:span text:style-name="T2">59</text:span></text:span></text:p>
            <text:p text:style-name="P1"><text:span text:style-name="Source_20_Text"><text:span text:style-name="T2">60</text:span></text:span></text:p>
            <text:p text:style-name="P1"><text:span text:style-name="Source_20_Text"><text:span text:style-name="T2">61</text:span></text:span></text:p>
            <text:p text:style-name="P1"><text:span text:style-name="Source_20_Text"><text:span text:style-name="T2">62</text:span></text:span></text:p>
            <text:p text:style-name="P1"><text:span text:style-name="Source_20_Text"><text:span text:style-name="T2">63</text:span></text:span></text:p>
            <text:p text:style-name="P1"><text:span text:style-name="Source_20_Text"><text:span text:style-name="T1">64</text:span></text:span></text:p>
            <text:p text:style-name="P1"><text:span text:style-name="Source_20_Text"><text:span text:style-name="T1">65</text:span></text:span></text:p>
            <text:p text:style-name="P2"><text:span text:style-name="Source_20_Text"><text:span text:style-name="T1">66</text:span></text:span></text:p>
          </table:table-cell>
          <table:table-cell table:style-name="Tabela17.A1" office:value-type="string">
            <text:p text:style-name="P1"><text:span text:style-name="Source_20_Text"><text:span text:style-name="T10">import</text:span></text:span><text:span text:style-name="Source_20_Text"><text:span text:style-name="T3"> Phaser from </text:span></text:span><text:span text:style-name="Source_20_Text"><text:span text:style-name="T12">'phaser'</text:span></text:span></text:p>
            <text:p text:style-name="P1"/>
            <text:p text:style-name="P1"><text:span text:style-name="Source_20_Text"><text:span text:style-name="T10">import</text:span></text:span><text:span text:style-name="Source_20_Text"><text:span text:style-name="T3"> ScoreLabel from </text:span></text:span><text:span text:style-name="Source_20_Text"><text:span text:style-name="T12">'../ui/ScoreLabel'</text:span></text:span></text:p>
            <text:p text:style-name="P1"><text:span text:style-name="Source_20_Text"><text:span text:style-name="T10">import</text:span></text:span><text:span text:style-name="Source_20_Text"><text:span text:style-name="T3"> BombSpawner from </text:span></text:span><text:span text:style-name="Source_20_Text"><text:span text:style-name="T12">'./BombSpawner'</text:span></text:span></text:p>
            <text:p text:style-name="P1"/>
            <text:p text:style-name="P1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GameScene </text:span></text:span><text:span text:style-name="Source_20_Text"><text:span text:style-name="T10">extends</text:span></text:span><text:span text:style-name="Source_20_Text"><text:span text:style-name="T3"> Phaser.Scene</text:span></text:span></text:p>
            <text:p text:style-name="P1"><text:span text:style-name="Source_20_Text"><text:span text:style-name="T3">{</text:span></text:span></text:p>
            <text:p text:style-name="P1"><text:span text:style-name="Source_20_Text"><text:span text:style-name="T3"><text:s text:c="8"/>constructor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super</text:span></text:span><text:span text:style-name="Source_20_Text"><text:span text:style-name="T3">(</text:span></text:span><text:span text:style-name="Source_20_Text"><text:span text:style-name="T12">'game-scene'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oreLabel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ta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bombSpawn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undefined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gameOver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false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cre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add.image(</text:span></text:span><text:span text:style-name="Source_20_Text"><text:span text:style-name="T19">400</text:span></text:span><text:span text:style-name="Source_20_Text"><text:span text:style-name="T3">, </text:span></text:span><text:span text:style-name="Source_20_Text"><text:span text:style-name="T19">300</text:span></text:span><text:span text:style-name="Source_20_Text"><text:span text:style-name="T3">, </text:span></text:span><text:span text:style-name="Source_20_Text"><text:span text:style-name="T12">'sky'</text:span></text:span><text:span text:style-name="Source_20_Text"><text:span text:style-name="T3">)</text:span></text:span></text:p>
            <text:p text:style-name="P1"><text:span text:style-name="Source_20_Text"><text:span text:style-name="T3"><text:s text:c="16"/>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platform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tforms(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lay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Player(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ta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Stars(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scoreLabel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createScoreLabel(</text:span></text:span><text:span text:style-name="Source_20_Text"><text:span text:style-name="T19">16</text:span></text:span><text:span text:style-name="Source_20_Text"><text:span text:style-name="T3">, </text:span></text:span><text:span text:style-name="Source_20_Text"><text:span text:style-name="T19">16</text:span></text:span><text:span text:style-name="Source_20_Text"><text:span text:style-name="T3">, </text:span></text:span><text:span text:style-name="Source_20_Text"><text:span text:style-name="T19">0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bombSpawn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new</text:span></text:span><text:span text:style-name="Source_20_Text"><text:span text:style-name="T3"> BombSpawner(</text:span></text:span><text:span text:style-name="Source_20_Text"><text:span text:style-name="T10">this</text:span></text:span><text:span text:style-name="Source_20_Text"><text:span text:style-name="T3">, BOMB_KEY)</text:span></text:span></text:p>
            <text:p text:style-name="P1"><text:span text:style-name="Source_20_Text"><text:span text:style-name="T3"><text:s text:c="16"/></text:span></text:span><text:span text:style-name="Source_20_Text"><text:span text:style-name="T10">const</text:span></text:span><text:span text:style-name="Source_20_Text"><text:span text:style-name="T3"> bombsGroup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bombSpawner.group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</text:span></text:span><text:span text:style-name="Source_20_Text"><text:span text:style-name="T10">this</text:span></text:span><text:span text:style-name="Source_20_Text"><text:span text:style-name="T3">.player, platforms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</text:span></text:span><text:span text:style-name="Source_20_Text"><text:span text:style-name="T10">this</text:span></text:span><text:span text:style-name="Source_20_Text"><text:span text:style-name="T3">.stars, platforms)</text:span></text:span></text:p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collider(bombsGroup, platforms)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hysics.add.collider(</text:span></text:span><text:span text:style-name="Source_20_Text"><text:span text:style-name="T11">this</text:span></text:span><text:span text:style-name="Source_20_Text"><text:span text:style-name="T4">.player, bombsGroup, </text:span></text:span><text:span text:style-name="Source_20_Text"><text:span text:style-name="T11">this</text:span></text:span><text:span text:style-name="Source_20_Text"><text:span text:style-name="T4">.hitBomb, </text:span></text:span><text:span text:style-name="Source_20_Text"><text:span text:style-name="T11">null</text:span></text:span><text:span text:style-name="Source_20_Text"><text:span text:style-name="T4">, </text:span></text:span><text:span text:style-name="Source_20_Text"><text:span text:style-name="T11">this</text:span></text:span><text:span text:style-name="Source_20_Text"><text:span text:style-name="T4">)</text:span></text:span></text:p>
            <text:p text:style-name="P1"/>
            <text:p text:style-name="P1"><text:soft-page-break/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physics.add.overlap(</text:span></text:span><text:span text:style-name="Source_20_Text"><text:span text:style-name="T10">this</text:span></text:span><text:span text:style-name="Source_20_Text"><text:span text:style-name="T3">.player, </text:span></text:span><text:span text:style-name="Source_20_Text"><text:span text:style-name="T10">this</text:span></text:span><text:span text:style-name="Source_20_Text"><text:span text:style-name="T3">.stars, </text:span></text:span><text:span text:style-name="Source_20_Text"><text:span text:style-name="T10">this</text:span></text:span><text:span text:style-name="Source_20_Text"><text:span text:style-name="T3">.collectStar, </text:span></text:span><text:span text:style-name="Source_20_Text"><text:span text:style-name="T10">null</text:span></text:span><text:span text:style-name="Source_20_Text"><text:span text:style-name="T3">, </text:span></text:span><text:span text:style-name="Source_20_Text"><text:span text:style-name="T10">this</text:span></text:span><text:span text:style-name="Source_20_Text"><text:span text:style-name="T3">)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10">this</text:span></text:span><text:span text:style-name="Source_20_Text"><text:span text:style-name="T3">.cursors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0">this</text:span></text:span><text:span text:style-name="Source_20_Text"><text:span text:style-name="T3">.input.keyboard.createCursorKeys()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3"><text:s text:c="8"/>update()</text:span></text:span></text:p>
            <text:p text:style-name="P1"><text:span text:style-name="Source_20_Text"><text:span text:style-name="T3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if</text:span></text:span><text:span text:style-name="Source_20_Text"><text:span text:style-name="T4"> (</text:span></text:span><text:span text:style-name="Source_20_Text"><text:span text:style-name="T11">this</text:span></text:span><text:span text:style-name="Source_20_Text"><text:span text:style-name="T4">.gameOver)</text:span></text:span></text:p>
            <text:p text:style-name="P1"><text:span text:style-name="Source_20_Text"><text:span text:style-name="T4"><text:s text:c="16"/>{</text:span></text:span></text:p>
            <text:p text:style-name="P1"><text:span text:style-name="Source_20_Text"><text:span text:style-name="T4"><text:s text:c="24"/></text:span></text:span><text:span text:style-name="Source_20_Text"><text:span text:style-name="T11">return</text:span></text:span></text:p>
            <text:p text:style-name="P1"><text:span text:style-name="Source_20_Text"><text:span text:style-name="T4"><text:s text:c="16"/>}</text:span></text:span></text:p>
            <text:p text:style-name="P1"/>
            <text:p text:style-name="P1"><text:span text:style-name="Source_20_Text"><text:span text:style-name="T3"><text:s text:c="16"/></text:span></text:span><text:span text:style-name="Source_20_Text"><text:span text:style-name="T27">// ...</text:span></text:span></text:p>
            <text:p text:style-name="P1"><text:span text:style-name="Source_20_Text"><text:span text:style-name="T3"><text:s text:c="8"/>}</text:span></text:span></text:p>
            <text:p text:style-name="P1"/>
            <text:p text:style-name="P1"><text:span text:style-name="Source_20_Text"><text:span text:style-name="T4"><text:s text:c="8"/>hitBomb(player, bomb)</text:span></text:span></text:p>
            <text:p text:style-name="P1"><text:span text:style-name="Source_20_Text"><text:span text:style-name="T4"><text:s text:c="8"/>{</text:span></text:span></text:p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physics.pause()</text:span></text:span></text:p>
            <text:p text:style-name="P1"/>
            <text:p text:style-name="P1"><text:span text:style-name="Source_20_Text"><text:span text:style-name="T4"><text:s text:c="16"/>player.setTint(</text:span></text:span><text:span text:style-name="Source_20_Text"><text:span text:style-name="T20">0xff0000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4"><text:s text:c="16"/>player.anims.play(</text:span></text:span><text:span text:style-name="Source_20_Text"><text:span text:style-name="T13">'turn'</text:span></text:span><text:span text:style-name="Source_20_Text"><text:span text:style-name="T4">)</text:span></text:span></text:p>
            <text:p text:style-name="P1"/>
            <text:p text:style-name="P1"><text:span text:style-name="Source_20_Text"><text:span text:style-name="T4"><text:s text:c="16"/></text:span></text:span><text:span text:style-name="Source_20_Text"><text:span text:style-name="T11">this</text:span></text:span><text:span text:style-name="Source_20_Text"><text:span text:style-name="T4">.gameOver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1">true</text:span></text:span></text:p>
            <text:p text:style-name="P1"><text:span text:style-name="Source_20_Text"><text:span text:style-name="T4"><text:s text:c="8"/>}</text:span></text:span></text:p>
            <text:p text:style-name="P1"/>
            <text:p text:style-name="P1"><text:span text:style-name="Source_20_Text"><text:span text:style-name="T3"><text:s text:c="8"/></text:span></text:span><text:span text:style-name="Source_20_Text"><text:span text:style-name="T27">// ...</text:span></text:span></text:p>
            <text:p text:style-name="P2"><text:span text:style-name="Source_20_Text"><text:span text:style-name="T3">}</text:span></text:span></text:p>
          </table:table-cell>
        </table:table-row>
      </table:table>
      <text:p text:style-name="Text_20_body">The game ends once the player hits a bomb. We handle this with the <text:span text:style-name="Source_20_Text">gameOver</text:span> property. It is created in the constructor and used to early exit the <text:span text:style-name="Source_20_Text">update()</text:span> method.</text:p>
      <text:p text:style-name="Text_20_body">A collider for the player and bombs is created on line 37 with <text:span text:style-name="Source_20_Text">this.hitBomb</text:span> as the callback when a collision happens.</text:p>
      <text:p text:style-name="Text_20_body">The <text:span text:style-name="Source_20_Text">hitBomb(player, bomb)</text:span> method simply disables physics, tints the player red, and then sets <text:span text:style-name="Source_20_Text">this.gameOver</text:span> to true.</text:p>
      <text:p text:style-name="Text_20_body">And that's it! Try it out at <text:a xlink:type="simple" xlink:href="http://localhost:8000/" office:target-frame-name="_blank" xlink:show="new" text:style-name="Internet_20_link" text:visited-style-name="Visited_20_Internet_20_Link">http://localhost:8000</text:a> to play the completed game! 🎉</text:p>
      <text:p text:style-name="Text_20_body"><text:bookmark text:name="next-steps"/></text:p>
      <text:p text:style-name="Standard"><text:a xlink:type="simple" xlink:href="https://blog.ourcade.co/posts/2020/make-first-phaser-3-game-modern-javascript-part5/" text:style-name="Internet_20_link" text:visited-style-name="Visited_20_Internet_20_Link">https://blog.ourcade.co/posts/2020/make-first-phaser-3-game-modern-javascript-part5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4:30:27.754258868</meta:creation-date>
    <dc:date>2022-12-13T14:42:52.618883585</dc:date>
    <meta:editing-duration>PT12M24S</meta:editing-duration>
    <meta:editing-cycles>2</meta:editing-cycles>
    <meta:generator>LibreOffice/7.3.7.2$Linux_X86_64 LibreOffice_project/30$Build-2</meta:generator>
    <meta:print-date>2022-12-13T14:39:55.543324730</meta:print-date>
    <meta:document-statistic meta:table-count="17" meta:image-count="0" meta:object-count="0" meta:page-count="21" meta:paragraph-count="1450" meta:word-count="5124" meta:character-count="37500" meta:non-whitespace-character-count="27140"/>
  </office:meta>
</office:document-meta>
</file>